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79mm"/>
    </style:style>
    <style:style style:name="co2" style:family="table-column">
      <style:table-column-properties fo:break-before="auto" style:column-width="21.1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1.94mm"/>
    </style:style>
    <style:style style:name="co5" style:family="table-column">
      <style:table-column-properties fo:break-before="auto" style:column-width="22.1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c0000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_item,unit,geo\time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B1GQ,CP_EUR_HAB,AL</text:p>
          </table:table-cell>
          <table:table-cell office:value-type="float" office:value="2630" calcext:value-type="float">
            <text:p>2630</text:p>
          </table:table-cell>
          <table:table-cell office:value-type="float" office:value="2990" calcext:value-type="float">
            <text:p>2990</text:p>
          </table:table-cell>
          <table:table-cell office:value-type="float" office:value="2960" calcext:value-type="float">
            <text:p>2960</text:p>
          </table:table-cell>
          <table:table-cell office:value-type="float" office:value="3090" calcext:value-type="float">
            <text:p>3090</text:p>
          </table:table-cell>
          <table:table-cell office:value-type="float" office:value="3190" calcext:value-type="float">
            <text:p>3190</text:p>
          </table:table-cell>
          <table:table-cell office:value-type="float" office:value="3300" calcext:value-type="float">
            <text:p>3300</text:p>
          </table:table-cell>
          <table:table-cell office:value-type="float" office:value="3320" calcext:value-type="float">
            <text:p>3320</text:p>
          </table:table-cell>
          <table:table-cell office:value-type="float" office:value="3450" calcext:value-type="float">
            <text:p>3450</text:p>
          </table:table-cell>
          <table:table-cell office:value-type="float" office:value="3560" calcext:value-type="float">
            <text:p>3560</text:p>
          </table:table-cell>
          <table:table-cell office:value-type="float" office:value="3730" calcext:value-type="float">
            <text:p>3730</text:p>
          </table:table-cell>
          <table:table-cell office:value-type="string" calcext:value-type="string">
            <text:p>4020 p</text:p>
          </table:table-cell>
          <table:table-cell office:value-type="string" calcext:value-type="string">
            <text:p>: </text:p>
          </table:table-cell>
        </table:table-row>
        <table:table-row table:style-name="ro1">
          <table:table-cell office:value-type="string" calcext:value-type="string">
            <text:p>B1GQ,CP_EUR_HAB,AT</text:p>
          </table:table-cell>
          <table:table-cell office:value-type="float" office:value="34230" calcext:value-type="float">
            <text:p>34230</text:p>
          </table:table-cell>
          <table:table-cell office:value-type="float" office:value="35300" calcext:value-type="float">
            <text:p>35300</text:p>
          </table:table-cell>
          <table:table-cell office:value-type="float" office:value="34530" calcext:value-type="float">
            <text:p>34530</text:p>
          </table:table-cell>
          <table:table-cell office:value-type="float" office:value="35390" calcext:value-type="float">
            <text:p>35390</text:p>
          </table:table-cell>
          <table:table-cell office:value-type="float" office:value="36970" calcext:value-type="float">
            <text:p>36970</text:p>
          </table:table-cell>
          <table:table-cell office:value-type="float" office:value="37820" calcext:value-type="float">
            <text:p>37820</text:p>
          </table:table-cell>
          <table:table-cell office:value-type="float" office:value="38210" calcext:value-type="float">
            <text:p>38210</text:p>
          </table:table-cell>
          <table:table-cell office:value-type="float" office:value="38990" calcext:value-type="float">
            <text:p>38990</text:p>
          </table:table-cell>
          <table:table-cell office:value-type="float" office:value="39890" calcext:value-type="float">
            <text:p>39890</text:p>
          </table:table-cell>
          <table:table-cell office:value-type="float" office:value="40880" calcext:value-type="float">
            <text:p>40880</text:p>
          </table:table-cell>
          <table:table-cell office:value-type="float" office:value="42100" calcext:value-type="float">
            <text:p>42100</text:p>
          </table:table-cell>
          <table:table-cell office:value-type="float" office:value="43640" calcext:value-type="float">
            <text:p>43640</text:p>
          </table:table-cell>
        </table:table-row>
        <table:table-row table:style-name="ro1">
          <table:table-cell office:value-type="string" calcext:value-type="string">
            <text:p>B1GQ,CP_EUR_HAB,BE</text:p>
          </table:table-cell>
          <table:table-cell office:value-type="float" office:value="32340" calcext:value-type="float">
            <text:p>32340</text:p>
          </table:table-cell>
          <table:table-cell office:value-type="float" office:value="32840" calcext:value-type="float">
            <text:p>32840</text:p>
          </table:table-cell>
          <table:table-cell office:value-type="float" office:value="32090" calcext:value-type="float">
            <text:p>32090</text:p>
          </table:table-cell>
          <table:table-cell office:value-type="float" office:value="33330" calcext:value-type="float">
            <text:p>33330</text:p>
          </table:table-cell>
          <table:table-cell office:value-type="float" office:value="34200" calcext:value-type="float">
            <text:p>34200</text:p>
          </table:table-cell>
          <table:table-cell office:value-type="float" office:value="34890" calcext:value-type="float">
            <text:p>34890</text:p>
          </table:table-cell>
          <table:table-cell office:value-type="float" office:value="35320" calcext:value-type="float">
            <text:p>35320</text:p>
          </table:table-cell>
          <table:table-cell office:value-type="float" office:value="36050" calcext:value-type="float">
            <text:p>36050</text:p>
          </table:table-cell>
          <table:table-cell office:value-type="float" office:value="37080" calcext:value-type="float">
            <text:p>37080</text:p>
          </table:table-cell>
          <table:table-cell office:value-type="float" office:value="38100" calcext:value-type="float">
            <text:p>38100</text:p>
          </table:table-cell>
          <table:table-cell office:value-type="float" office:value="39330" calcext:value-type="float">
            <text:p>39330</text:p>
          </table:table-cell>
          <table:table-cell office:value-type="float" office:value="40320" calcext:value-type="float">
            <text:p>40320</text:p>
          </table:table-cell>
        </table:table-row>
        <table:table-row table:style-name="ro1">
          <table:table-cell office:value-type="string" calcext:value-type="string">
            <text:p>B1GQ,CP_EUR_HAB,BG</text:p>
          </table:table-cell>
          <table:table-cell office:value-type="float" office:value="4240" calcext:value-type="float">
            <text:p>4240</text:p>
          </table:table-cell>
          <table:table-cell office:value-type="float" office:value="4880" calcext:value-type="float">
            <text:p>4880</text:p>
          </table:table-cell>
          <table:table-cell office:value-type="float" office:value="4930" calcext:value-type="float">
            <text:p>4930</text:p>
          </table:table-cell>
          <table:table-cell office:value-type="float" office:value="5050" calcext:value-type="float">
            <text:p>5050</text:p>
          </table:table-cell>
          <table:table-cell office:value-type="float" office:value="5610" calcext:value-type="float">
            <text:p>5610</text:p>
          </table:table-cell>
          <table:table-cell office:value-type="string" calcext:value-type="string">
            <text:p>5750 p</text:p>
          </table:table-cell>
          <table:table-cell office:value-type="string" calcext:value-type="string">
            <text:p>5770 p</text:p>
          </table:table-cell>
          <table:table-cell office:value-type="string" calcext:value-type="string">
            <text:p>5940 p</text:p>
          </table:table-cell>
          <table:table-cell office:value-type="string" calcext:value-type="string">
            <text:p>6360 p</text:p>
          </table:table-cell>
          <table:table-cell office:value-type="string" calcext:value-type="string">
            <text:p>6820 p</text:p>
          </table:table-cell>
          <table:table-cell office:value-type="string" calcext:value-type="string">
            <text:p>7390 p</text:p>
          </table:table-cell>
          <table:table-cell office:value-type="string" calcext:value-type="string">
            <text:p>7980 p</text:p>
          </table:table-cell>
        </table:table-row>
        <table:table-row table:style-name="ro1">
          <table:table-cell office:value-type="string" calcext:value-type="string">
            <text:p>B1GQ,CP_EUR_HAB,CH</text:p>
          </table:table-cell>
          <table:table-cell office:value-type="float" office:value="46210" calcext:value-type="float">
            <text:p>46210</text:p>
          </table:table-cell>
          <table:table-cell office:value-type="float" office:value="49250" calcext:value-type="float">
            <text:p>49250</text:p>
          </table:table-cell>
          <table:table-cell office:value-type="float" office:value="50190" calcext:value-type="float">
            <text:p>50190</text:p>
          </table:table-cell>
          <table:table-cell office:value-type="float" office:value="56150" calcext:value-type="float">
            <text:p>56150</text:p>
          </table:table-cell>
          <table:table-cell office:value-type="float" office:value="63700" calcext:value-type="float">
            <text:p>63700</text:p>
          </table:table-cell>
          <table:table-cell office:value-type="float" office:value="64990" calcext:value-type="float">
            <text:p>64990</text:p>
          </table:table-cell>
          <table:table-cell office:value-type="float" office:value="64080" calcext:value-type="float">
            <text:p>64080</text:p>
          </table:table-cell>
          <table:table-cell office:value-type="float" office:value="65320" calcext:value-type="float">
            <text:p>65320</text:p>
          </table:table-cell>
          <table:table-cell office:value-type="float" office:value="73970" calcext:value-type="float">
            <text:p>73970</text:p>
          </table:table-cell>
          <table:table-cell office:value-type="float" office:value="72460" calcext:value-type="float">
            <text:p>72460</text:p>
          </table:table-cell>
          <table:table-cell office:value-type="string" calcext:value-type="string">
            <text:p>71260 p</text:p>
          </table:table-cell>
          <table:table-cell office:value-type="string" calcext:value-type="string">
            <text:p>70120 p</text:p>
          </table:table-cell>
        </table:table-row>
        <table:table-row table:style-name="ro1">
          <table:table-cell office:value-type="string" calcext:value-type="string">
            <text:p>B1GQ,CP_EUR_HAB,CY</text:p>
          </table:table-cell>
          <table:table-cell office:value-type="float" office:value="22930" calcext:value-type="float">
            <text:p>22930</text:p>
          </table:table-cell>
          <table:table-cell office:value-type="float" office:value="24170" calcext:value-type="float">
            <text:p>24170</text:p>
          </table:table-cell>
          <table:table-cell office:value-type="float" office:value="23110" calcext:value-type="float">
            <text:p>23110</text:p>
          </table:table-cell>
          <table:table-cell office:value-type="float" office:value="23400" calcext:value-type="float">
            <text:p>23400</text:p>
          </table:table-cell>
          <table:table-cell office:value-type="float" office:value="23270" calcext:value-type="float">
            <text:p>23270</text:p>
          </table:table-cell>
          <table:table-cell office:value-type="float" office:value="22500" calcext:value-type="float">
            <text:p>22500</text:p>
          </table:table-cell>
          <table:table-cell office:value-type="float" office:value="20880" calcext:value-type="float">
            <text:p>20880</text:p>
          </table:table-cell>
          <table:table-cell office:value-type="float" office:value="20420" calcext:value-type="float">
            <text:p>20420</text:p>
          </table:table-cell>
          <table:table-cell office:value-type="float" office:value="21030" calcext:value-type="float">
            <text:p>21030</text:p>
          </table:table-cell>
          <table:table-cell office:value-type="float" office:value="22160" calcext:value-type="float">
            <text:p>22160</text:p>
          </table:table-cell>
          <table:table-cell office:value-type="float" office:value="23320" calcext:value-type="float">
            <text:p>23320</text:p>
          </table:table-cell>
          <table:table-cell office:value-type="string" calcext:value-type="string">
            <text:p>24290 p</text:p>
          </table:table-cell>
        </table:table-row>
        <table:table-row table:style-name="ro1">
          <table:table-cell office:value-type="string" calcext:value-type="string">
            <text:p>B1GQ,CP_EUR_HAB,CZ</text:p>
          </table:table-cell>
          <table:table-cell office:value-type="float" office:value="13400" calcext:value-type="float">
            <text:p>13400</text:p>
          </table:table-cell>
          <table:table-cell office:value-type="float" office:value="15470" calcext:value-type="float">
            <text:p>15470</text:p>
          </table:table-cell>
          <table:table-cell office:value-type="float" office:value="14170" calcext:value-type="float">
            <text:p>14170</text:p>
          </table:table-cell>
          <table:table-cell office:value-type="float" office:value="14900" calcext:value-type="float">
            <text:p>14900</text:p>
          </table:table-cell>
          <table:table-cell office:value-type="float" office:value="15630" calcext:value-type="float">
            <text:p>15630</text:p>
          </table:table-cell>
          <table:table-cell office:value-type="float" office:value="15360" calcext:value-type="float">
            <text:p>15360</text:p>
          </table:table-cell>
          <table:table-cell office:value-type="float" office:value="15010" calcext:value-type="float">
            <text:p>15010</text:p>
          </table:table-cell>
          <table:table-cell office:value-type="float" office:value="14880" calcext:value-type="float">
            <text:p>14880</text:p>
          </table:table-cell>
          <table:table-cell office:value-type="float" office:value="15980" calcext:value-type="float">
            <text:p>15980</text:p>
          </table:table-cell>
          <table:table-cell office:value-type="float" office:value="16690" calcext:value-type="float">
            <text:p>16690</text:p>
          </table:table-cell>
          <table:table-cell office:value-type="float" office:value="18100" calcext:value-type="float">
            <text:p>18100</text:p>
          </table:table-cell>
          <table:table-cell office:value-type="float" office:value="19550" calcext:value-type="float">
            <text:p>19550</text:p>
          </table:table-cell>
        </table:table-row>
        <table:table-row table:style-name="ro1">
          <table:table-cell office:value-type="string" calcext:value-type="string">
            <text:p>B1GQ,CP_EUR_HAB,DE</text:p>
          </table:table-cell>
          <table:table-cell office:value-type="float" office:value="30860" calcext:value-type="float">
            <text:p>30860</text:p>
          </table:table-cell>
          <table:table-cell office:value-type="float" office:value="31530" calcext:value-type="float">
            <text:p>31530</text:p>
          </table:table-cell>
          <table:table-cell office:value-type="float" office:value="30390" calcext:value-type="float">
            <text:p>30390</text:p>
          </table:table-cell>
          <table:table-cell office:value-type="float" office:value="31940" calcext:value-type="float">
            <text:p>31940</text:p>
          </table:table-cell>
          <table:table-cell office:value-type="float" office:value="33550" calcext:value-type="float">
            <text:p>33550</text:p>
          </table:table-cell>
          <table:table-cell office:value-type="float" office:value="34130" calcext:value-type="float">
            <text:p>34130</text:p>
          </table:table-cell>
          <table:table-cell office:value-type="float" office:value="34860" calcext:value-type="float">
            <text:p>34860</text:p>
          </table:table-cell>
          <table:table-cell office:value-type="float" office:value="36150" calcext:value-type="float">
            <text:p>36150</text:p>
          </table:table-cell>
          <table:table-cell office:value-type="float" office:value="37090" calcext:value-type="float">
            <text:p>37090</text:p>
          </table:table-cell>
          <table:table-cell office:value-type="float" office:value="38060" calcext:value-type="float">
            <text:p>38060</text:p>
          </table:table-cell>
          <table:table-cell office:value-type="float" office:value="39260" calcext:value-type="float">
            <text:p>39260</text:p>
          </table:table-cell>
          <table:table-cell office:value-type="float" office:value="40340" calcext:value-type="float">
            <text:p>40340</text:p>
          </table:table-cell>
        </table:table-row>
        <table:table-row table:style-name="ro1">
          <table:table-cell office:value-type="string" calcext:value-type="string">
            <text:p>B1GQ,CP_EUR_HAB,DK</text:p>
          </table:table-cell>
          <table:table-cell office:value-type="float" office:value="42740" calcext:value-type="float">
            <text:p>42740</text:p>
          </table:table-cell>
          <table:table-cell office:value-type="float" office:value="43990" calcext:value-type="float">
            <text:p>43990</text:p>
          </table:table-cell>
          <table:table-cell office:value-type="float" office:value="41880" calcext:value-type="float">
            <text:p>41880</text:p>
          </table:table-cell>
          <table:table-cell office:value-type="float" office:value="43840" calcext:value-type="float">
            <text:p>43840</text:p>
          </table:table-cell>
          <table:table-cell office:value-type="float" office:value="44500" calcext:value-type="float">
            <text:p>44500</text:p>
          </table:table-cell>
          <table:table-cell office:value-type="float" office:value="45530" calcext:value-type="float">
            <text:p>45530</text:p>
          </table:table-cell>
          <table:table-cell office:value-type="float" office:value="46100" calcext:value-type="float">
            <text:p>46100</text:p>
          </table:table-cell>
          <table:table-cell office:value-type="float" office:value="47090" calcext:value-type="float">
            <text:p>47090</text:p>
          </table:table-cell>
          <table:table-cell office:value-type="float" office:value="48050" calcext:value-type="float">
            <text:p>48050</text:p>
          </table:table-cell>
          <table:table-cell office:value-type="float" office:value="49420" calcext:value-type="float">
            <text:p>49420</text:p>
          </table:table-cell>
          <table:table-cell office:value-type="float" office:value="50700" calcext:value-type="float">
            <text:p>50700</text:p>
          </table:table-cell>
          <table:table-cell office:value-type="float" office:value="52010" calcext:value-type="float">
            <text:p>52010</text:p>
          </table:table-cell>
        </table:table-row>
        <table:table-row table:style-name="ro1">
          <table:table-cell office:value-type="string" calcext:value-type="string">
            <text:p>B1GQ,CP_EUR_HAB,EA</text:p>
          </table:table-cell>
          <table:table-cell office:value-type="float" office:value="29060" calcext:value-type="float">
            <text:p>29060</text:p>
          </table:table-cell>
          <table:table-cell office:value-type="float" office:value="29540" calcext:value-type="float">
            <text:p>29540</text:p>
          </table:table-cell>
          <table:table-cell office:value-type="float" office:value="28140" calcext:value-type="float">
            <text:p>28140</text:p>
          </table:table-cell>
          <table:table-cell office:value-type="float" office:value="28850" calcext:value-type="float">
            <text:p>28850</text:p>
          </table:table-cell>
          <table:table-cell office:value-type="float" office:value="29480" calcext:value-type="float">
            <text:p>29480</text:p>
          </table:table-cell>
          <table:table-cell office:value-type="float" office:value="29500" calcext:value-type="float">
            <text:p>29500</text:p>
          </table:table-cell>
          <table:table-cell office:value-type="float" office:value="29710" calcext:value-type="float">
            <text:p>29710</text:p>
          </table:table-cell>
          <table:table-cell office:value-type="float" office:value="30230" calcext:value-type="float">
            <text:p>30230</text:p>
          </table:table-cell>
          <table:table-cell office:value-type="float" office:value="31030" calcext:value-type="float">
            <text:p>31030</text:p>
          </table:table-cell>
          <table:table-cell office:value-type="float" office:value="31800" calcext:value-type="float">
            <text:p>31800</text:p>
          </table:table-cell>
          <table:table-cell office:value-type="float" office:value="32850" calcext:value-type="float">
            <text:p>32850</text:p>
          </table:table-cell>
          <table:table-cell office:value-type="float" office:value="33830" calcext:value-type="float">
            <text:p>33830</text:p>
          </table:table-cell>
        </table:table-row>
        <table:table-row table:style-name="ro1">
          <table:table-cell office:value-type="string" calcext:value-type="string">
            <text:p>B1GQ,CP_EUR_HAB,EA19</text:p>
          </table:table-cell>
          <table:table-cell office:value-type="float" office:value="28330" calcext:value-type="float">
            <text:p>28330</text:p>
          </table:table-cell>
          <table:table-cell office:value-type="float" office:value="28890" calcext:value-type="float">
            <text:p>28890</text:p>
          </table:table-cell>
          <table:table-cell office:value-type="float" office:value="27760" calcext:value-type="float">
            <text:p>27760</text:p>
          </table:table-cell>
          <table:table-cell office:value-type="float" office:value="28470" calcext:value-type="float">
            <text:p>28470</text:p>
          </table:table-cell>
          <table:table-cell office:value-type="float" office:value="29190" calcext:value-type="float">
            <text:p>29190</text:p>
          </table:table-cell>
          <table:table-cell office:value-type="float" office:value="29220" calcext:value-type="float">
            <text:p>29220</text:p>
          </table:table-cell>
          <table:table-cell office:value-type="float" office:value="29450" calcext:value-type="float">
            <text:p>29450</text:p>
          </table:table-cell>
          <table:table-cell office:value-type="float" office:value="30070" calcext:value-type="float">
            <text:p>30070</text:p>
          </table:table-cell>
          <table:table-cell office:value-type="float" office:value="31030" calcext:value-type="float">
            <text:p>31030</text:p>
          </table:table-cell>
          <table:table-cell office:value-type="float" office:value="31800" calcext:value-type="float">
            <text:p>31800</text:p>
          </table:table-cell>
          <table:table-cell office:value-type="float" office:value="32850" calcext:value-type="float">
            <text:p>32850</text:p>
          </table:table-cell>
          <table:table-cell office:value-type="float" office:value="33830" calcext:value-type="float">
            <text:p>33830</text:p>
          </table:table-cell>
        </table:table-row>
        <table:table-row table:style-name="ro1">
          <table:table-cell office:value-type="string" calcext:value-type="string">
            <text:p>B1GQ,CP_EUR_HAB,EE</text:p>
          </table:table-cell>
          <table:table-cell office:value-type="float" office:value="12210" calcext:value-type="float">
            <text:p>12210</text:p>
          </table:table-cell>
          <table:table-cell office:value-type="float" office:value="12430" calcext:value-type="float">
            <text:p>12430</text:p>
          </table:table-cell>
          <table:table-cell office:value-type="float" office:value="10640" calcext:value-type="float">
            <text:p>10640</text:p>
          </table:table-cell>
          <table:table-cell office:value-type="float" office:value="11150" calcext:value-type="float">
            <text:p>11150</text:p>
          </table:table-cell>
          <table:table-cell office:value-type="float" office:value="12660" calcext:value-type="float">
            <text:p>12660</text:p>
          </table:table-cell>
          <table:table-cell office:value-type="float" office:value="13620" calcext:value-type="float">
            <text:p>13620</text:p>
          </table:table-cell>
          <table:table-cell office:value-type="float" office:value="14420" calcext:value-type="float">
            <text:p>14420</text:p>
          </table:table-cell>
          <table:table-cell office:value-type="float" office:value="15340" calcext:value-type="float">
            <text:p>15340</text:p>
          </table:table-cell>
          <table:table-cell office:value-type="float" office:value="15820" calcext:value-type="float">
            <text:p>15820</text:p>
          </table:table-cell>
          <table:table-cell office:value-type="float" office:value="16490" calcext:value-type="float">
            <text:p>16490</text:p>
          </table:table-cell>
          <table:table-cell office:value-type="float" office:value="18070" calcext:value-type="float">
            <text:p>18070</text:p>
          </table:table-cell>
          <table:table-cell office:value-type="float" office:value="19740" calcext:value-type="float">
            <text:p>19740</text:p>
          </table:table-cell>
        </table:table-row>
        <table:table-row table:style-name="ro1">
          <table:table-cell office:value-type="string" calcext:value-type="string">
            <text:p>B1GQ,CP_EUR_HAB,EL</text:p>
          </table:table-cell>
          <table:table-cell office:value-type="float" office:value="21060" calcext:value-type="float">
            <text:p>21060</text:p>
          </table:table-cell>
          <table:table-cell office:value-type="float" office:value="21840" calcext:value-type="float">
            <text:p>21840</text:p>
          </table:table-cell>
          <table:table-cell office:value-type="float" office:value="21390" calcext:value-type="float">
            <text:p>21390</text:p>
          </table:table-cell>
          <table:table-cell office:value-type="float" office:value="20320" calcext:value-type="float">
            <text:p>20320</text:p>
          </table:table-cell>
          <table:table-cell office:value-type="string" calcext:value-type="string">
            <text:p>18640 p</text:p>
          </table:table-cell>
          <table:table-cell office:value-type="string" calcext:value-type="string">
            <text:p>17310 p</text:p>
          </table:table-cell>
          <table:table-cell office:value-type="string" calcext:value-type="string">
            <text:p>16480 p</text:p>
          </table:table-cell>
          <table:table-cell office:value-type="string" calcext:value-type="string">
            <text:p>16400 p</text:p>
          </table:table-cell>
          <table:table-cell table:number-columns-repeated="2" office:value-type="string" calcext:value-type="string">
            <text:p>16380 p</text:p>
          </table:table-cell>
          <table:table-cell office:value-type="string" calcext:value-type="string">
            <text:p>16760 p</text:p>
          </table:table-cell>
          <table:table-cell office:value-type="string" calcext:value-type="string">
            <text:p>17220 p</text:p>
          </table:table-cell>
        </table:table-row>
        <table:table-row table:style-name="ro1">
          <table:table-cell office:value-type="string" calcext:value-type="string">
            <text:p>B1GQ,CP_EUR_HAB,ES</text:p>
          </table:table-cell>
          <table:table-cell office:value-type="float" office:value="23780" calcext:value-type="float">
            <text:p>23780</text:p>
          </table:table-cell>
          <table:table-cell office:value-type="float" office:value="24130" calcext:value-type="float">
            <text:p>24130</text:p>
          </table:table-cell>
          <table:table-cell office:value-type="float" office:value="23060" calcext:value-type="float">
            <text:p>23060</text:p>
          </table:table-cell>
          <table:table-cell office:value-type="float" office:value="23040" calcext:value-type="float">
            <text:p>23040</text:p>
          </table:table-cell>
          <table:table-cell office:value-type="float" office:value="22760" calcext:value-type="float">
            <text:p>22760</text:p>
          </table:table-cell>
          <table:table-cell office:value-type="float" office:value="22050" calcext:value-type="float">
            <text:p>22050</text:p>
          </table:table-cell>
          <table:table-cell office:value-type="float" office:value="21900" calcext:value-type="float">
            <text:p>21900</text:p>
          </table:table-cell>
          <table:table-cell office:value-type="float" office:value="22220" calcext:value-type="float">
            <text:p>22220</text:p>
          </table:table-cell>
          <table:table-cell office:value-type="float" office:value="23220" calcext:value-type="float">
            <text:p>23220</text:p>
          </table:table-cell>
          <table:table-cell office:value-type="float" office:value="23980" calcext:value-type="float">
            <text:p>23980</text:p>
          </table:table-cell>
          <table:table-cell office:value-type="string" calcext:value-type="string">
            <text:p>24970 p</text:p>
          </table:table-cell>
          <table:table-cell office:value-type="string" calcext:value-type="string">
            <text:p>25730 p</text:p>
          </table:table-cell>
        </table:table-row>
        <table:table-row table:style-name="ro1">
          <table:table-cell office:value-type="string" calcext:value-type="string">
            <text:p>B1GQ,CP_EUR_HAB,EU28</text:p>
          </table:table-cell>
          <table:table-cell office:value-type="float" office:value="26070" calcext:value-type="float">
            <text:p>26070</text:p>
          </table:table-cell>
          <table:table-cell office:value-type="float" office:value="26130" calcext:value-type="float">
            <text:p>26130</text:p>
          </table:table-cell>
          <table:table-cell office:value-type="float" office:value="24530" calcext:value-type="float">
            <text:p>24530</text:p>
          </table:table-cell>
          <table:table-cell office:value-type="float" office:value="25500" calcext:value-type="float">
            <text:p>25500</text:p>
          </table:table-cell>
          <table:table-cell office:value-type="float" office:value="26220" calcext:value-type="float">
            <text:p>26220</text:p>
          </table:table-cell>
          <table:table-cell office:value-type="float" office:value="26680" calcext:value-type="float">
            <text:p>26680</text:p>
          </table:table-cell>
          <table:table-cell office:value-type="float" office:value="26850" calcext:value-type="float">
            <text:p>26850</text:p>
          </table:table-cell>
          <table:table-cell office:value-type="float" office:value="27720" calcext:value-type="float">
            <text:p>27720</text:p>
          </table:table-cell>
          <table:table-cell office:value-type="float" office:value="29140" calcext:value-type="float">
            <text:p>29140</text:p>
          </table:table-cell>
          <table:table-cell office:value-type="float" office:value="29300" calcext:value-type="float">
            <text:p>29300</text:p>
          </table:table-cell>
          <table:table-cell office:value-type="float" office:value="30070" calcext:value-type="float">
            <text:p>30070</text:p>
          </table:table-cell>
          <table:table-cell office:value-type="float" office:value="30960" calcext:value-type="float">
            <text:p>30960</text:p>
          </table:table-cell>
        </table:table-row>
        <table:table-row table:style-name="ro1">
          <table:table-cell office:value-type="string" calcext:value-type="string">
            <text:p>B1GQ,CP_EUR_HAB,FI</text:p>
          </table:table-cell>
          <table:table-cell office:value-type="float" office:value="35370" calcext:value-type="float">
            <text:p>35370</text:p>
          </table:table-cell>
          <table:table-cell office:value-type="float" office:value="36560" calcext:value-type="float">
            <text:p>36560</text:p>
          </table:table-cell>
          <table:table-cell office:value-type="float" office:value="34040" calcext:value-type="float">
            <text:p>34040</text:p>
          </table:table-cell>
          <table:table-cell office:value-type="float" office:value="35080" calcext:value-type="float">
            <text:p>35080</text:p>
          </table:table-cell>
          <table:table-cell office:value-type="float" office:value="36750" calcext:value-type="float">
            <text:p>36750</text:p>
          </table:table-cell>
          <table:table-cell office:value-type="float" office:value="37130" calcext:value-type="float">
            <text:p>37130</text:p>
          </table:table-cell>
          <table:table-cell office:value-type="float" office:value="37570" calcext:value-type="float">
            <text:p>37570</text:p>
          </table:table-cell>
          <table:table-cell office:value-type="float" office:value="37880" calcext:value-type="float">
            <text:p>37880</text:p>
          </table:table-cell>
          <table:table-cell office:value-type="float" office:value="38590" calcext:value-type="float">
            <text:p>38590</text:p>
          </table:table-cell>
          <table:table-cell office:value-type="float" office:value="39580" calcext:value-type="float">
            <text:p>39580</text:p>
          </table:table-cell>
          <table:table-cell office:value-type="float" office:value="40990" calcext:value-type="float">
            <text:p>4099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string" calcext:value-type="string">
            <text:p>B1GQ,CP_EUR_HAB,FR</text:p>
          </table:table-cell>
          <table:table-cell office:value-type="float" office:value="30330" calcext:value-type="float">
            <text:p>30330</text:p>
          </table:table-cell>
          <table:table-cell office:value-type="float" office:value="30960" calcext:value-type="float">
            <text:p>30960</text:p>
          </table:table-cell>
          <table:table-cell office:value-type="float" office:value="29930" calcext:value-type="float">
            <text:p>29930</text:p>
          </table:table-cell>
          <table:table-cell office:value-type="float" office:value="30690" calcext:value-type="float">
            <text:p>30690</text:p>
          </table:table-cell>
          <table:table-cell office:value-type="float" office:value="31510" calcext:value-type="float">
            <text:p>31510</text:p>
          </table:table-cell>
          <table:table-cell office:value-type="float" office:value="31820" calcext:value-type="float">
            <text:p>31820</text:p>
          </table:table-cell>
          <table:table-cell office:value-type="float" office:value="32080" calcext:value-type="float">
            <text:p>32080</text:p>
          </table:table-cell>
          <table:table-cell office:value-type="float" office:value="32420" calcext:value-type="float">
            <text:p>32420</text:p>
          </table:table-cell>
          <table:table-cell office:value-type="float" office:value="33020" calcext:value-type="float">
            <text:p>33020</text:p>
          </table:table-cell>
          <table:table-cell office:value-type="float" office:value="33430" calcext:value-type="float">
            <text:p>33430</text:p>
          </table:table-cell>
          <table:table-cell office:value-type="string" calcext:value-type="string">
            <text:p>34220 p</text:p>
          </table:table-cell>
          <table:table-cell office:value-type="string" calcext:value-type="string">
            <text:p>34980 p</text:p>
          </table:table-cell>
        </table:table-row>
        <table:table-row table:style-name="ro1">
          <table:table-cell office:value-type="string" calcext:value-type="string">
            <text:p>B1GQ,CP_EUR_HAB,HR</text:p>
          </table:table-cell>
          <table:table-cell office:value-type="float" office:value="10200" calcext:value-type="float">
            <text:p>10200</text:p>
          </table:table-cell>
          <table:table-cell office:value-type="float" office:value="11130" calcext:value-type="float">
            <text:p>11130</text:p>
          </table:table-cell>
          <table:table-cell office:value-type="float" office:value="10460" calcext:value-type="float">
            <text:p>10460</text:p>
          </table:table-cell>
          <table:table-cell office:value-type="float" office:value="10480" calcext:value-type="float">
            <text:p>10480</text:p>
          </table:table-cell>
          <table:table-cell office:value-type="float" office:value="10440" calcext:value-type="float">
            <text:p>10440</text:p>
          </table:table-cell>
          <table:table-cell office:value-type="float" office:value="10280" calcext:value-type="float">
            <text:p>10280</text:p>
          </table:table-cell>
          <table:table-cell office:value-type="float" office:value="10250" calcext:value-type="float">
            <text:p>10250</text:p>
          </table:table-cell>
          <table:table-cell office:value-type="float" office:value="10220" calcext:value-type="float">
            <text:p>10220</text:p>
          </table:table-cell>
          <table:table-cell office:value-type="float" office:value="10560" calcext:value-type="float">
            <text:p>10560</text:p>
          </table:table-cell>
          <table:table-cell office:value-type="float" office:value="11120" calcext:value-type="float">
            <text:p>11120</text:p>
          </table:table-cell>
          <table:table-cell office:value-type="float" office:value="11820" calcext:value-type="float">
            <text:p>11820</text:p>
          </table:table-cell>
          <table:table-cell office:value-type="string" calcext:value-type="string">
            <text:p>12560 p</text:p>
          </table:table-cell>
        </table:table-row>
        <table:table-row table:style-name="ro1">
          <table:table-cell office:value-type="string" calcext:value-type="string">
            <text:p>B1GQ,CP_EUR_HAB,HU</text:p>
          </table:table-cell>
          <table:table-cell office:value-type="float" office:value="10170" calcext:value-type="float">
            <text:p>10170</text:p>
          </table:table-cell>
          <table:table-cell office:value-type="float" office:value="10780" calcext:value-type="float">
            <text:p>10780</text:p>
          </table:table-cell>
          <table:table-cell office:value-type="float" office:value="9420" calcext:value-type="float">
            <text:p>9420</text:p>
          </table:table-cell>
          <table:table-cell office:value-type="float" office:value="9900" calcext:value-type="float">
            <text:p>9900</text:p>
          </table:table-cell>
          <table:table-cell office:value-type="float" office:value="10180" calcext:value-type="float">
            <text:p>10180</text:p>
          </table:table-cell>
          <table:table-cell office:value-type="float" office:value="10050" calcext:value-type="float">
            <text:p>10050</text:p>
          </table:table-cell>
          <table:table-cell office:value-type="float" office:value="10310" calcext:value-type="float">
            <text:p>10310</text:p>
          </table:table-cell>
          <table:table-cell office:value-type="float" office:value="10730" calcext:value-type="float">
            <text:p>10730</text:p>
          </table:table-cell>
          <table:table-cell office:value-type="float" office:value="11400" calcext:value-type="float">
            <text:p>11400</text:p>
          </table:table-cell>
          <table:table-cell office:value-type="float" office:value="11740" calcext:value-type="float">
            <text:p>11740</text:p>
          </table:table-cell>
          <table:table-cell office:value-type="float" office:value="12830" calcext:value-type="float">
            <text:p>12830</text:p>
          </table:table-cell>
          <table:table-cell office:value-type="float" office:value="13690" calcext:value-type="float">
            <text:p>13690</text:p>
          </table:table-cell>
        </table:table-row>
        <table:table-row table:style-name="ro1">
          <table:table-cell office:value-type="string" calcext:value-type="string">
            <text:p>B1GQ,CP_EUR_HAB,IE</text:p>
          </table:table-cell>
          <table:table-cell office:value-type="float" office:value="44820" calcext:value-type="float">
            <text:p>44820</text:p>
          </table:table-cell>
          <table:table-cell office:value-type="float" office:value="41760" calcext:value-type="float">
            <text:p>41760</text:p>
          </table:table-cell>
          <table:table-cell office:value-type="float" office:value="37470" calcext:value-type="float">
            <text:p>37470</text:p>
          </table:table-cell>
          <table:table-cell office:value-type="float" office:value="36790" calcext:value-type="float">
            <text:p>36790</text:p>
          </table:table-cell>
          <table:table-cell office:value-type="float" office:value="37310" calcext:value-type="float">
            <text:p>37310</text:p>
          </table:table-cell>
          <table:table-cell office:value-type="float" office:value="38090" calcext:value-type="float">
            <text:p>38090</text:p>
          </table:table-cell>
          <table:table-cell office:value-type="float" office:value="38890" calcext:value-type="float">
            <text:p>38890</text:p>
          </table:table-cell>
          <table:table-cell office:value-type="float" office:value="41870" calcext:value-type="float">
            <text:p>41870</text:p>
          </table:table-cell>
          <table:table-cell office:value-type="float" office:value="55970" calcext:value-type="float">
            <text:p>55970</text:p>
          </table:table-cell>
          <table:table-cell office:value-type="float" office:value="57210" calcext:value-type="float">
            <text:p>57210</text:p>
          </table:table-cell>
          <table:table-cell office:value-type="float" office:value="61870" calcext:value-type="float">
            <text:p>61870</text:p>
          </table:table-cell>
          <table:table-cell office:value-type="float" office:value="66670" calcext:value-type="float">
            <text:p>66670</text:p>
          </table:table-cell>
        </table:table-row>
        <table:table-row table:style-name="ro1">
          <table:table-cell office:value-type="string" calcext:value-type="string">
            <text:p>B1GQ,CP_EUR_HAB,IS</text:p>
          </table:table-cell>
          <table:table-cell office:value-type="float" office:value="50500" calcext:value-type="float">
            <text:p>50500</text:p>
          </table:table-cell>
          <table:table-cell office:value-type="float" office:value="34280" calcext:value-type="float">
            <text:p>34280</text:p>
          </table:table-cell>
          <table:table-cell office:value-type="float" office:value="29530" calcext:value-type="float">
            <text:p>29530</text:p>
          </table:table-cell>
          <table:table-cell office:value-type="float" office:value="32490" calcext:value-type="float">
            <text:p>32490</text:p>
          </table:table-cell>
          <table:table-cell office:value-type="float" office:value="34130" calcext:value-type="float">
            <text:p>34130</text:p>
          </table:table-cell>
          <table:table-cell office:value-type="float" office:value="35730" calcext:value-type="float">
            <text:p>35730</text:p>
          </table:table-cell>
          <table:table-cell office:value-type="float" office:value="37260" calcext:value-type="float">
            <text:p>37260</text:p>
          </table:table-cell>
          <table:table-cell office:value-type="float" office:value="40900" calcext:value-type="float">
            <text:p>40900</text:p>
          </table:table-cell>
          <table:table-cell office:value-type="float" office:value="47400" calcext:value-type="float">
            <text:p>47400</text:p>
          </table:table-cell>
          <table:table-cell office:value-type="float" office:value="55590" calcext:value-type="float">
            <text:p>55590</text:p>
          </table:table-cell>
          <table:table-cell office:value-type="float" office:value="63130" calcext:value-type="float">
            <text:p>63130</text:p>
          </table:table-cell>
          <table:table-cell office:value-type="float" office:value="62340" calcext:value-type="float">
            <text:p>62340</text:p>
          </table:table-cell>
        </table:table-row>
        <table:table-row table:style-name="ro1">
          <table:table-cell office:value-type="string" calcext:value-type="string">
            <text:p>B1GQ,CP_EUR_HAB,IT</text:p>
          </table:table-cell>
          <table:table-cell office:value-type="float" office:value="27470" calcext:value-type="float">
            <text:p>27470</text:p>
          </table:table-cell>
          <table:table-cell office:value-type="float" office:value="27640" calcext:value-type="float">
            <text:p>27640</text:p>
          </table:table-cell>
          <table:table-cell office:value-type="float" office:value="26470" calcext:value-type="float">
            <text:p>26470</text:p>
          </table:table-cell>
          <table:table-cell office:value-type="float" office:value="26930" calcext:value-type="float">
            <text:p>26930</text:p>
          </table:table-cell>
          <table:table-cell office:value-type="float" office:value="27450" calcext:value-type="float">
            <text:p>27450</text:p>
          </table:table-cell>
          <table:table-cell office:value-type="float" office:value="26920" calcext:value-type="float">
            <text:p>26920</text:p>
          </table:table-cell>
          <table:table-cell office:value-type="float" office:value="26590" calcext:value-type="float">
            <text:p>26590</text:p>
          </table:table-cell>
          <table:table-cell office:value-type="float" office:value="26770" calcext:value-type="float">
            <text:p>26770</text:p>
          </table:table-cell>
          <table:table-cell office:value-type="float" office:value="27260" calcext:value-type="float">
            <text:p>27260</text:p>
          </table:table-cell>
          <table:table-cell office:value-type="float" office:value="27970" calcext:value-type="float">
            <text:p>27970</text:p>
          </table:table-cell>
          <table:table-cell office:value-type="float" office:value="28690" calcext:value-type="float">
            <text:p>28690</text:p>
          </table:table-cell>
          <table:table-cell office:value-type="float" office:value="29220" calcext:value-type="float">
            <text:p>29220</text:p>
          </table:table-cell>
        </table:table-row>
        <table:table-row table:style-name="ro1">
          <table:table-cell office:value-type="string" calcext:value-type="string">
            <text:p>B1GQ,CP_EUR_HAB,LI</text:p>
          </table:table-cell>
          <table:table-cell table:number-columns-repeated="6" office:value-type="string" calcext:value-type="string">
            <text:p>: </text:p>
          </table:table-cell>
          <table:table-cell office:value-type="float" office:value="128400" calcext:value-type="float">
            <text:p>128400</text:p>
          </table:table-cell>
          <table:table-cell office:value-type="float" office:value="133200" calcext:value-type="float">
            <text:p>133200</text:p>
          </table:table-cell>
          <table:table-cell office:value-type="float" office:value="148400" calcext:value-type="float">
            <text:p>148400</text:p>
          </table:table-cell>
          <table:table-cell office:value-type="string" calcext:value-type="string">
            <text:p>146700 p</text:p>
          </table:table-cell>
          <table:table-cell office:value-type="string" calcext:value-type="string">
            <text:p>148200 e</text:p>
          </table:table-cell>
          <table:table-cell office:value-type="string" calcext:value-type="string">
            <text:p>: </text:p>
          </table:table-cell>
        </table:table-row>
        <table:table-row table:style-name="ro1">
          <table:table-cell office:value-type="string" calcext:value-type="string">
            <text:p>B1GQ,CP_EUR_HAB,LT</text:p>
          </table:table-cell>
          <table:table-cell office:value-type="float" office:value="8990" calcext:value-type="float">
            <text:p>8990</text:p>
          </table:table-cell>
          <table:table-cell office:value-type="float" office:value="10220" calcext:value-type="float">
            <text:p>10220</text:p>
          </table:table-cell>
          <table:table-cell office:value-type="float" office:value="8520" calcext:value-type="float">
            <text:p>8520</text:p>
          </table:table-cell>
          <table:table-cell office:value-type="string" calcext:value-type="string">
            <text:p>9030 b</text:p>
          </table:table-cell>
          <table:table-cell office:value-type="float" office:value="10310" calcext:value-type="float">
            <text:p>10310</text:p>
          </table:table-cell>
          <table:table-cell office:value-type="float" office:value="11160" calcext:value-type="float">
            <text:p>11160</text:p>
          </table:table-cell>
          <table:table-cell office:value-type="float" office:value="11830" calcext:value-type="float">
            <text:p>11830</text:p>
          </table:table-cell>
          <table:table-cell office:value-type="float" office:value="12460" calcext:value-type="float">
            <text:p>12460</text:p>
          </table:table-cell>
          <table:table-cell office:value-type="float" office:value="12850" calcext:value-type="float">
            <text:p>12850</text:p>
          </table:table-cell>
          <table:table-cell office:value-type="float" office:value="13560" calcext:value-type="float">
            <text:p>13560</text:p>
          </table:table-cell>
          <table:table-cell office:value-type="float" office:value="14940" calcext:value-type="float">
            <text:p>14940</text:p>
          </table:table-cell>
          <table:table-cell office:value-type="float" office:value="16160" calcext:value-type="float">
            <text:p>16160</text:p>
          </table:table-cell>
        </table:table-row>
        <table:table-row table:style-name="ro1">
          <table:table-cell office:value-type="string" calcext:value-type="string">
            <text:p>B1GQ,CP_EUR_HAB,LU</text:p>
          </table:table-cell>
          <table:table-cell office:value-type="float" office:value="77340" calcext:value-type="float">
            <text:p>77340</text:p>
          </table:table-cell>
          <table:table-cell office:value-type="float" office:value="77940" calcext:value-type="float">
            <text:p>77940</text:p>
          </table:table-cell>
          <table:table-cell office:value-type="float" office:value="74220" calcext:value-type="float">
            <text:p>74220</text:p>
          </table:table-cell>
          <table:table-cell office:value-type="float" office:value="79160" calcext:value-type="float">
            <text:p>79160</text:p>
          </table:table-cell>
          <table:table-cell office:value-type="float" office:value="83100" calcext:value-type="float">
            <text:p>83100</text:p>
          </table:table-cell>
          <table:table-cell office:value-type="float" office:value="83000" calcext:value-type="float">
            <text:p>83000</text:p>
          </table:table-cell>
          <table:table-cell office:value-type="float" office:value="85270" calcext:value-type="float">
            <text:p>85270</text:p>
          </table:table-cell>
          <table:table-cell office:value-type="float" office:value="89240" calcext:value-type="float">
            <text:p>89240</text:p>
          </table:table-cell>
          <table:table-cell office:value-type="float" office:value="91440" calcext:value-type="float">
            <text:p>91440</text:p>
          </table:table-cell>
          <table:table-cell office:value-type="float" office:value="93930" calcext:value-type="float">
            <text:p>93930</text:p>
          </table:table-cell>
          <table:table-cell office:value-type="float" office:value="95170" calcext:value-type="float">
            <text:p>95170</text:p>
          </table:table-cell>
          <table:table-cell office:value-type="float" office:value="98640" calcext:value-type="float">
            <text:p>98640</text:p>
          </table:table-cell>
        </table:table-row>
        <table:table-row table:style-name="ro1">
          <table:table-cell office:value-type="string" calcext:value-type="string">
            <text:p>B1GQ,CP_EUR_HAB,LV</text:p>
          </table:table-cell>
          <table:table-cell office:value-type="float" office:value="10300" calcext:value-type="float">
            <text:p>10300</text:p>
          </table:table-cell>
          <table:table-cell office:value-type="float" office:value="11200" calcext:value-type="float">
            <text:p>11200</text:p>
          </table:table-cell>
          <table:table-cell office:value-type="float" office:value="8780" calcext:value-type="float">
            <text:p>8780</text:p>
          </table:table-cell>
          <table:table-cell office:value-type="float" office:value="8500" calcext:value-type="float">
            <text:p>8500</text:p>
          </table:table-cell>
          <table:table-cell office:value-type="float" office:value="9820" calcext:value-type="float">
            <text:p>9820</text:p>
          </table:table-cell>
          <table:table-cell office:value-type="float" office:value="10870" calcext:value-type="float">
            <text:p>10870</text:p>
          </table:table-cell>
          <table:table-cell office:value-type="float" office:value="11350" calcext:value-type="float">
            <text:p>11350</text:p>
          </table:table-cell>
          <table:table-cell office:value-type="float" office:value="11860" calcext:value-type="float">
            <text:p>11860</text:p>
          </table:table-cell>
          <table:table-cell office:value-type="float" office:value="12350" calcext:value-type="float">
            <text:p>12350</text:p>
          </table:table-cell>
          <table:table-cell office:value-type="float" office:value="12800" calcext:value-type="float">
            <text:p>12800</text:p>
          </table:table-cell>
          <table:table-cell office:value-type="float" office:value="13810" calcext:value-type="float">
            <text:p>13810</text:p>
          </table:table-cell>
          <table:table-cell office:value-type="float" office:value="15130" calcext:value-type="float">
            <text:p>15130</text:p>
          </table:table-cell>
        </table:table-row>
        <table:table-row table:style-name="ro1">
          <table:table-cell office:value-type="string" calcext:value-type="string">
            <text:p>B1GQ,CP_EUR_HAB,ME</text:p>
          </table:table-cell>
          <table:table-cell office:value-type="float" office:value="4370" calcext:value-type="float">
            <text:p>4370</text:p>
          </table:table-cell>
          <table:table-cell office:value-type="float" office:value="5030" calcext:value-type="float">
            <text:p>5030</text:p>
          </table:table-cell>
          <table:table-cell office:value-type="float" office:value="4840" calcext:value-type="float">
            <text:p>4840</text:p>
          </table:table-cell>
          <table:table-cell office:value-type="float" office:value="5050" calcext:value-type="float">
            <text:p>5050</text:p>
          </table:table-cell>
          <table:table-cell office:value-type="float" office:value="5270" calcext:value-type="float">
            <text:p>5270</text:p>
          </table:table-cell>
          <table:table-cell office:value-type="float" office:value="5130" calcext:value-type="float">
            <text:p>5130</text:p>
          </table:table-cell>
          <table:table-cell office:value-type="float" office:value="5410" calcext:value-type="float">
            <text:p>5410</text:p>
          </table:table-cell>
          <table:table-cell office:value-type="float" office:value="5560" calcext:value-type="float">
            <text:p>5560</text:p>
          </table:table-cell>
          <table:table-cell office:value-type="float" office:value="5870" calcext:value-type="float">
            <text:p>5870</text:p>
          </table:table-cell>
          <table:table-cell office:value-type="float" office:value="6350" calcext:value-type="float">
            <text:p>6350</text:p>
          </table:table-cell>
          <table:table-cell office:value-type="float" office:value="6910" calcext:value-type="float">
            <text:p>6910</text:p>
          </table:table-cell>
          <table:table-cell office:value-type="float" office:value="7490" calcext:value-type="float">
            <text:p>7490</text:p>
          </table:table-cell>
        </table:table-row>
        <table:table-row table:style-name="ro1">
          <table:table-cell office:value-type="string" calcext:value-type="string">
            <text:p>B1GQ,CP_EUR_HAB,MK</text:p>
          </table:table-cell>
          <table:table-cell office:value-type="string" calcext:value-type="string">
            <text:p>2980 e</text:p>
          </table:table-cell>
          <table:table-cell office:value-type="string" calcext:value-type="string">
            <text:p>3310 e</text:p>
          </table:table-cell>
          <table:table-cell office:value-type="string" calcext:value-type="string">
            <text:p>3300 e</text:p>
          </table:table-cell>
          <table:table-cell office:value-type="string" calcext:value-type="string">
            <text:p>3460 e</text:p>
          </table:table-cell>
          <table:table-cell office:value-type="string" calcext:value-type="string">
            <text:p>3660 e</text:p>
          </table:table-cell>
          <table:table-cell office:value-type="string" calcext:value-type="string">
            <text:p>3680 e</text:p>
          </table:table-cell>
          <table:table-cell office:value-type="string" calcext:value-type="string">
            <text:p>3950 e</text:p>
          </table:table-cell>
          <table:table-cell office:value-type="string" calcext:value-type="string">
            <text:p>4140 e</text:p>
          </table:table-cell>
          <table:table-cell office:value-type="string" calcext:value-type="string">
            <text:p>4380 e</text:p>
          </table:table-cell>
          <table:table-cell office:value-type="string" calcext:value-type="string">
            <text:p>4660 e</text:p>
          </table:table-cell>
          <table:table-cell table:number-columns-repeated="2" office:value-type="string" calcext:value-type="string">
            <text:p>: </text:p>
          </table:table-cell>
        </table:table-row>
        <table:table-row table:style-name="ro1">
          <table:table-cell office:value-type="string" calcext:value-type="string">
            <text:p>B1GQ,CP_EUR_HAB,MT</text:p>
          </table:table-cell>
          <table:table-cell office:value-type="float" office:value="14160" calcext:value-type="float">
            <text:p>14160</text:p>
          </table:table-cell>
          <table:table-cell office:value-type="float" office:value="14970" calcext:value-type="float">
            <text:p>14970</text:p>
          </table:table-cell>
          <table:table-cell office:value-type="float" office:value="14880" calcext:value-type="float">
            <text:p>14880</text:p>
          </table:table-cell>
          <table:table-cell office:value-type="float" office:value="15920" calcext:value-type="float">
            <text:p>15920</text:p>
          </table:table-cell>
          <table:table-cell office:value-type="float" office:value="16410" calcext:value-type="float">
            <text:p>16410</text:p>
          </table:table-cell>
          <table:table-cell office:value-type="float" office:value="17060" calcext:value-type="float">
            <text:p>17060</text:p>
          </table:table-cell>
          <table:table-cell office:value-type="float" office:value="17940" calcext:value-type="float">
            <text:p>17940</text:p>
          </table:table-cell>
          <table:table-cell office:value-type="float" office:value="19560" calcext:value-type="float">
            <text:p>19560</text:p>
          </table:table-cell>
          <table:table-cell office:value-type="float" office:value="21690" calcext:value-type="float">
            <text:p>21690</text:p>
          </table:table-cell>
          <table:table-cell office:value-type="float" office:value="22710" calcext:value-type="float">
            <text:p>22710</text:p>
          </table:table-cell>
          <table:table-cell office:value-type="float" office:value="24130" calcext:value-type="float">
            <text:p>24130</text:p>
          </table:table-cell>
          <table:table-cell office:value-type="float" office:value="25560" calcext:value-type="float">
            <text:p>25560</text:p>
          </table:table-cell>
        </table:table-row>
        <table:table-row table:style-name="ro1">
          <table:table-cell office:value-type="string" calcext:value-type="string">
            <text:p>B1GQ,CP_EUR_HAB,NL</text:p>
          </table:table-cell>
          <table:table-cell office:value-type="float" office:value="37800" calcext:value-type="float">
            <text:p>37800</text:p>
          </table:table-cell>
          <table:table-cell office:value-type="float" office:value="39350" calcext:value-type="float">
            <text:p>39350</text:p>
          </table:table-cell>
          <table:table-cell office:value-type="float" office:value="37800" calcext:value-type="float">
            <text:p>37800</text:p>
          </table:table-cell>
          <table:table-cell office:value-type="float" office:value="38470" calcext:value-type="float">
            <text:p>38470</text:p>
          </table:table-cell>
          <table:table-cell office:value-type="float" office:value="38960" calcext:value-type="float">
            <text:p>38960</text:p>
          </table:table-cell>
          <table:table-cell office:value-type="float" office:value="38970" calcext:value-type="float">
            <text:p>38970</text:p>
          </table:table-cell>
          <table:table-cell office:value-type="float" office:value="39300" calcext:value-type="float">
            <text:p>39300</text:p>
          </table:table-cell>
          <table:table-cell office:value-type="float" office:value="39820" calcext:value-type="float">
            <text:p>39820</text:p>
          </table:table-cell>
          <table:table-cell office:value-type="float" office:value="40730" calcext:value-type="float">
            <text:p>40730</text:p>
          </table:table-cell>
          <table:table-cell office:value-type="float" office:value="41590" calcext:value-type="float">
            <text:p>41590</text:p>
          </table:table-cell>
          <table:table-cell office:value-type="string" calcext:value-type="string">
            <text:p>43090 p</text:p>
          </table:table-cell>
          <table:table-cell office:value-type="string" calcext:value-type="string">
            <text:p>44920 p</text:p>
          </table:table-cell>
        </table:table-row>
        <table:table-row table:style-name="ro1">
          <table:table-cell office:value-type="string" calcext:value-type="string">
            <text:p>B1GQ,CP_EUR_HAB,NO</text:p>
          </table:table-cell>
          <table:table-cell office:value-type="float" office:value="62260" calcext:value-type="float">
            <text:p>62260</text:p>
          </table:table-cell>
          <table:table-cell office:value-type="float" office:value="66490" calcext:value-type="float">
            <text:p>66490</text:p>
          </table:table-cell>
          <table:table-cell office:value-type="float" office:value="57620" calcext:value-type="float">
            <text:p>57620</text:p>
          </table:table-cell>
          <table:table-cell office:value-type="float" office:value="66220" calcext:value-type="float">
            <text:p>66220</text:p>
          </table:table-cell>
          <table:table-cell office:value-type="float" office:value="72350" calcext:value-type="float">
            <text:p>72350</text:p>
          </table:table-cell>
          <table:table-cell office:value-type="float" office:value="79000" calcext:value-type="float">
            <text:p>79000</text:p>
          </table:table-cell>
          <table:table-cell office:value-type="float" office:value="77440" calcext:value-type="float">
            <text:p>77440</text:p>
          </table:table-cell>
          <table:table-cell office:value-type="float" office:value="73180" calcext:value-type="float">
            <text:p>73180</text:p>
          </table:table-cell>
          <table:table-cell office:value-type="float" office:value="66970" calcext:value-type="float">
            <text:p>66970</text:p>
          </table:table-cell>
          <table:table-cell office:value-type="float" office:value="63690" calcext:value-type="float">
            <text:p>63690</text:p>
          </table:table-cell>
          <table:table-cell office:value-type="float" office:value="66950" calcext:value-type="float">
            <text:p>66950</text:p>
          </table:table-cell>
          <table:table-cell office:value-type="float" office:value="69230" calcext:value-type="float">
            <text:p>69230</text:p>
          </table:table-cell>
        </table:table-row>
        <table:table-row table:style-name="ro1">
          <table:table-cell office:value-type="string" calcext:value-type="string">
            <text:p>B1GQ,CP_EUR_HAB,PL</text:p>
          </table:table-cell>
          <table:table-cell office:value-type="float" office:value="8230" calcext:value-type="float">
            <text:p>8230</text:p>
          </table:table-cell>
          <table:table-cell office:value-type="float" office:value="9610" calcext:value-type="float">
            <text:p>9610</text:p>
          </table:table-cell>
          <table:table-cell office:value-type="float" office:value="8240" calcext:value-type="float">
            <text:p>8240</text:p>
          </table:table-cell>
          <table:table-cell office:value-type="float" office:value="9390" calcext:value-type="float">
            <text:p>9390</text:p>
          </table:table-cell>
          <table:table-cell office:value-type="float" office:value="9870" calcext:value-type="float">
            <text:p>9870</text:p>
          </table:table-cell>
          <table:table-cell office:value-type="float" office:value="10100" calcext:value-type="float">
            <text:p>10100</text:p>
          </table:table-cell>
          <table:table-cell office:value-type="float" office:value="10250" calcext:value-type="float">
            <text:p>10250</text:p>
          </table:table-cell>
          <table:table-cell office:value-type="float" office:value="10680" calcext:value-type="float">
            <text:p>10680</text:p>
          </table:table-cell>
          <table:table-cell office:value-type="float" office:value="11190" calcext:value-type="float">
            <text:p>11190</text:p>
          </table:table-cell>
          <table:table-cell office:value-type="float" office:value="11100" calcext:value-type="float">
            <text:p>11100</text:p>
          </table:table-cell>
          <table:table-cell office:value-type="float" office:value="12160" calcext:value-type="float">
            <text:p>12160</text:p>
          </table:table-cell>
          <table:table-cell office:value-type="float" office:value="12920" calcext:value-type="float">
            <text:p>12920</text:p>
          </table:table-cell>
        </table:table-row>
        <table:table-row table:style-name="ro1">
          <table:table-cell office:value-type="string" calcext:value-type="string">
            <text:p>B1GQ,CP_EUR_HAB,PT</text:p>
          </table:table-cell>
          <table:table-cell office:value-type="float" office:value="16640" calcext:value-type="float">
            <text:p>16640</text:p>
          </table:table-cell>
          <table:table-cell office:value-type="float" office:value="16960" calcext:value-type="float">
            <text:p>16960</text:p>
          </table:table-cell>
          <table:table-cell office:value-type="float" office:value="16600" calcext:value-type="float">
            <text:p>16600</text:p>
          </table:table-cell>
          <table:table-cell office:value-type="float" office:value="16990" calcext:value-type="float">
            <text:p>16990</text:p>
          </table:table-cell>
          <table:table-cell office:value-type="float" office:value="16680" calcext:value-type="float">
            <text:p>16680</text:p>
          </table:table-cell>
          <table:table-cell office:value-type="float" office:value="16010" calcext:value-type="float">
            <text:p>16010</text:p>
          </table:table-cell>
          <table:table-cell office:value-type="float" office:value="16300" calcext:value-type="float">
            <text:p>16300</text:p>
          </table:table-cell>
          <table:table-cell office:value-type="float" office:value="16640" calcext:value-type="float">
            <text:p>16640</text:p>
          </table:table-cell>
          <table:table-cell office:value-type="float" office:value="17350" calcext:value-type="float">
            <text:p>17350</text:p>
          </table:table-cell>
          <table:table-cell office:value-type="float" office:value="18060" calcext:value-type="float">
            <text:p>18060</text:p>
          </table:table-cell>
          <table:table-cell office:value-type="float" office:value="19020" calcext:value-type="float">
            <text:p>19020</text:p>
          </table:table-cell>
          <table:table-cell office:value-type="string" calcext:value-type="string">
            <text:p>19830 p</text:p>
          </table:table-cell>
        </table:table-row>
        <table:table-row table:style-name="ro1">
          <table:table-cell office:value-type="string" calcext:value-type="string">
            <text:p>B1GQ,CP_EUR_HAB,RO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7140 b</text:p>
          </table:table-cell>
          <table:table-cell office:value-type="float" office:value="6150" calcext:value-type="float">
            <text:p>6150</text:p>
          </table:table-cell>
          <table:table-cell office:value-type="float" office:value="6190" calcext:value-type="float">
            <text:p>6190</text:p>
          </table:table-cell>
          <table:table-cell office:value-type="float" office:value="6550" calcext:value-type="float">
            <text:p>6550</text:p>
          </table:table-cell>
          <table:table-cell office:value-type="float" office:value="6640" calcext:value-type="float">
            <text:p>6640</text:p>
          </table:table-cell>
          <table:table-cell office:value-type="float" office:value="7190" calcext:value-type="float">
            <text:p>7190</text:p>
          </table:table-cell>
          <table:table-cell office:value-type="float" office:value="7550" calcext:value-type="float">
            <text:p>7550</text:p>
          </table:table-cell>
          <table:table-cell office:value-type="float" office:value="8090" calcext:value-type="float">
            <text:p>8090</text:p>
          </table:table-cell>
          <table:table-cell office:value-type="float" office:value="8650" calcext:value-type="float">
            <text:p>8650</text:p>
          </table:table-cell>
          <table:table-cell office:value-type="float" office:value="9580" calcext:value-type="float">
            <text:p>9580</text:p>
          </table:table-cell>
          <table:table-cell office:value-type="string" calcext:value-type="string">
            <text:p>10420 p</text:p>
          </table:table-cell>
        </table:table-row>
        <table:table-row table:style-name="ro1">
          <table:table-cell office:value-type="string" calcext:value-type="string">
            <text:p>B1GQ,CP_EUR_HAB,RS</text:p>
          </table:table-cell>
          <table:table-cell office:value-type="float" office:value="4280" calcext:value-type="float">
            <text:p>4280</text:p>
          </table:table-cell>
          <table:table-cell office:value-type="float" office:value="4860" calcext:value-type="float">
            <text:p>4860</text:p>
          </table:table-cell>
          <table:table-cell office:value-type="float" office:value="4440" calcext:value-type="float">
            <text:p>4440</text:p>
          </table:table-cell>
          <table:table-cell office:value-type="float" office:value="4330" calcext:value-type="float">
            <text:p>4330</text:p>
          </table:table-cell>
          <table:table-cell office:value-type="float" office:value="4900" calcext:value-type="float">
            <text:p>4900</text:p>
          </table:table-cell>
          <table:table-cell office:value-type="float" office:value="4680" calcext:value-type="float">
            <text:p>4680</text:p>
          </table:table-cell>
          <table:table-cell office:value-type="float" office:value="5080" calcext:value-type="float">
            <text:p>5080</text:p>
          </table:table-cell>
          <table:table-cell office:value-type="float" office:value="4970" calcext:value-type="float">
            <text:p>4970</text:p>
          </table:table-cell>
          <table:table-cell office:value-type="float" office:value="5030" calcext:value-type="float">
            <text:p>5030</text:p>
          </table:table-cell>
          <table:table-cell office:value-type="float" office:value="5200" calcext:value-type="float">
            <text:p>5200</text:p>
          </table:table-cell>
          <table:table-cell office:value-type="float" office:value="5580" calcext:value-type="float">
            <text:p>5580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string" calcext:value-type="string">
            <text:p>B1GQ,CP_EUR_HAB,SE</text:p>
          </table:table-cell>
          <table:table-cell office:value-type="float" office:value="38980" calcext:value-type="float">
            <text:p>38980</text:p>
          </table:table-cell>
          <table:table-cell office:value-type="float" office:value="38320" calcext:value-type="float">
            <text:p>38320</text:p>
          </table:table-cell>
          <table:table-cell office:value-type="float" office:value="33730" calcext:value-type="float">
            <text:p>33730</text:p>
          </table:table-cell>
          <table:table-cell office:value-type="float" office:value="39920" calcext:value-type="float">
            <text:p>39920</text:p>
          </table:table-cell>
          <table:table-cell office:value-type="float" office:value="43590" calcext:value-type="float">
            <text:p>43590</text:p>
          </table:table-cell>
          <table:table-cell office:value-type="float" office:value="45050" calcext:value-type="float">
            <text:p>45050</text:p>
          </table:table-cell>
          <table:table-cell office:value-type="float" office:value="45850" calcext:value-type="float">
            <text:p>45850</text:p>
          </table:table-cell>
          <table:table-cell office:value-type="float" office:value="45130" calcext:value-type="float">
            <text:p>45130</text:p>
          </table:table-cell>
          <table:table-cell office:value-type="float" office:value="46350" calcext:value-type="float">
            <text:p>46350</text:p>
          </table:table-cell>
          <table:table-cell office:value-type="float" office:value="47000" calcext:value-type="float">
            <text:p>47000</text:p>
          </table:table-cell>
          <table:table-cell office:value-type="float" office:value="47690" calcext:value-type="float">
            <text:p>47690</text:p>
          </table:table-cell>
          <table:table-cell office:value-type="float" office:value="46310" calcext:value-type="float">
            <text:p>46310</text:p>
          </table:table-cell>
        </table:table-row>
        <table:table-row table:style-name="ro1">
          <table:table-cell office:value-type="string" calcext:value-type="string">
            <text:p>B1GQ,CP_EUR_HAB,SI</text:p>
          </table:table-cell>
          <table:table-cell office:value-type="float" office:value="17370" calcext:value-type="float">
            <text:p>17370</text:p>
          </table:table-cell>
          <table:table-cell office:value-type="string" calcext:value-type="string">
            <text:p>18760 b</text:p>
          </table:table-cell>
          <table:table-cell office:value-type="float" office:value="17760" calcext:value-type="float">
            <text:p>17760</text:p>
          </table:table-cell>
          <table:table-cell office:value-type="float" office:value="17750" calcext:value-type="float">
            <text:p>17750</text:p>
          </table:table-cell>
          <table:table-cell office:value-type="float" office:value="18050" calcext:value-type="float">
            <text:p>18050</text:p>
          </table:table-cell>
          <table:table-cell office:value-type="float" office:value="17630" calcext:value-type="float">
            <text:p>17630</text:p>
          </table:table-cell>
          <table:table-cell office:value-type="float" office:value="17700" calcext:value-type="float">
            <text:p>17700</text:p>
          </table:table-cell>
          <table:table-cell office:value-type="float" office:value="18250" calcext:value-type="float">
            <text:p>18250</text:p>
          </table:table-cell>
          <table:table-cell office:value-type="float" office:value="18830" calcext:value-type="float">
            <text:p>18830</text:p>
          </table:table-cell>
          <table:table-cell office:value-type="float" office:value="19550" calcext:value-type="float">
            <text:p>19550</text:p>
          </table:table-cell>
          <table:table-cell office:value-type="float" office:value="20810" calcext:value-type="float">
            <text:p>20810</text:p>
          </table:table-cell>
          <table:table-cell office:value-type="float" office:value="22080" calcext:value-type="float">
            <text:p>22080</text:p>
          </table:table-cell>
        </table:table-row>
        <table:table-row table:style-name="ro1">
          <table:table-cell office:value-type="string" calcext:value-type="string">
            <text:p>B1GQ,CP_EUR_HAB,SK</text:p>
          </table:table-cell>
          <table:table-cell office:value-type="float" office:value="10440" calcext:value-type="float">
            <text:p>10440</text:p>
          </table:table-cell>
          <table:table-cell office:value-type="float" office:value="12230" calcext:value-type="float">
            <text:p>12230</text:p>
          </table:table-cell>
          <table:table-cell office:value-type="float" office:value="11830" calcext:value-type="float">
            <text:p>11830</text:p>
          </table:table-cell>
          <table:table-cell office:value-type="float" office:value="12540" calcext:value-type="float">
            <text:p>12540</text:p>
          </table:table-cell>
          <table:table-cell office:value-type="float" office:value="13190" calcext:value-type="float">
            <text:p>13190</text:p>
          </table:table-cell>
          <table:table-cell office:value-type="float" office:value="13590" calcext:value-type="float">
            <text:p>13590</text:p>
          </table:table-cell>
          <table:table-cell office:value-type="float" office:value="13740" calcext:value-type="float">
            <text:p>13740</text:p>
          </table:table-cell>
          <table:table-cell office:value-type="float" office:value="14070" calcext:value-type="float">
            <text:p>14070</text:p>
          </table:table-cell>
          <table:table-cell office:value-type="float" office:value="14710" calcext:value-type="float">
            <text:p>14710</text:p>
          </table:table-cell>
          <table:table-cell office:value-type="float" office:value="14920" calcext:value-type="float">
            <text:p>14920</text:p>
          </table:table-cell>
          <table:table-cell office:value-type="float" office:value="15540" calcext:value-type="float">
            <text:p>15540</text:p>
          </table:table-cell>
          <table:table-cell office:value-type="float" office:value="16470" calcext:value-type="float">
            <text:p>16470</text:p>
          </table:table-cell>
        </table:table-row>
        <table:table-row table:style-name="ro1">
          <table:table-cell office:value-type="string" calcext:value-type="string">
            <text:p>B1GQ,CP_EUR_HAB,TR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6400" calcext:value-type="float">
            <text:p>64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9400" calcext:value-type="float">
            <text:p>9400</text:p>
          </table:table-cell>
          <table:table-cell office:value-type="float" office:value="9100" calcext:value-type="float">
            <text:p>91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B1GQ,CP_EUR_HAB,UK</text:p>
          </table:table-cell>
          <table:table-cell office:value-type="float" office:value="36930" calcext:value-type="float">
            <text:p>36930</text:p>
          </table:table-cell>
          <table:table-cell office:value-type="float" office:value="32300" calcext:value-type="float">
            <text:p>32300</text:p>
          </table:table-cell>
          <table:table-cell office:value-type="float" office:value="27900" calcext:value-type="float">
            <text:p>27900</text:p>
          </table:table-cell>
          <table:table-cell office:value-type="float" office:value="29750" calcext:value-type="float">
            <text:p>29750</text:p>
          </table:table-cell>
          <table:table-cell office:value-type="float" office:value="30220" calcext:value-type="float">
            <text:p>30220</text:p>
          </table:table-cell>
          <table:table-cell office:value-type="float" office:value="33150" calcext:value-type="float">
            <text:p>33150</text:p>
          </table:table-cell>
          <table:table-cell office:value-type="float" office:value="32730" calcext:value-type="float">
            <text:p>32730</text:p>
          </table:table-cell>
          <table:table-cell office:value-type="float" office:value="35760" calcext:value-type="float">
            <text:p>35760</text:p>
          </table:table-cell>
          <table:table-cell office:value-type="float" office:value="40560" calcext:value-type="float">
            <text:p>40560</text:p>
          </table:table-cell>
          <table:table-cell office:value-type="float" office:value="37090" calcext:value-type="float">
            <text:p>37090</text:p>
          </table:table-cell>
          <table:table-cell office:value-type="float" office:value="35780" calcext:value-type="float">
            <text:p>35780</text:p>
          </table:table-cell>
          <table:table-cell office:value-type="float" office:value="36410" calcext:value-type="float">
            <text:p>36410</text:p>
          </table:table-cell>
        </table:table-row>
        <table:table-row table:style-name="ro1">
          <table:table-cell office:value-type="string" calcext:value-type="string">
            <text:p>B1GQ,CP_MEUR,AL</text:p>
          </table:table-cell>
          <table:table-cell office:value-type="float" office:value="7809.8" calcext:value-type="float">
            <text:p>7809.8</text:p>
          </table:table-cell>
          <table:table-cell office:value-type="float" office:value="8800.3" calcext:value-type="float">
            <text:p>8800.3</text:p>
          </table:table-cell>
          <table:table-cell office:value-type="float" office:value="8662.2" calcext:value-type="float">
            <text:p>8662.2</text:p>
          </table:table-cell>
          <table:table-cell office:value-type="float" office:value="8996.6" calcext:value-type="float">
            <text:p>8996.6</text:p>
          </table:table-cell>
          <table:table-cell office:value-type="float" office:value="9268.3" calcext:value-type="float">
            <text:p>9268.3</text:p>
          </table:table-cell>
          <table:table-cell office:value-type="float" office:value="9585.8" calcext:value-type="float">
            <text:p>9585.8</text:p>
          </table:table-cell>
          <table:table-cell office:value-type="float" office:value="9625.4" calcext:value-type="float">
            <text:p>9625.4</text:p>
          </table:table-cell>
          <table:table-cell office:value-type="float" office:value="9968.6" calcext:value-type="float">
            <text:p>9968.6</text:p>
          </table:table-cell>
          <table:table-cell office:value-type="float" office:value="10264.1" calcext:value-type="float">
            <text:p>10264.1</text:p>
          </table:table-cell>
          <table:table-cell office:value-type="float" office:value="10719.9" calcext:value-type="float">
            <text:p>10719.9</text:p>
          </table:table-cell>
          <table:table-cell office:value-type="string" calcext:value-type="string">
            <text:p>11563.8 p</text:p>
          </table:table-cell>
          <table:table-cell office:value-type="string" calcext:value-type="string">
            <text:p>12782.4 e</text:p>
          </table:table-cell>
        </table:table-row>
        <table:table-row table:style-name="ro1">
          <table:table-cell office:value-type="string" calcext:value-type="string">
            <text:p>B1GQ,CP_MEUR,AT</text:p>
          </table:table-cell>
          <table:table-cell office:value-type="float" office:value="283978" calcext:value-type="float">
            <text:p>283978</text:p>
          </table:table-cell>
          <table:table-cell office:value-type="float" office:value="293761.9" calcext:value-type="float">
            <text:p>293761.9</text:p>
          </table:table-cell>
          <table:table-cell office:value-type="float" office:value="288044" calcext:value-type="float">
            <text:p>288044</text:p>
          </table:table-cell>
          <table:table-cell office:value-type="float" office:value="295896.6" calcext:value-type="float">
            <text:p>295896.6</text:p>
          </table:table-cell>
          <table:table-cell office:value-type="float" office:value="310128.7" calcext:value-type="float">
            <text:p>310128.7</text:p>
          </table:table-cell>
          <table:table-cell office:value-type="float" office:value="318653" calcext:value-type="float">
            <text:p>318653</text:p>
          </table:table-cell>
          <table:table-cell office:value-type="float" office:value="323910.2" calcext:value-type="float">
            <text:p>323910.2</text:p>
          </table:table-cell>
          <table:table-cell office:value-type="float" office:value="333146.1" calcext:value-type="float">
            <text:p>333146.1</text:p>
          </table:table-cell>
          <table:table-cell office:value-type="float" office:value="344269.2" calcext:value-type="float">
            <text:p>344269.2</text:p>
          </table:table-cell>
          <table:table-cell office:value-type="float" office:value="357299.7" calcext:value-type="float">
            <text:p>357299.7</text:p>
          </table:table-cell>
          <table:table-cell office:value-type="float" office:value="370295.8" calcext:value-type="float">
            <text:p>370295.8</text:p>
          </table:table-cell>
          <table:table-cell office:value-type="float" office:value="385711.9" calcext:value-type="float">
            <text:p>385711.9</text:p>
          </table:table-cell>
        </table:table-row>
        <table:table-row table:style-name="ro1">
          <table:table-cell office:value-type="string" calcext:value-type="string">
            <text:p>B1GQ,CP_MEUR,BA</text:p>
          </table:table-cell>
          <table:table-cell office:value-type="string" calcext:value-type="string">
            <text:p>: </text:p>
          </table:table-cell>
          <table:table-cell office:value-type="float" office:value="13047.8" calcext:value-type="float">
            <text:p>13047.8</text:p>
          </table:table-cell>
          <table:table-cell office:value-type="float" office:value="12679.3" calcext:value-type="float">
            <text:p>12679.3</text:p>
          </table:table-cell>
          <table:table-cell office:value-type="float" office:value="12968.9" calcext:value-type="float">
            <text:p>12968.9</text:p>
          </table:table-cell>
          <table:table-cell office:value-type="float" office:value="13411.8" calcext:value-type="float">
            <text:p>13411.8</text:p>
          </table:table-cell>
          <table:table-cell office:value-type="float" office:value="13407.5" calcext:value-type="float">
            <text:p>13407.5</text:p>
          </table:table-cell>
          <table:table-cell office:value-type="float" office:value="13691.8" calcext:value-type="float">
            <text:p>13691.8</text:p>
          </table:table-cell>
          <table:table-cell office:value-type="float" office:value="13988.3" calcext:value-type="float">
            <text:p>13988.3</text:p>
          </table:table-cell>
          <table:table-cell office:value-type="float" office:value="14617.4" calcext:value-type="float">
            <text:p>14617.4</text:p>
          </table:table-cell>
          <table:table-cell office:value-type="float" office:value="15289.9" calcext:value-type="float">
            <text:p>15289.9</text:p>
          </table:table-cell>
          <table:table-cell office:value-type="float" office:value="16042.4" calcext:value-type="float">
            <text:p>16042.4</text:p>
          </table:table-cell>
          <table:table-cell office:value-type="float" office:value="16759.3" calcext:value-type="float">
            <text:p>16759.3</text:p>
          </table:table-cell>
        </table:table-row>
        <table:table-row table:style-name="ro1">
          <table:table-cell office:value-type="string" calcext:value-type="string">
            <text:p>B1GQ,CP_MEUR,BE</text:p>
          </table:table-cell>
          <table:table-cell office:value-type="float" office:value="343618.9" calcext:value-type="float">
            <text:p>343618.9</text:p>
          </table:table-cell>
          <table:table-cell office:value-type="float" office:value="351743.1" calcext:value-type="float">
            <text:p>351743.1</text:p>
          </table:table-cell>
          <table:table-cell office:value-type="float" office:value="346472.8" calcext:value-type="float">
            <text:p>346472.8</text:p>
          </table:table-cell>
          <table:table-cell office:value-type="float" office:value="363140.1" calcext:value-type="float">
            <text:p>363140.1</text:p>
          </table:table-cell>
          <table:table-cell office:value-type="float" office:value="375967.8" calcext:value-type="float">
            <text:p>375967.8</text:p>
          </table:table-cell>
          <table:table-cell office:value-type="float" office:value="386174.7" calcext:value-type="float">
            <text:p>386174.7</text:p>
          </table:table-cell>
          <table:table-cell office:value-type="float" office:value="392880" calcext:value-type="float">
            <text:p>392880</text:p>
          </table:table-cell>
          <table:table-cell office:value-type="float" office:value="403003.3" calcext:value-type="float">
            <text:p>403003.3</text:p>
          </table:table-cell>
          <table:table-cell office:value-type="float" office:value="416701.4" calcext:value-type="float">
            <text:p>416701.4</text:p>
          </table:table-cell>
          <table:table-cell office:value-type="float" office:value="430372.1" calcext:value-type="float">
            <text:p>430372.1</text:p>
          </table:table-cell>
          <table:table-cell office:value-type="float" office:value="446364.9" calcext:value-type="float">
            <text:p>446364.9</text:p>
          </table:table-cell>
          <table:table-cell office:value-type="float" office:value="459819.8" calcext:value-type="float">
            <text:p>459819.8</text:p>
          </table:table-cell>
        </table:table-row>
        <table:table-row table:style-name="ro1">
          <table:table-cell office:value-type="string" calcext:value-type="string">
            <text:p>B1GQ,CP_MEUR,BG</text:p>
          </table:table-cell>
          <table:table-cell office:value-type="float" office:value="32444.5" calcext:value-type="float">
            <text:p>32444.5</text:p>
          </table:table-cell>
          <table:table-cell office:value-type="float" office:value="37217.7" calcext:value-type="float">
            <text:p>37217.7</text:p>
          </table:table-cell>
          <table:table-cell office:value-type="float" office:value="37400.2" calcext:value-type="float">
            <text:p>37400.2</text:p>
          </table:table-cell>
          <table:table-cell office:value-type="float" office:value="38044.1" calcext:value-type="float">
            <text:p>38044.1</text:p>
          </table:table-cell>
          <table:table-cell office:value-type="float" office:value="41252.6" calcext:value-type="float">
            <text:p>41252.6</text:p>
          </table:table-cell>
          <table:table-cell office:value-type="float" office:value="42033.5" calcext:value-type="float">
            <text:p>42033.5</text:p>
          </table:table-cell>
          <table:table-cell office:value-type="float" office:value="41885.4" calcext:value-type="float">
            <text:p>41885.4</text:p>
          </table:table-cell>
          <table:table-cell office:value-type="float" office:value="42876.1" calcext:value-type="float">
            <text:p>42876.1</text:p>
          </table:table-cell>
          <table:table-cell office:value-type="float" office:value="45675.8" calcext:value-type="float">
            <text:p>45675.8</text:p>
          </table:table-cell>
          <table:table-cell office:value-type="float" office:value="48620.5" calcext:value-type="float">
            <text:p>48620.5</text:p>
          </table:table-cell>
          <table:table-cell office:value-type="float" office:value="52310" calcext:value-type="float">
            <text:p>52310</text:p>
          </table:table-cell>
          <table:table-cell office:value-type="float" office:value="56086.9" calcext:value-type="float">
            <text:p>56086.9</text:p>
          </table:table-cell>
        </table:table-row>
        <table:table-row table:style-name="ro1">
          <table:table-cell office:value-type="string" calcext:value-type="string">
            <text:p>B1GQ,CP_MEUR,CH</text:p>
          </table:table-cell>
          <table:table-cell office:value-type="float" office:value="350695.8" calcext:value-type="float">
            <text:p>350695.8</text:p>
          </table:table-cell>
          <table:table-cell office:value-type="float" office:value="378248.1" calcext:value-type="float">
            <text:p>378248.1</text:p>
          </table:table-cell>
          <table:table-cell office:value-type="float" office:value="390207.3" calcext:value-type="float">
            <text:p>390207.3</text:p>
          </table:table-cell>
          <table:table-cell office:value-type="float" office:value="441086" calcext:value-type="float">
            <text:p>441086</text:p>
          </table:table-cell>
          <table:table-cell office:value-type="float" office:value="504020.8" calcext:value-type="float">
            <text:p>504020.8</text:p>
          </table:table-cell>
          <table:table-cell office:value-type="float" office:value="519716.3" calcext:value-type="float">
            <text:p>519716.3</text:p>
          </table:table-cell>
          <table:table-cell office:value-type="float" office:value="518379.5" calcext:value-type="float">
            <text:p>518379.5</text:p>
          </table:table-cell>
          <table:table-cell office:value-type="float" office:value="534923.4" calcext:value-type="float">
            <text:p>534923.4</text:p>
          </table:table-cell>
          <table:table-cell office:value-type="float" office:value="612658.5" calcext:value-type="float">
            <text:p>612658.5</text:p>
          </table:table-cell>
          <table:table-cell office:value-type="float" office:value="606773.1" calcext:value-type="float">
            <text:p>606773.1</text:p>
          </table:table-cell>
          <table:table-cell office:value-type="string" calcext:value-type="string">
            <text:p>602268.6 p</text:p>
          </table:table-cell>
          <table:table-cell office:value-type="string" calcext:value-type="string">
            <text:p>597008.7 p</text:p>
          </table:table-cell>
        </table:table-row>
        <table:table-row table:style-name="ro1">
          <table:table-cell office:value-type="string" calcext:value-type="string">
            <text:p>B1GQ,CP_MEUR,CY</text:p>
          </table:table-cell>
          <table:table-cell office:value-type="float" office:value="17591" calcext:value-type="float">
            <text:p>17591</text:p>
          </table:table-cell>
          <table:table-cell office:value-type="float" office:value="19009.6" calcext:value-type="float">
            <text:p>19009.6</text:p>
          </table:table-cell>
          <table:table-cell office:value-type="float" office:value="18675.5" calcext:value-type="float">
            <text:p>18675.5</text:p>
          </table:table-cell>
          <table:table-cell office:value-type="float" office:value="19410" calcext:value-type="float">
            <text:p>19410</text:p>
          </table:table-cell>
          <table:table-cell office:value-type="float" office:value="19803" calcext:value-type="float">
            <text:p>19803</text:p>
          </table:table-cell>
          <table:table-cell office:value-type="float" office:value="19440.8" calcext:value-type="float">
            <text:p>19440.8</text:p>
          </table:table-cell>
          <table:table-cell office:value-type="float" office:value="17995" calcext:value-type="float">
            <text:p>17995</text:p>
          </table:table-cell>
          <table:table-cell office:value-type="float" office:value="17408.5" calcext:value-type="float">
            <text:p>17408.5</text:p>
          </table:table-cell>
          <table:table-cell office:value-type="float" office:value="17826.9" calcext:value-type="float">
            <text:p>17826.9</text:p>
          </table:table-cell>
          <table:table-cell office:value-type="float" office:value="18872.9" calcext:value-type="float">
            <text:p>18872.9</text:p>
          </table:table-cell>
          <table:table-cell office:value-type="float" office:value="20039.7" calcext:value-type="float">
            <text:p>20039.7</text:p>
          </table:table-cell>
          <table:table-cell office:value-type="string" calcext:value-type="string">
            <text:p>21137.8 p</text:p>
          </table:table-cell>
        </table:table-row>
        <table:table-row table:style-name="ro1">
          <table:table-cell office:value-type="string" calcext:value-type="string">
            <text:p>B1GQ,CP_MEUR,CZ</text:p>
          </table:table-cell>
          <table:table-cell office:value-type="float" office:value="138302.9" calcext:value-type="float">
            <text:p>138302.9</text:p>
          </table:table-cell>
          <table:table-cell office:value-type="float" office:value="161313.1" calcext:value-type="float">
            <text:p>161313.1</text:p>
          </table:table-cell>
          <table:table-cell office:value-type="float" office:value="148682" calcext:value-type="float">
            <text:p>148682</text:p>
          </table:table-cell>
          <table:table-cell office:value-type="float" office:value="156718.2" calcext:value-type="float">
            <text:p>156718.2</text:p>
          </table:table-cell>
          <table:table-cell office:value-type="float" office:value="164040.5" calcext:value-type="float">
            <text:p>164040.5</text:p>
          </table:table-cell>
          <table:table-cell office:value-type="float" office:value="161434.3" calcext:value-type="float">
            <text:p>161434.3</text:p>
          </table:table-cell>
          <table:table-cell office:value-type="float" office:value="157741.6" calcext:value-type="float">
            <text:p>157741.6</text:p>
          </table:table-cell>
          <table:table-cell office:value-type="float" office:value="156660" calcext:value-type="float">
            <text:p>156660</text:p>
          </table:table-cell>
          <table:table-cell office:value-type="float" office:value="168473.3" calcext:value-type="float">
            <text:p>168473.3</text:p>
          </table:table-cell>
          <table:table-cell office:value-type="float" office:value="176370.1" calcext:value-type="float">
            <text:p>176370.1</text:p>
          </table:table-cell>
          <table:table-cell office:value-type="float" office:value="191721.8" calcext:value-type="float">
            <text:p>191721.8</text:p>
          </table:table-cell>
          <table:table-cell office:value-type="float" office:value="207772.4" calcext:value-type="float">
            <text:p>207772.4</text:p>
          </table:table-cell>
        </table:table-row>
        <table:table-row table:style-name="ro1">
          <table:table-cell office:value-type="string" calcext:value-type="string">
            <text:p>B1GQ,CP_MEUR,DE</text:p>
          </table:table-cell>
          <table:table-cell office:value-type="float" office:value="2499550" calcext:value-type="float">
            <text:p>2499550</text:p>
          </table:table-cell>
          <table:table-cell office:value-type="float" office:value="2546490" calcext:value-type="float">
            <text:p>2546490</text:p>
          </table:table-cell>
          <table:table-cell office:value-type="float" office:value="2445730" calcext:value-type="float">
            <text:p>2445730</text:p>
          </table:table-cell>
          <table:table-cell office:value-type="float" office:value="2564400" calcext:value-type="float">
            <text:p>2564400</text:p>
          </table:table-cell>
          <table:table-cell office:value-type="float" office:value="2693560" calcext:value-type="float">
            <text:p>2693560</text:p>
          </table:table-cell>
          <table:table-cell office:value-type="float" office:value="2745310" calcext:value-type="float">
            <text:p>2745310</text:p>
          </table:table-cell>
          <table:table-cell office:value-type="float" office:value="2811350" calcext:value-type="float">
            <text:p>2811350</text:p>
          </table:table-cell>
          <table:table-cell office:value-type="float" office:value="2927430" calcext:value-type="float">
            <text:p>2927430</text:p>
          </table:table-cell>
          <table:table-cell office:value-type="float" office:value="3030070" calcext:value-type="float">
            <text:p>3030070</text:p>
          </table:table-cell>
          <table:table-cell office:value-type="float" office:value="3134100" calcext:value-type="float">
            <text:p>3134100</text:p>
          </table:table-cell>
          <table:table-cell office:value-type="float" office:value="3244990" calcext:value-type="float">
            <text:p>3244990</text:p>
          </table:table-cell>
          <table:table-cell office:value-type="float" office:value="3344370" calcext:value-type="float">
            <text:p>3344370</text:p>
          </table:table-cell>
        </table:table-row>
        <table:table-row table:style-name="ro1">
          <table:table-cell office:value-type="string" calcext:value-type="string">
            <text:p>B1GQ,CP_MEUR,DK</text:p>
          </table:table-cell>
          <table:table-cell office:value-type="float" office:value="233383.3" calcext:value-type="float">
            <text:p>233383.3</text:p>
          </table:table-cell>
          <table:table-cell office:value-type="float" office:value="241613.5" calcext:value-type="float">
            <text:p>241613.5</text:p>
          </table:table-cell>
          <table:table-cell office:value-type="float" office:value="231278" calcext:value-type="float">
            <text:p>231278</text:p>
          </table:table-cell>
          <table:table-cell office:value-type="float" office:value="243165.4" calcext:value-type="float">
            <text:p>243165.4</text:p>
          </table:table-cell>
          <table:table-cell office:value-type="float" office:value="247879.9" calcext:value-type="float">
            <text:p>247879.9</text:p>
          </table:table-cell>
          <table:table-cell office:value-type="float" office:value="254578" calcext:value-type="float">
            <text:p>254578</text:p>
          </table:table-cell>
          <table:table-cell office:value-type="float" office:value="258742.7" calcext:value-type="float">
            <text:p>258742.7</text:p>
          </table:table-cell>
          <table:table-cell office:value-type="float" office:value="265757" calcext:value-type="float">
            <text:p>265757</text:p>
          </table:table-cell>
          <table:table-cell office:value-type="float" office:value="273017.6" calcext:value-type="float">
            <text:p>273017.6</text:p>
          </table:table-cell>
          <table:table-cell office:value-type="float" office:value="283109.7" calcext:value-type="float">
            <text:p>283109.7</text:p>
          </table:table-cell>
          <table:table-cell office:value-type="float" office:value="292408" calcext:value-type="float">
            <text:p>292408</text:p>
          </table:table-cell>
          <table:table-cell office:value-type="float" office:value="301340.9" calcext:value-type="float">
            <text:p>301340.9</text:p>
          </table:table-cell>
        </table:table-row>
        <table:table-row table:style-name="ro1">
          <table:table-cell office:value-type="string" calcext:value-type="string">
            <text:p>B1GQ,CP_MEUR,EA</text:p>
          </table:table-cell>
          <table:table-cell office:value-type="float" office:value="9242760" calcext:value-type="float">
            <text:p>9242760</text:p>
          </table:table-cell>
          <table:table-cell office:value-type="float" office:value="9483133.2" calcext:value-type="float">
            <text:p>9483133.2</text:p>
          </table:table-cell>
          <table:table-cell office:value-type="float" office:value="9215029" calcext:value-type="float">
            <text:p>9215029</text:p>
          </table:table-cell>
          <table:table-cell office:value-type="float" office:value="9474062.8" calcext:value-type="float">
            <text:p>9474062.8</text:p>
          </table:table-cell>
          <table:table-cell office:value-type="float" office:value="9747755.1" calcext:value-type="float">
            <text:p>9747755.1</text:p>
          </table:table-cell>
          <table:table-cell office:value-type="float" office:value="9781526.3" calcext:value-type="float">
            <text:p>9781526.3</text:p>
          </table:table-cell>
          <table:table-cell office:value-type="float" office:value="9876002.7" calcext:value-type="float">
            <text:p>9876002.7</text:p>
          </table:table-cell>
          <table:table-cell office:value-type="float" office:value="10131359" calcext:value-type="float">
            <text:p>10131359</text:p>
          </table:table-cell>
          <table:table-cell office:value-type="float" office:value="10524438.1" calcext:value-type="float">
            <text:p>10524438.1</text:p>
          </table:table-cell>
          <table:table-cell office:value-type="float" office:value="10816964.5" calcext:value-type="float">
            <text:p>10816964.5</text:p>
          </table:table-cell>
          <table:table-cell office:value-type="float" office:value="11200923.9" calcext:value-type="float">
            <text:p>11200923.9</text:p>
          </table:table-cell>
          <table:table-cell office:value-type="float" office:value="11561187.9" calcext:value-type="float">
            <text:p>11561187.9</text:p>
          </table:table-cell>
        </table:table-row>
        <table:table-row table:style-name="ro1">
          <table:table-cell office:value-type="string" calcext:value-type="string">
            <text:p>B1GQ,CP_MEUR,EA19</text:p>
          </table:table-cell>
          <table:table-cell office:value-type="float" office:value="9390564" calcext:value-type="float">
            <text:p>9390564</text:p>
          </table:table-cell>
          <table:table-cell office:value-type="float" office:value="9622963.1" calcext:value-type="float">
            <text:p>9622963.1</text:p>
          </table:table-cell>
          <table:table-cell office:value-type="float" office:value="9274983" calcext:value-type="float">
            <text:p>9274983</text:p>
          </table:table-cell>
          <table:table-cell office:value-type="float" office:value="9534698.9" calcext:value-type="float">
            <text:p>9534698.9</text:p>
          </table:table-cell>
          <table:table-cell office:value-type="float" office:value="9799207.6" calcext:value-type="float">
            <text:p>9799207.6</text:p>
          </table:table-cell>
          <table:table-cell office:value-type="float" office:value="9836956.2" calcext:value-type="float">
            <text:p>9836956.2</text:p>
          </table:table-cell>
          <table:table-cell office:value-type="float" office:value="9933833.1" calcext:value-type="float">
            <text:p>9933833.1</text:p>
          </table:table-cell>
          <table:table-cell office:value-type="float" office:value="10167903.8" calcext:value-type="float">
            <text:p>10167903.8</text:p>
          </table:table-cell>
          <table:table-cell office:value-type="float" office:value="10524438.1" calcext:value-type="float">
            <text:p>10524438.1</text:p>
          </table:table-cell>
          <table:table-cell office:value-type="float" office:value="10816964.5" calcext:value-type="float">
            <text:p>10816964.5</text:p>
          </table:table-cell>
          <table:table-cell office:value-type="float" office:value="11200923.9" calcext:value-type="float">
            <text:p>11200923.9</text:p>
          </table:table-cell>
          <table:table-cell office:value-type="float" office:value="11561187.9" calcext:value-type="float">
            <text:p>11561187.9</text:p>
          </table:table-cell>
        </table:table-row>
        <table:table-row table:style-name="ro1">
          <table:table-cell office:value-type="string" calcext:value-type="string">
            <text:p>B1GQ,CP_MEUR,EE</text:p>
          </table:table-cell>
          <table:table-cell office:value-type="float" office:value="16398.7" calcext:value-type="float">
            <text:p>16398.7</text:p>
          </table:table-cell>
          <table:table-cell office:value-type="float" office:value="16638.3" calcext:value-type="float">
            <text:p>16638.3</text:p>
          </table:table-cell>
          <table:table-cell office:value-type="float" office:value="14211.8" calcext:value-type="float">
            <text:p>14211.8</text:p>
          </table:table-cell>
          <table:table-cell office:value-type="float" office:value="14863.1" calcext:value-type="float">
            <text:p>14863.1</text:p>
          </table:table-cell>
          <table:table-cell office:value-type="float" office:value="16829.2" calcext:value-type="float">
            <text:p>16829.2</text:p>
          </table:table-cell>
          <table:table-cell office:value-type="float" office:value="18050.7" calcext:value-type="float">
            <text:p>18050.7</text:p>
          </table:table-cell>
          <table:table-cell office:value-type="float" office:value="19033.4" calcext:value-type="float">
            <text:p>19033.4</text:p>
          </table:table-cell>
          <table:table-cell office:value-type="float" office:value="20180" calcext:value-type="float">
            <text:p>20180</text:p>
          </table:table-cell>
          <table:table-cell office:value-type="float" office:value="20782.2" calcext:value-type="float">
            <text:p>20782.2</text:p>
          </table:table-cell>
          <table:table-cell office:value-type="float" office:value="21693.6" calcext:value-type="float">
            <text:p>21693.6</text:p>
          </table:table-cell>
          <table:table-cell office:value-type="float" office:value="23775.8" calcext:value-type="float">
            <text:p>23775.8</text:p>
          </table:table-cell>
          <table:table-cell office:value-type="float" office:value="26035.9" calcext:value-type="float">
            <text:p>26035.9</text:p>
          </table:table-cell>
        </table:table-row>
        <table:table-row table:style-name="ro1">
          <table:table-cell office:value-type="string" calcext:value-type="string">
            <text:p>B1GQ,CP_MEUR,EL</text:p>
          </table:table-cell>
          <table:table-cell office:value-type="float" office:value="232694.6" calcext:value-type="float">
            <text:p>232694.6</text:p>
          </table:table-cell>
          <table:table-cell office:value-type="float" office:value="241990.4" calcext:value-type="float">
            <text:p>241990.4</text:p>
          </table:table-cell>
          <table:table-cell office:value-type="float" office:value="237534.2" calcext:value-type="float">
            <text:p>237534.2</text:p>
          </table:table-cell>
          <table:table-cell office:value-type="float" office:value="226031.4" calcext:value-type="float">
            <text:p>226031.4</text:p>
          </table:table-cell>
          <table:table-cell office:value-type="string" calcext:value-type="string">
            <text:p>207028.9 p</text:p>
          </table:table-cell>
          <table:table-cell office:value-type="string" calcext:value-type="string">
            <text:p>191203.9 p</text:p>
          </table:table-cell>
          <table:table-cell office:value-type="string" calcext:value-type="string">
            <text:p>180654.3 p</text:p>
          </table:table-cell>
          <table:table-cell office:value-type="string" calcext:value-type="string">
            <text:p>178656.5 p</text:p>
          </table:table-cell>
          <table:table-cell office:value-type="string" calcext:value-type="string">
            <text:p>177258.4 p</text:p>
          </table:table-cell>
          <table:table-cell office:value-type="string" calcext:value-type="string">
            <text:p>176487.9 p</text:p>
          </table:table-cell>
          <table:table-cell office:value-type="string" calcext:value-type="string">
            <text:p>180217.6 p</text:p>
          </table:table-cell>
          <table:table-cell office:value-type="string" calcext:value-type="string">
            <text:p>184713.6 p</text:p>
          </table:table-cell>
        </table:table-row>
        <table:table-row table:style-name="ro1">
          <table:table-cell office:value-type="string" calcext:value-type="string">
            <text:p>B1GQ,CP_MEUR,ES</text:p>
          </table:table-cell>
          <table:table-cell office:value-type="float" office:value="1075539" calcext:value-type="float">
            <text:p>1075539</text:p>
          </table:table-cell>
          <table:table-cell office:value-type="float" office:value="1109541" calcext:value-type="float">
            <text:p>1109541</text:p>
          </table:table-cell>
          <table:table-cell office:value-type="float" office:value="1069323" calcext:value-type="float">
            <text:p>1069323</text:p>
          </table:table-cell>
          <table:table-cell office:value-type="float" office:value="1072709" calcext:value-type="float">
            <text:p>1072709</text:p>
          </table:table-cell>
          <table:table-cell office:value-type="float" office:value="1063763" calcext:value-type="float">
            <text:p>1063763</text:p>
          </table:table-cell>
          <table:table-cell office:value-type="float" office:value="1031099" calcext:value-type="float">
            <text:p>1031099</text:p>
          </table:table-cell>
          <table:table-cell office:value-type="float" office:value="1020348" calcext:value-type="float">
            <text:p>1020348</text:p>
          </table:table-cell>
          <table:table-cell office:value-type="float" office:value="1032158" calcext:value-type="float">
            <text:p>1032158</text:p>
          </table:table-cell>
          <table:table-cell office:value-type="float" office:value="1077590" calcext:value-type="float">
            <text:p>1077590</text:p>
          </table:table-cell>
          <table:table-cell office:value-type="float" office:value="1113840" calcext:value-type="float">
            <text:p>1113840</text:p>
          </table:table-cell>
          <table:table-cell office:value-type="string" calcext:value-type="string">
            <text:p>1161878.0 p</text:p>
          </table:table-cell>
          <table:table-cell office:value-type="string" calcext:value-type="string">
            <text:p>1202193.0 p</text:p>
          </table:table-cell>
        </table:table-row>
        <table:table-row table:style-name="ro1">
          <table:table-cell office:value-type="string" calcext:value-type="string">
            <text:p>B1GQ,CP_MEUR,EU28</text:p>
          </table:table-cell>
          <table:table-cell office:value-type="float" office:value="13003688.5" calcext:value-type="float">
            <text:p>13003688.5</text:p>
          </table:table-cell>
          <table:table-cell office:value-type="float" office:value="13082102.5" calcext:value-type="float">
            <text:p>13082102.5</text:p>
          </table:table-cell>
          <table:table-cell office:value-type="float" office:value="12324698.9" calcext:value-type="float">
            <text:p>12324698.9</text:p>
          </table:table-cell>
          <table:table-cell office:value-type="float" office:value="12845663.4" calcext:value-type="float">
            <text:p>12845663.4</text:p>
          </table:table-cell>
          <table:table-cell office:value-type="float" office:value="13235225" calcext:value-type="float">
            <text:p>13235225</text:p>
          </table:table-cell>
          <table:table-cell office:value-type="float" office:value="13501734" calcext:value-type="float">
            <text:p>13501734</text:p>
          </table:table-cell>
          <table:table-cell office:value-type="float" office:value="13615090.5" calcext:value-type="float">
            <text:p>13615090.5</text:p>
          </table:table-cell>
          <table:table-cell office:value-type="float" office:value="14091451.2" calcext:value-type="float">
            <text:p>14091451.2</text:p>
          </table:table-cell>
          <table:table-cell office:value-type="float" office:value="14854106.4" calcext:value-type="float">
            <text:p>14854106.4</text:p>
          </table:table-cell>
          <table:table-cell office:value-type="float" office:value="14984271.9" calcext:value-type="float">
            <text:p>14984271.9</text:p>
          </table:table-cell>
          <table:table-cell office:value-type="float" office:value="15410259.5" calcext:value-type="float">
            <text:p>15410259.5</text:p>
          </table:table-cell>
          <table:table-cell office:value-type="float" office:value="15898311.6" calcext:value-type="float">
            <text:p>15898311.6</text:p>
          </table:table-cell>
        </table:table-row>
        <table:table-row table:style-name="ro1">
          <table:table-cell office:value-type="string" calcext:value-type="string">
            <text:p>B1GQ,CP_MEUR,FI</text:p>
          </table:table-cell>
          <table:table-cell office:value-type="float" office:value="187072" calcext:value-type="float">
            <text:p>187072</text:p>
          </table:table-cell>
          <table:table-cell office:value-type="float" office:value="194265" calcext:value-type="float">
            <text:p>194265</text:p>
          </table:table-cell>
          <table:table-cell office:value-type="float" office:value="181747" calcext:value-type="float">
            <text:p>181747</text:p>
          </table:table-cell>
          <table:table-cell office:value-type="float" office:value="188143" calcext:value-type="float">
            <text:p>188143</text:p>
          </table:table-cell>
          <table:table-cell office:value-type="float" office:value="197998" calcext:value-type="float">
            <text:p>197998</text:p>
          </table:table-cell>
          <table:table-cell office:value-type="float" office:value="201037" calcext:value-type="float">
            <text:p>201037</text:p>
          </table:table-cell>
          <table:table-cell office:value-type="float" office:value="204321" calcext:value-type="float">
            <text:p>204321</text:p>
          </table:table-cell>
          <table:table-cell office:value-type="float" office:value="206897" calcext:value-type="float">
            <text:p>206897</text:p>
          </table:table-cell>
          <table:table-cell office:value-type="float" office:value="211516" calcext:value-type="float">
            <text:p>211516</text:p>
          </table:table-cell>
          <table:table-cell office:value-type="float" office:value="217484" calcext:value-type="float">
            <text:p>217484</text:p>
          </table:table-cell>
          <table:table-cell office:value-type="float" office:value="225785" calcext:value-type="float">
            <text:p>225785</text:p>
          </table:table-cell>
          <table:table-cell office:value-type="float" office:value="234453" calcext:value-type="float">
            <text:p>234453</text:p>
          </table:table-cell>
        </table:table-row>
        <table:table-row table:style-name="ro1">
          <table:table-cell office:value-type="string" calcext:value-type="string">
            <text:p>B1GQ,CP_MEUR,FR</text:p>
          </table:table-cell>
          <table:table-cell office:value-type="float" office:value="1941360" calcext:value-type="float">
            <text:p>1941360</text:p>
          </table:table-cell>
          <table:table-cell office:value-type="float" office:value="1992380" calcext:value-type="float">
            <text:p>1992380</text:p>
          </table:table-cell>
          <table:table-cell office:value-type="float" office:value="1936422" calcext:value-type="float">
            <text:p>1936422</text:p>
          </table:table-cell>
          <table:table-cell office:value-type="float" office:value="1995289" calcext:value-type="float">
            <text:p>1995289</text:p>
          </table:table-cell>
          <table:table-cell office:value-type="float" office:value="2058369" calcext:value-type="float">
            <text:p>2058369</text:p>
          </table:table-cell>
          <table:table-cell office:value-type="float" office:value="2088804" calcext:value-type="float">
            <text:p>2088804</text:p>
          </table:table-cell>
          <table:table-cell office:value-type="float" office:value="2117189" calcext:value-type="float">
            <text:p>2117189</text:p>
          </table:table-cell>
          <table:table-cell office:value-type="float" office:value="2149765" calcext:value-type="float">
            <text:p>2149765</text:p>
          </table:table-cell>
          <table:table-cell office:value-type="float" office:value="2198432" calcext:value-type="float">
            <text:p>2198432</text:p>
          </table:table-cell>
          <table:table-cell office:value-type="float" office:value="2234129" calcext:value-type="float">
            <text:p>2234129</text:p>
          </table:table-cell>
          <table:table-cell office:value-type="string" calcext:value-type="string">
            <text:p>2295063.0 p</text:p>
          </table:table-cell>
          <table:table-cell office:value-type="string" calcext:value-type="string">
            <text:p>2353090.0 p</text:p>
          </table:table-cell>
        </table:table-row>
        <table:table-row table:style-name="ro1">
          <table:table-cell office:value-type="string" calcext:value-type="string">
            <text:p>B1GQ,CP_MEUR,HR</text:p>
          </table:table-cell>
          <table:table-cell office:value-type="float" office:value="43991.4" calcext:value-type="float">
            <text:p>43991.4</text:p>
          </table:table-cell>
          <table:table-cell office:value-type="float" office:value="47998.3" calcext:value-type="float">
            <text:p>47998.3</text:p>
          </table:table-cell>
          <table:table-cell office:value-type="float" office:value="45064.1" calcext:value-type="float">
            <text:p>45064.1</text:p>
          </table:table-cell>
          <table:table-cell office:value-type="float" office:value="45111.8" calcext:value-type="float">
            <text:p>45111.8</text:p>
          </table:table-cell>
          <table:table-cell office:value-type="float" office:value="44793" calcext:value-type="float">
            <text:p>44793</text:p>
          </table:table-cell>
          <table:table-cell office:value-type="float" office:value="43940.8" calcext:value-type="float">
            <text:p>43940.8</text:p>
          </table:table-cell>
          <table:table-cell office:value-type="float" office:value="43703.2" calcext:value-type="float">
            <text:p>43703.2</text:p>
          </table:table-cell>
          <table:table-cell office:value-type="float" office:value="43401.3" calcext:value-type="float">
            <text:p>43401.3</text:p>
          </table:table-cell>
          <table:table-cell office:value-type="float" office:value="44616.4" calcext:value-type="float">
            <text:p>44616.4</text:p>
          </table:table-cell>
          <table:table-cell office:value-type="float" office:value="46615.5" calcext:value-type="float">
            <text:p>46615.5</text:p>
          </table:table-cell>
          <table:table-cell office:value-type="float" office:value="49094.4" calcext:value-type="float">
            <text:p>49094.4</text:p>
          </table:table-cell>
          <table:table-cell office:value-type="string" calcext:value-type="string">
            <text:p>51579.1 p</text:p>
          </table:table-cell>
        </table:table-row>
        <table:table-row table:style-name="ro1">
          <table:table-cell office:value-type="string" calcext:value-type="string">
            <text:p>B1GQ,CP_MEUR,HU</text:p>
          </table:table-cell>
          <table:table-cell office:value-type="float" office:value="102253.3" calcext:value-type="float">
            <text:p>102253.3</text:p>
          </table:table-cell>
          <table:table-cell office:value-type="float" office:value="108215.8" calcext:value-type="float">
            <text:p>108215.8</text:p>
          </table:table-cell>
          <table:table-cell office:value-type="float" office:value="94382.6" calcext:value-type="float">
            <text:p>94382.6</text:p>
          </table:table-cell>
          <table:table-cell office:value-type="float" office:value="98986.8" calcext:value-type="float">
            <text:p>98986.8</text:p>
          </table:table-cell>
          <table:table-cell office:value-type="float" office:value="101552.7" calcext:value-type="float">
            <text:p>101552.7</text:p>
          </table:table-cell>
          <table:table-cell office:value-type="float" office:value="99733.6" calcext:value-type="float">
            <text:p>99733.6</text:p>
          </table:table-cell>
          <table:table-cell office:value-type="float" office:value="102032.3" calcext:value-type="float">
            <text:p>102032.3</text:p>
          </table:table-cell>
          <table:table-cell office:value-type="float" office:value="105905.9" calcext:value-type="float">
            <text:p>105905.9</text:p>
          </table:table-cell>
          <table:table-cell office:value-type="float" office:value="112210.3" calcext:value-type="float">
            <text:p>112210.3</text:p>
          </table:table-cell>
          <table:table-cell office:value-type="float" office:value="115259.2" calcext:value-type="float">
            <text:p>115259.2</text:p>
          </table:table-cell>
          <table:table-cell office:value-type="float" office:value="125603.1" calcext:value-type="float">
            <text:p>125603.1</text:p>
          </table:table-cell>
          <table:table-cell office:value-type="float" office:value="133782.2" calcext:value-type="float">
            <text:p>133782.2</text:p>
          </table:table-cell>
        </table:table-row>
        <table:table-row table:style-name="ro1">
          <table:table-cell office:value-type="string" calcext:value-type="string">
            <text:p>B1GQ,CP_MEUR,IE</text:p>
          </table:table-cell>
          <table:table-cell office:value-type="float" office:value="197202" calcext:value-type="float">
            <text:p>197202</text:p>
          </table:table-cell>
          <table:table-cell office:value-type="float" office:value="187769.1" calcext:value-type="float">
            <text:p>187769.1</text:p>
          </table:table-cell>
          <table:table-cell office:value-type="float" office:value="170100.5" calcext:value-type="float">
            <text:p>170100.5</text:p>
          </table:table-cell>
          <table:table-cell office:value-type="float" office:value="167732.3" calcext:value-type="float">
            <text:p>167732.3</text:p>
          </table:table-cell>
          <table:table-cell office:value-type="float" office:value="170827" calcext:value-type="float">
            <text:p>170827</text:p>
          </table:table-cell>
          <table:table-cell office:value-type="float" office:value="175115.7" calcext:value-type="float">
            <text:p>175115.7</text:p>
          </table:table-cell>
          <table:table-cell office:value-type="float" office:value="179661.3" calcext:value-type="float">
            <text:p>179661.3</text:p>
          </table:table-cell>
          <table:table-cell office:value-type="float" office:value="194818.2" calcext:value-type="float">
            <text:p>194818.2</text:p>
          </table:table-cell>
          <table:table-cell office:value-type="float" office:value="262833.4" calcext:value-type="float">
            <text:p>262833.4</text:p>
          </table:table-cell>
          <table:table-cell office:value-type="float" office:value="271683.6" calcext:value-type="float">
            <text:p>271683.6</text:p>
          </table:table-cell>
          <table:table-cell office:value-type="float" office:value="297130.8" calcext:value-type="float">
            <text:p>297130.8</text:p>
          </table:table-cell>
          <table:table-cell office:value-type="float" office:value="324038.2" calcext:value-type="float">
            <text:p>324038.2</text:p>
          </table:table-cell>
        </table:table-row>
        <table:table-row table:style-name="ro1">
          <table:table-cell office:value-type="string" calcext:value-type="string">
            <text:p>B1GQ,CP_MEUR,IS</text:p>
          </table:table-cell>
          <table:table-cell office:value-type="float" office:value="15726.8" calcext:value-type="float">
            <text:p>15726.8</text:p>
          </table:table-cell>
          <table:table-cell office:value-type="float" office:value="10948.5" calcext:value-type="float">
            <text:p>10948.5</text:p>
          </table:table-cell>
          <table:table-cell office:value-type="float" office:value="9426.4" calcext:value-type="float">
            <text:p>9426.4</text:p>
          </table:table-cell>
          <table:table-cell office:value-type="float" office:value="10332.4" calcext:value-type="float">
            <text:p>10332.4</text:p>
          </table:table-cell>
          <table:table-cell office:value-type="float" office:value="10889" calcext:value-type="float">
            <text:p>10889</text:p>
          </table:table-cell>
          <table:table-cell office:value-type="float" office:value="11458.5" calcext:value-type="float">
            <text:p>11458.5</text:p>
          </table:table-cell>
          <table:table-cell office:value-type="float" office:value="12064.1" calcext:value-type="float">
            <text:p>12064.1</text:p>
          </table:table-cell>
          <table:table-cell office:value-type="float" office:value="13389.9" calcext:value-type="float">
            <text:p>13389.9</text:p>
          </table:table-cell>
          <table:table-cell office:value-type="float" office:value="15679.8" calcext:value-type="float">
            <text:p>15679.8</text:p>
          </table:table-cell>
          <table:table-cell office:value-type="float" office:value="18646.1" calcext:value-type="float">
            <text:p>18646.1</text:p>
          </table:table-cell>
          <table:table-cell office:value-type="float" office:value="21677.2" calcext:value-type="float">
            <text:p>21677.2</text:p>
          </table:table-cell>
          <table:table-cell office:value-type="float" office:value="21987.7" calcext:value-type="float">
            <text:p>21987.7</text:p>
          </table:table-cell>
        </table:table-row>
        <table:table-row table:style-name="ro1">
          <table:table-cell office:value-type="string" calcext:value-type="string">
            <text:p>B1GQ,CP_MEUR,IT</text:p>
          </table:table-cell>
          <table:table-cell office:value-type="float" office:value="1614839.8" calcext:value-type="float">
            <text:p>1614839.8</text:p>
          </table:table-cell>
          <table:table-cell office:value-type="float" office:value="1637699.4" calcext:value-type="float">
            <text:p>1637699.4</text:p>
          </table:table-cell>
          <table:table-cell office:value-type="float" office:value="1577255.9" calcext:value-type="float">
            <text:p>1577255.9</text:p>
          </table:table-cell>
          <table:table-cell office:value-type="float" office:value="1611279.4" calcext:value-type="float">
            <text:p>1611279.4</text:p>
          </table:table-cell>
          <table:table-cell office:value-type="float" office:value="1648755.8" calcext:value-type="float">
            <text:p>1648755.8</text:p>
          </table:table-cell>
          <table:table-cell office:value-type="float" office:value="1624358.7" calcext:value-type="float">
            <text:p>1624358.7</text:p>
          </table:table-cell>
          <table:table-cell office:value-type="float" office:value="1612751.3" calcext:value-type="float">
            <text:p>1612751.3</text:p>
          </table:table-cell>
          <table:table-cell office:value-type="float" office:value="1627405.6" calcext:value-type="float">
            <text:p>1627405.6</text:p>
          </table:table-cell>
          <table:table-cell office:value-type="float" office:value="1655355" calcext:value-type="float">
            <text:p>1655355</text:p>
          </table:table-cell>
          <table:table-cell office:value-type="float" office:value="1695590.1" calcext:value-type="float">
            <text:p>1695590.1</text:p>
          </table:table-cell>
          <table:table-cell office:value-type="float" office:value="1736601.8" calcext:value-type="float">
            <text:p>1736601.8</text:p>
          </table:table-cell>
          <table:table-cell office:value-type="float" office:value="1765421.4" calcext:value-type="float">
            <text:p>1765421.4</text:p>
          </table:table-cell>
        </table:table-row>
        <table:table-row table:style-name="ro1">
          <table:table-cell office:value-type="string" calcext:value-type="string">
            <text:p>B1GQ,CP_MEUR,LI</text:p>
          </table:table-cell>
          <table:table-cell table:number-columns-repeated="6" office:value-type="string" calcext:value-type="string">
            <text:p>: </text:p>
          </table:table-cell>
          <table:table-cell office:value-type="float" office:value="4812.4" calcext:value-type="float">
            <text:p>4812.4</text:p>
          </table:table-cell>
          <table:table-cell office:value-type="float" office:value="5021.7" calcext:value-type="float">
            <text:p>5021.7</text:p>
          </table:table-cell>
          <table:table-cell office:value-type="float" office:value="5649.1" calcext:value-type="float">
            <text:p>5649.1</text:p>
          </table:table-cell>
          <table:table-cell office:value-type="string" calcext:value-type="string">
            <text:p>5617.2 p</text:p>
          </table:table-cell>
          <table:table-cell office:value-type="string" calcext:value-type="string">
            <text:p>5717.4 e</text:p>
          </table:table-cell>
          <table:table-cell office:value-type="string" calcext:value-type="string">
            <text:p>: </text:p>
          </table:table-cell>
        </table:table-row>
        <table:table-row table:style-name="ro1">
          <table:table-cell office:value-type="string" calcext:value-type="string">
            <text:p>B1GQ,CP_MEUR,LT</text:p>
          </table:table-cell>
          <table:table-cell office:value-type="float" office:value="29040.7" calcext:value-type="float">
            <text:p>29040.7</text:p>
          </table:table-cell>
          <table:table-cell office:value-type="float" office:value="32696.3" calcext:value-type="float">
            <text:p>32696.3</text:p>
          </table:table-cell>
          <table:table-cell office:value-type="float" office:value="26934.8" calcext:value-type="float">
            <text:p>26934.8</text:p>
          </table:table-cell>
          <table:table-cell office:value-type="string" calcext:value-type="string">
            <text:p>27955.3 b</text:p>
          </table:table-cell>
          <table:table-cell office:value-type="float" office:value="31233.7" calcext:value-type="float">
            <text:p>31233.7</text:p>
          </table:table-cell>
          <table:table-cell office:value-type="float" office:value="33331.7" calcext:value-type="float">
            <text:p>33331.7</text:p>
          </table:table-cell>
          <table:table-cell office:value-type="float" office:value="34985" calcext:value-type="float">
            <text:p>34985</text:p>
          </table:table-cell>
          <table:table-cell office:value-type="float" office:value="36544.8" calcext:value-type="float">
            <text:p>36544.8</text:p>
          </table:table-cell>
          <table:table-cell office:value-type="float" office:value="37321.8" calcext:value-type="float">
            <text:p>37321.8</text:p>
          </table:table-cell>
          <table:table-cell office:value-type="float" office:value="38893.4" calcext:value-type="float">
            <text:p>38893.4</text:p>
          </table:table-cell>
          <table:table-cell office:value-type="float" office:value="42269.4" calcext:value-type="float">
            <text:p>42269.4</text:p>
          </table:table-cell>
          <table:table-cell office:value-type="float" office:value="45264.4" calcext:value-type="float">
            <text:p>45264.4</text:p>
          </table:table-cell>
        </table:table-row>
        <table:table-row table:style-name="ro1">
          <table:table-cell office:value-type="string" calcext:value-type="string">
            <text:p>B1GQ,CP_MEUR,LU</text:p>
          </table:table-cell>
          <table:table-cell office:value-type="float" office:value="37178.9" calcext:value-type="float">
            <text:p>37178.9</text:p>
          </table:table-cell>
          <table:table-cell office:value-type="float" office:value="38128.6" calcext:value-type="float">
            <text:p>38128.6</text:p>
          </table:table-cell>
          <table:table-cell office:value-type="float" office:value="36976.5" calcext:value-type="float">
            <text:p>36976.5</text:p>
          </table:table-cell>
          <table:table-cell office:value-type="float" office:value="40177.8" calcext:value-type="float">
            <text:p>40177.8</text:p>
          </table:table-cell>
          <table:table-cell office:value-type="float" office:value="43164.6" calcext:value-type="float">
            <text:p>43164.6</text:p>
          </table:table-cell>
          <table:table-cell office:value-type="float" office:value="44112.1" calcext:value-type="float">
            <text:p>44112.1</text:p>
          </table:table-cell>
          <table:table-cell office:value-type="float" office:value="46499.6" calcext:value-type="float">
            <text:p>46499.6</text:p>
          </table:table-cell>
          <table:table-cell office:value-type="float" office:value="49824.5" calcext:value-type="float">
            <text:p>49824.5</text:p>
          </table:table-cell>
          <table:table-cell office:value-type="float" office:value="52065.8" calcext:value-type="float">
            <text:p>52065.8</text:p>
          </table:table-cell>
          <table:table-cell office:value-type="float" office:value="54867.2" calcext:value-type="float">
            <text:p>54867.2</text:p>
          </table:table-cell>
          <table:table-cell office:value-type="float" office:value="56814.2" calcext:value-type="float">
            <text:p>56814.2</text:p>
          </table:table-cell>
          <table:table-cell office:value-type="float" office:value="60053.1" calcext:value-type="float">
            <text:p>60053.1</text:p>
          </table:table-cell>
        </table:table-row>
        <table:table-row table:style-name="ro1">
          <table:table-cell office:value-type="string" calcext:value-type="string">
            <text:p>B1GQ,CP_MEUR,LV</text:p>
          </table:table-cell>
          <table:table-cell office:value-type="float" office:value="22676.8" calcext:value-type="float">
            <text:p>22676.8</text:p>
          </table:table-cell>
          <table:table-cell office:value-type="float" office:value="24397.2" calcext:value-type="float">
            <text:p>24397.2</text:p>
          </table:table-cell>
          <table:table-cell office:value-type="float" office:value="18807.4" calcext:value-type="float">
            <text:p>18807.4</text:p>
          </table:table-cell>
          <table:table-cell office:value-type="float" office:value="17817.7" calcext:value-type="float">
            <text:p>17817.7</text:p>
          </table:table-cell>
          <table:table-cell office:value-type="float" office:value="20218.7" calcext:value-type="float">
            <text:p>20218.7</text:p>
          </table:table-cell>
          <table:table-cell office:value-type="float" office:value="22098.2" calcext:value-type="float">
            <text:p>22098.2</text:p>
          </table:table-cell>
          <table:table-cell office:value-type="float" office:value="22845.4" calcext:value-type="float">
            <text:p>22845.4</text:p>
          </table:table-cell>
          <table:table-cell office:value-type="float" office:value="23654.2" calcext:value-type="float">
            <text:p>23654.2</text:p>
          </table:table-cell>
          <table:table-cell office:value-type="float" office:value="24426" calcext:value-type="float">
            <text:p>24426</text:p>
          </table:table-cell>
          <table:table-cell office:value-type="float" office:value="25072.6" calcext:value-type="float">
            <text:p>25072.6</text:p>
          </table:table-cell>
          <table:table-cell office:value-type="float" office:value="26797.8" calcext:value-type="float">
            <text:p>26797.8</text:p>
          </table:table-cell>
          <table:table-cell office:value-type="float" office:value="29151" calcext:value-type="float">
            <text:p>29151</text:p>
          </table:table-cell>
        </table:table-row>
        <table:table-row table:style-name="ro1">
          <table:table-cell office:value-type="string" calcext:value-type="string">
            <text:p>B1GQ,CP_MEUR,ME</text:p>
          </table:table-cell>
          <table:table-cell office:value-type="float" office:value="2689.1" calcext:value-type="float">
            <text:p>2689.1</text:p>
          </table:table-cell>
          <table:table-cell office:value-type="float" office:value="3103.3" calcext:value-type="float">
            <text:p>3103.3</text:p>
          </table:table-cell>
          <table:table-cell office:value-type="float" office:value="2993.9" calcext:value-type="float">
            <text:p>2993.9</text:p>
          </table:table-cell>
          <table:table-cell office:value-type="float" office:value="3125.1" calcext:value-type="float">
            <text:p>3125.1</text:p>
          </table:table-cell>
          <table:table-cell office:value-type="float" office:value="3264.8" calcext:value-type="float">
            <text:p>3264.8</text:p>
          </table:table-cell>
          <table:table-cell office:value-type="float" office:value="3181.5" calcext:value-type="float">
            <text:p>3181.5</text:p>
          </table:table-cell>
          <table:table-cell office:value-type="float" office:value="3362.5" calcext:value-type="float">
            <text:p>3362.5</text:p>
          </table:table-cell>
          <table:table-cell office:value-type="float" office:value="3457.9" calcext:value-type="float">
            <text:p>3457.9</text:p>
          </table:table-cell>
          <table:table-cell office:value-type="float" office:value="3654.5" calcext:value-type="float">
            <text:p>3654.5</text:p>
          </table:table-cell>
          <table:table-cell office:value-type="float" office:value="3954.2" calcext:value-type="float">
            <text:p>3954.2</text:p>
          </table:table-cell>
          <table:table-cell office:value-type="float" office:value="4299.1" calcext:value-type="float">
            <text:p>4299.1</text:p>
          </table:table-cell>
          <table:table-cell office:value-type="float" office:value="4663.1" calcext:value-type="float">
            <text:p>4663.1</text:p>
          </table:table-cell>
        </table:table-row>
        <table:table-row table:style-name="ro1">
          <table:table-cell office:value-type="string" calcext:value-type="string">
            <text:p>B1GQ,CP_MEUR,MK</text:p>
          </table:table-cell>
          <table:table-cell office:value-type="float" office:value="6094.5" calcext:value-type="float">
            <text:p>6094.5</text:p>
          </table:table-cell>
          <table:table-cell office:value-type="float" office:value="6772.1" calcext:value-type="float">
            <text:p>6772.1</text:p>
          </table:table-cell>
          <table:table-cell office:value-type="float" office:value="6766.5" calcext:value-type="float">
            <text:p>6766.5</text:p>
          </table:table-cell>
          <table:table-cell office:value-type="float" office:value="7108.3" calcext:value-type="float">
            <text:p>7108.3</text:p>
          </table:table-cell>
          <table:table-cell office:value-type="float" office:value="7544.2" calcext:value-type="float">
            <text:p>7544.2</text:p>
          </table:table-cell>
          <table:table-cell office:value-type="float" office:value="7584.8" calcext:value-type="float">
            <text:p>7584.8</text:p>
          </table:table-cell>
          <table:table-cell office:value-type="float" office:value="8149.6" calcext:value-type="float">
            <text:p>8149.6</text:p>
          </table:table-cell>
          <table:table-cell office:value-type="float" office:value="8562" calcext:value-type="float">
            <text:p>8562</text:p>
          </table:table-cell>
          <table:table-cell office:value-type="float" office:value="9072.3" calcext:value-type="float">
            <text:p>9072.3</text:p>
          </table:table-cell>
          <table:table-cell office:value-type="float" office:value="9656.5" calcext:value-type="float">
            <text:p>9656.5</text:p>
          </table:table-cell>
          <table:table-cell office:value-type="float" office:value="10038.3" calcext:value-type="float">
            <text:p>10038.3</text:p>
          </table:table-cell>
          <table:table-cell office:value-type="string" calcext:value-type="string">
            <text:p>10698.1 p</text:p>
          </table:table-cell>
        </table:table-row>
        <table:table-row table:style-name="ro1">
          <table:table-cell office:value-type="string" calcext:value-type="string">
            <text:p>B1GQ,CP_MEUR,MT</text:p>
          </table:table-cell>
          <table:table-cell office:value-type="float" office:value="5757.5" calcext:value-type="float">
            <text:p>5757.5</text:p>
          </table:table-cell>
          <table:table-cell office:value-type="float" office:value="6128.7" calcext:value-type="float">
            <text:p>6128.7</text:p>
          </table:table-cell>
          <table:table-cell office:value-type="float" office:value="6138.6" calcext:value-type="float">
            <text:p>6138.6</text:p>
          </table:table-cell>
          <table:table-cell office:value-type="float" office:value="6599.5" calcext:value-type="float">
            <text:p>6599.5</text:p>
          </table:table-cell>
          <table:table-cell office:value-type="float" office:value="6832" calcext:value-type="float">
            <text:p>6832</text:p>
          </table:table-cell>
          <table:table-cell office:value-type="float" office:value="7168" calcext:value-type="float">
            <text:p>7168</text:p>
          </table:table-cell>
          <table:table-cell office:value-type="float" office:value="7645.3" calcext:value-type="float">
            <text:p>7645.3</text:p>
          </table:table-cell>
          <table:table-cell office:value-type="float" office:value="8508.3" calcext:value-type="float">
            <text:p>8508.3</text:p>
          </table:table-cell>
          <table:table-cell office:value-type="float" office:value="9657.9" calcext:value-type="float">
            <text:p>9657.9</text:p>
          </table:table-cell>
          <table:table-cell office:value-type="float" office:value="10346.5" calcext:value-type="float">
            <text:p>10346.5</text:p>
          </table:table-cell>
          <table:table-cell office:value-type="float" office:value="11302.8" calcext:value-type="float">
            <text:p>11302.8</text:p>
          </table:table-cell>
          <table:table-cell office:value-type="float" office:value="12323.8" calcext:value-type="float">
            <text:p>12323.8</text:p>
          </table:table-cell>
        </table:table-row>
        <table:table-row table:style-name="ro1">
          <table:table-cell office:value-type="string" calcext:value-type="string">
            <text:p>B1GQ,CP_MEUR,NL</text:p>
          </table:table-cell>
          <table:table-cell office:value-type="float" office:value="619170" calcext:value-type="float">
            <text:p>619170</text:p>
          </table:table-cell>
          <table:table-cell office:value-type="float" office:value="647198" calcext:value-type="float">
            <text:p>647198</text:p>
          </table:table-cell>
          <table:table-cell office:value-type="float" office:value="624842" calcext:value-type="float">
            <text:p>624842</text:p>
          </table:table-cell>
          <table:table-cell office:value-type="float" office:value="639187" calcext:value-type="float">
            <text:p>639187</text:p>
          </table:table-cell>
          <table:table-cell office:value-type="float" office:value="650359" calcext:value-type="float">
            <text:p>650359</text:p>
          </table:table-cell>
          <table:table-cell office:value-type="float" office:value="652966" calcext:value-type="float">
            <text:p>652966</text:p>
          </table:table-cell>
          <table:table-cell office:value-type="float" office:value="660463" calcext:value-type="float">
            <text:p>660463</text:p>
          </table:table-cell>
          <table:table-cell office:value-type="float" office:value="671560" calcext:value-type="float">
            <text:p>671560</text:p>
          </table:table-cell>
          <table:table-cell office:value-type="float" office:value="690008" calcext:value-type="float">
            <text:p>690008</text:p>
          </table:table-cell>
          <table:table-cell office:value-type="float" office:value="708337" calcext:value-type="float">
            <text:p>708337</text:p>
          </table:table-cell>
          <table:table-cell office:value-type="float" office:value="738146" calcext:value-type="float">
            <text:p>738146</text:p>
          </table:table-cell>
          <table:table-cell office:value-type="string" calcext:value-type="string">
            <text:p>774039.0 p</text:p>
          </table:table-cell>
        </table:table-row>
        <table:table-row table:style-name="ro1">
          <table:table-cell office:value-type="string" calcext:value-type="string">
            <text:p>B1GQ,CP_MEUR,NO</text:p>
          </table:table-cell>
          <table:table-cell office:value-type="float" office:value="293167" calcext:value-type="float">
            <text:p>293167</text:p>
          </table:table-cell>
          <table:table-cell office:value-type="float" office:value="317021.5" calcext:value-type="float">
            <text:p>317021.5</text:p>
          </table:table-cell>
          <table:table-cell office:value-type="float" office:value="278246.6" calcext:value-type="float">
            <text:p>278246.6</text:p>
          </table:table-cell>
          <table:table-cell office:value-type="float" office:value="323760.9" calcext:value-type="float">
            <text:p>323760.9</text:p>
          </table:table-cell>
          <table:table-cell office:value-type="float" office:value="358339.5" calcext:value-type="float">
            <text:p>358339.5</text:p>
          </table:table-cell>
          <table:table-cell office:value-type="float" office:value="396523.5" calcext:value-type="float">
            <text:p>396523.5</text:p>
          </table:table-cell>
          <table:table-cell office:value-type="float" office:value="393408.7" calcext:value-type="float">
            <text:p>393408.7</text:p>
          </table:table-cell>
          <table:table-cell office:value-type="float" office:value="375947.3" calcext:value-type="float">
            <text:p>375947.3</text:p>
          </table:table-cell>
          <table:table-cell office:value-type="float" office:value="347632.1" calcext:value-type="float">
            <text:p>347632.1</text:p>
          </table:table-cell>
          <table:table-cell office:value-type="float" office:value="333471.3" calcext:value-type="float">
            <text:p>333471.3</text:p>
          </table:table-cell>
          <table:table-cell office:value-type="float" office:value="353316.4" calcext:value-type="float">
            <text:p>353316.4</text:p>
          </table:table-cell>
          <table:table-cell office:value-type="float" office:value="367893.7" calcext:value-type="float">
            <text:p>367893.7</text:p>
          </table:table-cell>
        </table:table-row>
        <table:table-row table:style-name="ro1">
          <table:table-cell office:value-type="string" calcext:value-type="string">
            <text:p>B1GQ,CP_MEUR,PL</text:p>
          </table:table-cell>
          <table:table-cell office:value-type="float" office:value="313872.4" calcext:value-type="float">
            <text:p>313872.4</text:p>
          </table:table-cell>
          <table:table-cell office:value-type="float" office:value="366180.6" calcext:value-type="float">
            <text:p>366180.6</text:p>
          </table:table-cell>
          <table:table-cell office:value-type="float" office:value="317081.3" calcext:value-type="float">
            <text:p>317081.3</text:p>
          </table:table-cell>
          <table:table-cell office:value-type="float" office:value="361803.9" calcext:value-type="float">
            <text:p>361803.9</text:p>
          </table:table-cell>
          <table:table-cell office:value-type="float" office:value="380241.7" calcext:value-type="float">
            <text:p>380241.7</text:p>
          </table:table-cell>
          <table:table-cell office:value-type="float" office:value="389376.8" calcext:value-type="float">
            <text:p>389376.8</text:p>
          </table:table-cell>
          <table:table-cell office:value-type="float" office:value="394733.8" calcext:value-type="float">
            <text:p>394733.8</text:p>
          </table:table-cell>
          <table:table-cell office:value-type="float" office:value="411163.2" calcext:value-type="float">
            <text:p>411163.2</text:p>
          </table:table-cell>
          <table:table-cell office:value-type="float" office:value="430258.1" calcext:value-type="float">
            <text:p>430258.1</text:p>
          </table:table-cell>
          <table:table-cell office:value-type="float" office:value="426555.7" calcext:value-type="float">
            <text:p>426555.7</text:p>
          </table:table-cell>
          <table:table-cell office:value-type="float" office:value="467312.9" calcext:value-type="float">
            <text:p>467312.9</text:p>
          </table:table-cell>
          <table:table-cell office:value-type="float" office:value="496360.9" calcext:value-type="float">
            <text:p>496360.9</text:p>
          </table:table-cell>
        </table:table-row>
        <table:table-row table:style-name="ro1">
          <table:table-cell office:value-type="string" calcext:value-type="string">
            <text:p>B1GQ,CP_MEUR,PT</text:p>
          </table:table-cell>
          <table:table-cell office:value-type="float" office:value="175483.4" calcext:value-type="float">
            <text:p>175483.4</text:p>
          </table:table-cell>
          <table:table-cell office:value-type="float" office:value="179102.8" calcext:value-type="float">
            <text:p>179102.8</text:p>
          </table:table-cell>
          <table:table-cell office:value-type="float" office:value="175416.4" calcext:value-type="float">
            <text:p>175416.4</text:p>
          </table:table-cell>
          <table:table-cell office:value-type="float" office:value="179610.8" calcext:value-type="float">
            <text:p>179610.8</text:p>
          </table:table-cell>
          <table:table-cell office:value-type="float" office:value="176096.2" calcext:value-type="float">
            <text:p>176096.2</text:p>
          </table:table-cell>
          <table:table-cell office:value-type="float" office:value="168295.6" calcext:value-type="float">
            <text:p>168295.6</text:p>
          </table:table-cell>
          <table:table-cell office:value-type="float" office:value="170492.3" calcext:value-type="float">
            <text:p>170492.3</text:p>
          </table:table-cell>
          <table:table-cell office:value-type="float" office:value="173053.7" calcext:value-type="float">
            <text:p>173053.7</text:p>
          </table:table-cell>
          <table:table-cell office:value-type="float" office:value="179713.2" calcext:value-type="float">
            <text:p>179713.2</text:p>
          </table:table-cell>
          <table:table-cell office:value-type="float" office:value="186489.8" calcext:value-type="float">
            <text:p>186489.8</text:p>
          </table:table-cell>
          <table:table-cell office:value-type="float" office:value="195947.2" calcext:value-type="float">
            <text:p>195947.2</text:p>
          </table:table-cell>
          <table:table-cell office:value-type="string" calcext:value-type="string">
            <text:p>203896.2 p</text:p>
          </table:table-cell>
        </table:table-row>
        <table:table-row table:style-name="ro1">
          <table:table-cell office:value-type="string" calcext:value-type="string">
            <text:p>B1GQ,CP_MEUR,RO</text:p>
          </table:table-cell>
          <table:table-cell office:value-type="float" office:value="127632" calcext:value-type="float">
            <text:p>127632</text:p>
          </table:table-cell>
          <table:table-cell office:value-type="float" office:value="146590.6" calcext:value-type="float">
            <text:p>146590.6</text:p>
          </table:table-cell>
          <table:table-cell office:value-type="float" office:value="125213.9" calcext:value-type="float">
            <text:p>125213.9</text:p>
          </table:table-cell>
          <table:table-cell office:value-type="float" office:value="125408.8" calcext:value-type="float">
            <text:p>125408.8</text:p>
          </table:table-cell>
          <table:table-cell office:value-type="float" office:value="131925.4" calcext:value-type="float">
            <text:p>131925.4</text:p>
          </table:table-cell>
          <table:table-cell office:value-type="float" office:value="133147.1" calcext:value-type="float">
            <text:p>133147.1</text:p>
          </table:table-cell>
          <table:table-cell office:value-type="float" office:value="143801.6" calcext:value-type="float">
            <text:p>143801.6</text:p>
          </table:table-cell>
          <table:table-cell office:value-type="float" office:value="150458" calcext:value-type="float">
            <text:p>150458</text:p>
          </table:table-cell>
          <table:table-cell office:value-type="float" office:value="160297.8" calcext:value-type="float">
            <text:p>160297.8</text:p>
          </table:table-cell>
          <table:table-cell office:value-type="float" office:value="170393.6" calcext:value-type="float">
            <text:p>170393.6</text:p>
          </table:table-cell>
          <table:table-cell office:value-type="float" office:value="187772.7" calcext:value-type="float">
            <text:p>187772.7</text:p>
          </table:table-cell>
          <table:table-cell office:value-type="float" office:value="202883.6" calcext:value-type="float">
            <text:p>202883.6</text:p>
          </table:table-cell>
        </table:table-row>
        <table:table-row table:style-name="ro1">
          <table:table-cell office:value-type="string" calcext:value-type="string">
            <text:p>B1GQ,CP_MEUR,RS</text:p>
          </table:table-cell>
          <table:table-cell office:value-type="float" office:value="31557.9" calcext:value-type="float">
            <text:p>31557.9</text:p>
          </table:table-cell>
          <table:table-cell office:value-type="float" office:value="35712.5" calcext:value-type="float">
            <text:p>35712.5</text:p>
          </table:table-cell>
          <table:table-cell office:value-type="float" office:value="32486.2" calcext:value-type="float">
            <text:p>32486.2</text:p>
          </table:table-cell>
          <table:table-cell office:value-type="float" office:value="31545.8" calcext:value-type="float">
            <text:p>31545.8</text:p>
          </table:table-cell>
          <table:table-cell office:value-type="float" office:value="35431.7" calcext:value-type="float">
            <text:p>35431.7</text:p>
          </table:table-cell>
          <table:table-cell office:value-type="float" office:value="33679.3" calcext:value-type="float">
            <text:p>33679.3</text:p>
          </table:table-cell>
          <table:table-cell office:value-type="float" office:value="36426.7" calcext:value-type="float">
            <text:p>36426.7</text:p>
          </table:table-cell>
          <table:table-cell office:value-type="float" office:value="35467.5" calcext:value-type="float">
            <text:p>35467.5</text:p>
          </table:table-cell>
          <table:table-cell office:value-type="float" office:value="35715.5" calcext:value-type="float">
            <text:p>35715.5</text:p>
          </table:table-cell>
          <table:table-cell office:value-type="float" office:value="36723" calcext:value-type="float">
            <text:p>36723</text:p>
          </table:table-cell>
          <table:table-cell office:value-type="float" office:value="39183.3" calcext:value-type="float">
            <text:p>39183.3</text:p>
          </table:table-cell>
          <table:table-cell office:value-type="float" office:value="42855.5" calcext:value-type="float">
            <text:p>42855.5</text:p>
          </table:table-cell>
        </table:table-row>
        <table:table-row table:style-name="ro1">
          <table:table-cell office:value-type="string" calcext:value-type="string">
            <text:p>B1GQ,CP_MEUR,SE</text:p>
          </table:table-cell>
          <table:table-cell office:value-type="float" office:value="356548.7" calcext:value-type="float">
            <text:p>356548.7</text:p>
          </table:table-cell>
          <table:table-cell office:value-type="float" office:value="353309.7" calcext:value-type="float">
            <text:p>353309.7</text:p>
          </table:table-cell>
          <table:table-cell office:value-type="float" office:value="313612" calcext:value-type="float">
            <text:p>313612</text:p>
          </table:table-cell>
          <table:table-cell office:value-type="float" office:value="374329.5" calcext:value-type="float">
            <text:p>374329.5</text:p>
          </table:table-cell>
          <table:table-cell office:value-type="float" office:value="411873.8" calcext:value-type="float">
            <text:p>411873.8</text:p>
          </table:table-cell>
          <table:table-cell office:value-type="float" office:value="428825.4" calcext:value-type="float">
            <text:p>428825.4</text:p>
          </table:table-cell>
          <table:table-cell office:value-type="float" office:value="440191.2" calcext:value-type="float">
            <text:p>440191.2</text:p>
          </table:table-cell>
          <table:table-cell office:value-type="float" office:value="437540.9" calcext:value-type="float">
            <text:p>437540.9</text:p>
          </table:table-cell>
          <table:table-cell office:value-type="float" office:value="454184.3" calcext:value-type="float">
            <text:p>454184.3</text:p>
          </table:table-cell>
          <table:table-cell office:value-type="float" office:value="466347.6" calcext:value-type="float">
            <text:p>466347.6</text:p>
          </table:table-cell>
          <table:table-cell office:value-type="float" office:value="479605.4" calcext:value-type="float">
            <text:p>479605.4</text:p>
          </table:table-cell>
          <table:table-cell office:value-type="float" office:value="471196.2" calcext:value-type="float">
            <text:p>471196.2</text:p>
          </table:table-cell>
        </table:table-row>
        <table:table-row table:style-name="ro1">
          <table:table-cell office:value-type="string" calcext:value-type="string">
            <text:p>B1GQ,CP_MEUR,SI</text:p>
          </table:table-cell>
          <table:table-cell office:value-type="float" office:value="35073.5" calcext:value-type="float">
            <text:p>35073.5</text:p>
          </table:table-cell>
          <table:table-cell office:value-type="float" office:value="37925.7" calcext:value-type="float">
            <text:p>37925.7</text:p>
          </table:table-cell>
          <table:table-cell office:value-type="float" office:value="36254.9" calcext:value-type="float">
            <text:p>36254.9</text:p>
          </table:table-cell>
          <table:table-cell office:value-type="float" office:value="36363.9" calcext:value-type="float">
            <text:p>36363.9</text:p>
          </table:table-cell>
          <table:table-cell office:value-type="float" office:value="37058.6" calcext:value-type="float">
            <text:p>37058.6</text:p>
          </table:table-cell>
          <table:table-cell office:value-type="float" office:value="36253.3" calcext:value-type="float">
            <text:p>36253.3</text:p>
          </table:table-cell>
          <table:table-cell office:value-type="float" office:value="36454.3" calcext:value-type="float">
            <text:p>36454.3</text:p>
          </table:table-cell>
          <table:table-cell office:value-type="float" office:value="37634.3" calcext:value-type="float">
            <text:p>37634.3</text:p>
          </table:table-cell>
          <table:table-cell office:value-type="float" office:value="38852.6" calcext:value-type="float">
            <text:p>38852.6</text:p>
          </table:table-cell>
          <table:table-cell office:value-type="float" office:value="40366.6" calcext:value-type="float">
            <text:p>40366.6</text:p>
          </table:table-cell>
          <table:table-cell office:value-type="float" office:value="42987.1" calcext:value-type="float">
            <text:p>42987.1</text:p>
          </table:table-cell>
          <table:table-cell office:value-type="float" office:value="45754.8" calcext:value-type="float">
            <text:p>45754.8</text:p>
          </table:table-cell>
        </table:table-row>
        <table:table-row table:style-name="ro1">
          <table:table-cell office:value-type="string" calcext:value-type="string">
            <text:p>B1GQ,CP_MEUR,SK</text:p>
          </table:table-cell>
          <table:table-cell office:value-type="float" office:value="56339.3" calcext:value-type="float">
            <text:p>56339.3</text:p>
          </table:table-cell>
          <table:table-cell office:value-type="float" office:value="66098.1" calcext:value-type="float">
            <text:p>66098.1</text:p>
          </table:table-cell>
          <table:table-cell office:value-type="float" office:value="64095.5" calcext:value-type="float">
            <text:p>64095.5</text:p>
          </table:table-cell>
          <table:table-cell office:value-type="float" office:value="68093" calcext:value-type="float">
            <text:p>68093</text:p>
          </table:table-cell>
          <table:table-cell office:value-type="float" office:value="71214.4" calcext:value-type="float">
            <text:p>71214.4</text:p>
          </table:table-cell>
          <table:table-cell office:value-type="float" office:value="73483.8" calcext:value-type="float">
            <text:p>73483.8</text:p>
          </table:table-cell>
          <table:table-cell office:value-type="float" office:value="74354.8" calcext:value-type="float">
            <text:p>74354.8</text:p>
          </table:table-cell>
          <table:table-cell office:value-type="float" office:value="76255.9" calcext:value-type="float">
            <text:p>76255.9</text:p>
          </table:table-cell>
          <table:table-cell office:value-type="float" office:value="79758.2" calcext:value-type="float">
            <text:p>79758.2</text:p>
          </table:table-cell>
          <table:table-cell office:value-type="float" office:value="81038.4" calcext:value-type="float">
            <text:p>81038.4</text:p>
          </table:table-cell>
          <table:table-cell office:value-type="float" office:value="84517" calcext:value-type="float">
            <text:p>84517</text:p>
          </table:table-cell>
          <table:table-cell office:value-type="float" office:value="89721" calcext:value-type="float">
            <text:p>89721</text:p>
          </table:table-cell>
        </table:table-row>
        <table:table-row table:style-name="ro1">
          <table:table-cell office:value-type="string" calcext:value-type="string">
            <text:p>B1GQ,CP_MEUR,TR</text:p>
          </table:table-cell>
          <table:table-cell office:value-type="float" office:value="492841.2" calcext:value-type="float">
            <text:p>492841.2</text:p>
          </table:table-cell>
          <table:table-cell office:value-type="float" office:value="521812.2" calcext:value-type="float">
            <text:p>521812.2</text:p>
          </table:table-cell>
          <table:table-cell office:value-type="float" office:value="461925.9" calcext:value-type="float">
            <text:p>461925.9</text:p>
          </table:table-cell>
          <table:table-cell office:value-type="float" office:value="581023.8" calcext:value-type="float">
            <text:p>581023.8</text:p>
          </table:table-cell>
          <table:table-cell office:value-type="float" office:value="596491.2" calcext:value-type="float">
            <text:p>596491.2</text:p>
          </table:table-cell>
          <table:table-cell office:value-type="float" office:value="678483.7" calcext:value-type="float">
            <text:p>678483.7</text:p>
          </table:table-cell>
          <table:table-cell office:value-type="float" office:value="714313.4" calcext:value-type="float">
            <text:p>714313.4</text:p>
          </table:table-cell>
          <table:table-cell office:value-type="float" office:value="703411.6" calcext:value-type="float">
            <text:p>703411.6</text:p>
          </table:table-cell>
          <table:table-cell office:value-type="float" office:value="772978.8" calcext:value-type="float">
            <text:p>772978.8</text:p>
          </table:table-cell>
          <table:table-cell office:value-type="float" office:value="780224.9" calcext:value-type="float">
            <text:p>780224.9</text:p>
          </table:table-cell>
          <table:table-cell office:value-type="float" office:value="754902.2" calcext:value-type="float">
            <text:p>754902.2</text:p>
          </table:table-cell>
          <table:table-cell office:value-type="float" office:value="652519.9" calcext:value-type="float">
            <text:p>652519.9</text:p>
          </table:table-cell>
        </table:table-row>
        <table:table-row table:style-name="ro1">
          <table:table-cell office:value-type="string" calcext:value-type="string">
            <text:p>B1GQ,CP_MEUR,UK</text:p>
          </table:table-cell>
          <table:table-cell office:value-type="float" office:value="2264694.5" calcext:value-type="float">
            <text:p>2264694.5</text:p>
          </table:table-cell>
          <table:table-cell office:value-type="float" office:value="1996698.4" calcext:value-type="float">
            <text:p>1996698.4</text:p>
          </table:table-cell>
          <table:table-cell office:value-type="float" office:value="1737000.2" calcext:value-type="float">
            <text:p>1737000.2</text:p>
          </table:table-cell>
          <table:table-cell office:value-type="float" office:value="1867396" calcext:value-type="float">
            <text:p>1867396</text:p>
          </table:table-cell>
          <table:table-cell office:value-type="float" office:value="1912457.9" calcext:value-type="float">
            <text:p>1912457.9</text:p>
          </table:table-cell>
          <table:table-cell office:value-type="float" office:value="2111708.4" calcext:value-type="float">
            <text:p>2111708.4</text:p>
          </table:table-cell>
          <table:table-cell office:value-type="float" office:value="2098425.7" calcext:value-type="float">
            <text:p>2098425.7</text:p>
          </table:table-cell>
          <table:table-cell office:value-type="float" office:value="2309785.1" calcext:value-type="float">
            <text:p>2309785.1</text:p>
          </table:table-cell>
          <table:table-cell office:value-type="float" office:value="2640934.6" calcext:value-type="float">
            <text:p>2640934.6</text:p>
          </table:table-cell>
          <table:table-cell office:value-type="float" office:value="2435055.2" calcext:value-type="float">
            <text:p>2435055.2</text:p>
          </table:table-cell>
          <table:table-cell office:value-type="float" office:value="2363109.3" calcext:value-type="float">
            <text:p>2363109.3</text:p>
          </table:table-cell>
          <table:table-cell office:value-type="float" office:value="2419185.9" calcext:value-type="float">
            <text:p>2419185.9</text:p>
          </table:table-cell>
        </table:table-row>
        <table:table-row table:style-name="ro1">
          <table:table-cell office:value-type="string" calcext:value-type="string">
            <text:p>B1GQ,CP_MEUR,XK</text:p>
          </table:table-cell>
          <table:table-cell office:value-type="string" calcext:value-type="string">
            <text:p>: </text:p>
          </table:table-cell>
          <table:table-cell office:value-type="float" office:value="3882.8" calcext:value-type="float">
            <text:p>3882.8</text:p>
          </table:table-cell>
          <table:table-cell office:value-type="float" office:value="4069.6" calcext:value-type="float">
            <text:p>4069.6</text:p>
          </table:table-cell>
          <table:table-cell office:value-type="float" office:value="4402" calcext:value-type="float">
            <text:p>4402</text:p>
          </table:table-cell>
          <table:table-cell office:value-type="float" office:value="4814.5" calcext:value-type="float">
            <text:p>4814.5</text:p>
          </table:table-cell>
          <table:table-cell office:value-type="float" office:value="5058.8" calcext:value-type="float">
            <text:p>5058.8</text:p>
          </table:table-cell>
          <table:table-cell office:value-type="float" office:value="5326.6" calcext:value-type="float">
            <text:p>5326.6</text:p>
          </table:table-cell>
          <table:table-cell office:value-type="float" office:value="5567.5" calcext:value-type="float">
            <text:p>5567.5</text:p>
          </table:table-cell>
          <table:table-cell office:value-type="float" office:value="5807" calcext:value-type="float">
            <text:p>5807</text:p>
          </table:table-cell>
          <table:table-cell office:value-type="float" office:value="6070.1" calcext:value-type="float">
            <text:p>6070.1</text:p>
          </table:table-cell>
          <table:table-cell office:value-type="float" office:value="6413.8" calcext:value-type="float">
            <text:p>6413.8</text:p>
          </table:table-cell>
          <table:table-cell office:value-type="float" office:value="6725.9" calcext:value-type="float">
            <text:p>6725.9</text:p>
          </table:table-cell>
        </table:table-row>
        <table:table-row table:style-name="ro1">
          <table:table-cell office:value-type="string" calcext:value-type="string">
            <text:p>B1GQ,CP_MPPS,AL</text:p>
          </table:table-cell>
          <table:table-cell office:value-type="float" office:value="17814.5" calcext:value-type="float">
            <text:p>17814.5</text:p>
          </table:table-cell>
          <table:table-cell office:value-type="float" office:value="19164.7" calcext:value-type="float">
            <text:p>19164.7</text:p>
          </table:table-cell>
          <table:table-cell office:value-type="float" office:value="19625.8" calcext:value-type="float">
            <text:p>19625.8</text:p>
          </table:table-cell>
          <table:table-cell office:value-type="float" office:value="21463.5" calcext:value-type="float">
            <text:p>21463.5</text:p>
          </table:table-cell>
          <table:table-cell office:value-type="float" office:value="22373.2" calcext:value-type="float">
            <text:p>22373.2</text:p>
          </table:table-cell>
          <table:table-cell office:value-type="float" office:value="23073.7" calcext:value-type="float">
            <text:p>23073.7</text:p>
          </table:table-cell>
          <table:table-cell office:value-type="float" office:value="22482.3" calcext:value-type="float">
            <text:p>22482.3</text:p>
          </table:table-cell>
          <table:table-cell office:value-type="float" office:value="23978.1" calcext:value-type="float">
            <text:p>23978.1</text:p>
          </table:table-cell>
          <table:table-cell office:value-type="float" office:value="25242.3" calcext:value-type="float">
            <text:p>25242.3</text:p>
          </table:table-cell>
          <table:table-cell office:value-type="float" office:value="24833.1" calcext:value-type="float">
            <text:p>24833.1</text:p>
          </table:table-cell>
          <table:table-cell office:value-type="string" calcext:value-type="string">
            <text:p>26235.0 p</text:p>
          </table:table-cell>
          <table:table-cell office:value-type="string" calcext:value-type="string">
            <text:p>27130.9 e</text:p>
          </table:table-cell>
        </table:table-row>
        <table:table-row table:style-name="ro1">
          <table:table-cell office:value-type="string" calcext:value-type="string">
            <text:p>B1GQ,CP_MPPS,AT</text:p>
          </table:table-cell>
          <table:table-cell office:value-type="float" office:value="269375.1" calcext:value-type="float">
            <text:p>269375.1</text:p>
          </table:table-cell>
          <table:table-cell office:value-type="float" office:value="271697.4" calcext:value-type="float">
            <text:p>271697.4</text:p>
          </table:table-cell>
          <table:table-cell office:value-type="float" office:value="259691" calcext:value-type="float">
            <text:p>259691</text:p>
          </table:table-cell>
          <table:table-cell office:value-type="float" office:value="268855.2" calcext:value-type="float">
            <text:p>268855.2</text:p>
          </table:table-cell>
          <table:table-cell office:value-type="float" office:value="281428.6" calcext:value-type="float">
            <text:p>281428.6</text:p>
          </table:table-cell>
          <table:table-cell office:value-type="float" office:value="295983.7" calcext:value-type="float">
            <text:p>295983.7</text:p>
          </table:table-cell>
          <table:table-cell office:value-type="float" office:value="298526.5" calcext:value-type="float">
            <text:p>298526.5</text:p>
          </table:table-cell>
          <table:table-cell office:value-type="float" office:value="307426.7" calcext:value-type="float">
            <text:p>307426.7</text:p>
          </table:table-cell>
          <table:table-cell office:value-type="float" office:value="323911.4" calcext:value-type="float">
            <text:p>323911.4</text:p>
          </table:table-cell>
          <table:table-cell office:value-type="float" office:value="329305.5" calcext:value-type="float">
            <text:p>329305.5</text:p>
          </table:table-cell>
          <table:table-cell office:value-type="float" office:value="335060.8" calcext:value-type="float">
            <text:p>335060.8</text:p>
          </table:table-cell>
          <table:table-cell office:value-type="float" office:value="347475.7" calcext:value-type="float">
            <text:p>347475.7</text:p>
          </table:table-cell>
        </table:table-row>
        <table:table-row table:style-name="ro1">
          <table:table-cell office:value-type="string" calcext:value-type="string">
            <text:p>B1GQ,CP_MPPS,BA</text:p>
          </table:table-cell>
          <table:table-cell office:value-type="string" calcext:value-type="string">
            <text:p>: </text:p>
          </table:table-cell>
          <table:table-cell office:value-type="float" office:value="26786.8" calcext:value-type="float">
            <text:p>26786.8</text:p>
          </table:table-cell>
          <table:table-cell office:value-type="float" office:value="25658.2" calcext:value-type="float">
            <text:p>25658.2</text:p>
          </table:table-cell>
          <table:table-cell office:value-type="float" office:value="26507.2" calcext:value-type="float">
            <text:p>26507.2</text:p>
          </table:table-cell>
          <table:table-cell office:value-type="float" office:value="27556.2" calcext:value-type="float">
            <text:p>27556.2</text:p>
          </table:table-cell>
          <table:table-cell office:value-type="float" office:value="28073.3" calcext:value-type="float">
            <text:p>28073.3</text:p>
          </table:table-cell>
          <table:table-cell office:value-type="float" office:value="28670.2" calcext:value-type="float">
            <text:p>28670.2</text:p>
          </table:table-cell>
          <table:table-cell office:value-type="float" office:value="29346.2" calcext:value-type="float">
            <text:p>29346.2</text:p>
          </table:table-cell>
          <table:table-cell office:value-type="float" office:value="30956.8" calcext:value-type="float">
            <text:p>30956.8</text:p>
          </table:table-cell>
          <table:table-cell office:value-type="float" office:value="31592.9" calcext:value-type="float">
            <text:p>31592.9</text:p>
          </table:table-cell>
          <table:table-cell office:value-type="float" office:value="32504.7" calcext:value-type="float">
            <text:p>32504.7</text:p>
          </table:table-cell>
          <table:table-cell office:value-type="float" office:value="33777.8" calcext:value-type="float">
            <text:p>33777.8</text:p>
          </table:table-cell>
        </table:table-row>
        <table:table-row table:style-name="ro1">
          <table:table-cell office:value-type="string" calcext:value-type="string">
            <text:p>B1GQ,CP_MPPS,BE</text:p>
          </table:table-cell>
          <table:table-cell office:value-type="float" office:value="321945.5" calcext:value-type="float">
            <text:p>321945.5</text:p>
          </table:table-cell>
          <table:table-cell office:value-type="float" office:value="320626.3" calcext:value-type="float">
            <text:p>320626.3</text:p>
          </table:table-cell>
          <table:table-cell office:value-type="float" office:value="310026.1" calcext:value-type="float">
            <text:p>310026.1</text:p>
          </table:table-cell>
          <table:table-cell office:value-type="float" office:value="332168.7" calcext:value-type="float">
            <text:p>332168.7</text:p>
          </table:table-cell>
          <table:table-cell office:value-type="float" office:value="340955.1" calcext:value-type="float">
            <text:p>340955.1</text:p>
          </table:table-cell>
          <table:table-cell office:value-type="float" office:value="354995.4" calcext:value-type="float">
            <text:p>354995.4</text:p>
          </table:table-cell>
          <table:table-cell office:value-type="float" office:value="358013.1" calcext:value-type="float">
            <text:p>358013.1</text:p>
          </table:table-cell>
          <table:table-cell office:value-type="float" office:value="371233.2" calcext:value-type="float">
            <text:p>371233.2</text:p>
          </table:table-cell>
          <table:table-cell office:value-type="float" office:value="391482.1" calcext:value-type="float">
            <text:p>391482.1</text:p>
          </table:table-cell>
          <table:table-cell office:value-type="float" office:value="394511" calcext:value-type="float">
            <text:p>394511</text:p>
          </table:table-cell>
          <table:table-cell office:value-type="float" office:value="403380.7" calcext:value-type="float">
            <text:p>403380.7</text:p>
          </table:table-cell>
          <table:table-cell office:value-type="float" office:value="415874.4" calcext:value-type="float">
            <text:p>415874.4</text:p>
          </table:table-cell>
        </table:table-row>
        <table:table-row table:style-name="ro1">
          <table:table-cell office:value-type="string" calcext:value-type="string">
            <text:p>B1GQ,CP_MPPS,BG</text:p>
          </table:table-cell>
          <table:table-cell office:value-type="float" office:value="79608" calcext:value-type="float">
            <text:p>79608</text:p>
          </table:table-cell>
          <table:table-cell office:value-type="float" office:value="84881.6" calcext:value-type="float">
            <text:p>84881.6</text:p>
          </table:table-cell>
          <table:table-cell office:value-type="float" office:value="80268.2" calcext:value-type="float">
            <text:p>80268.2</text:p>
          </table:table-cell>
          <table:table-cell office:value-type="float" office:value="84110.7" calcext:value-type="float">
            <text:p>84110.7</text:p>
          </table:table-cell>
          <table:table-cell office:value-type="float" office:value="86823" calcext:value-type="float">
            <text:p>86823</text:p>
          </table:table-cell>
          <table:table-cell office:value-type="float" office:value="89678" calcext:value-type="float">
            <text:p>89678</text:p>
          </table:table-cell>
          <table:table-cell office:value-type="float" office:value="88498.6" calcext:value-type="float">
            <text:p>88498.6</text:p>
          </table:table-cell>
          <table:table-cell office:value-type="float" office:value="93482.5" calcext:value-type="float">
            <text:p>93482.5</text:p>
          </table:table-cell>
          <table:table-cell office:value-type="float" office:value="98925.3" calcext:value-type="float">
            <text:p>98925.3</text:p>
          </table:table-cell>
          <table:table-cell office:value-type="float" office:value="102154.7" calcext:value-type="float">
            <text:p>102154.7</text:p>
          </table:table-cell>
          <table:table-cell office:value-type="float" office:value="105976.3" calcext:value-type="float">
            <text:p>105976.3</text:p>
          </table:table-cell>
          <table:table-cell office:value-type="float" office:value="111043" calcext:value-type="float">
            <text:p>111043</text:p>
          </table:table-cell>
        </table:table-row>
        <table:table-row table:style-name="ro1">
          <table:table-cell office:value-type="string" calcext:value-type="string">
            <text:p>B1GQ,CP_MPPS,CH</text:p>
          </table:table-cell>
          <table:table-cell office:value-type="float" office:value="309651.5" calcext:value-type="float">
            <text:p>309651.5</text:p>
          </table:table-cell>
          <table:table-cell office:value-type="float" office:value="317799.3" calcext:value-type="float">
            <text:p>317799.3</text:p>
          </table:table-cell>
          <table:table-cell office:value-type="float" office:value="304888.9" calcext:value-type="float">
            <text:p>304888.9</text:p>
          </table:table-cell>
          <table:table-cell office:value-type="float" office:value="317784.7" calcext:value-type="float">
            <text:p>317784.7</text:p>
          </table:table-cell>
          <table:table-cell office:value-type="float" office:value="335384.4" calcext:value-type="float">
            <text:p>335384.4</text:p>
          </table:table-cell>
          <table:table-cell office:value-type="float" office:value="349625.8" calcext:value-type="float">
            <text:p>349625.8</text:p>
          </table:table-cell>
          <table:table-cell office:value-type="float" office:value="357199.9" calcext:value-type="float">
            <text:p>357199.9</text:p>
          </table:table-cell>
          <table:table-cell office:value-type="float" office:value="373646" calcext:value-type="float">
            <text:p>373646</text:p>
          </table:table-cell>
          <table:table-cell office:value-type="float" office:value="397904.2" calcext:value-type="float">
            <text:p>397904.2</text:p>
          </table:table-cell>
          <table:table-cell office:value-type="float" office:value="391844.5" calcext:value-type="float">
            <text:p>391844.5</text:p>
          </table:table-cell>
          <table:table-cell office:value-type="string" calcext:value-type="string">
            <text:p>396246.7 p</text:p>
          </table:table-cell>
          <table:table-cell office:value-type="string" calcext:value-type="string">
            <text:p>410533.9 p</text:p>
          </table:table-cell>
        </table:table-row>
        <table:table-row table:style-name="ro1">
          <table:table-cell office:value-type="string" calcext:value-type="string">
            <text:p>B1GQ,CP_MPPS,CY</text:p>
          </table:table-cell>
          <table:table-cell office:value-type="float" office:value="20773.1" calcext:value-type="float">
            <text:p>20773.1</text:p>
          </table:table-cell>
          <table:table-cell office:value-type="float" office:value="21651.7" calcext:value-type="float">
            <text:p>21651.7</text:p>
          </table:table-cell>
          <table:table-cell office:value-type="float" office:value="20827.6" calcext:value-type="float">
            <text:p>20827.6</text:p>
          </table:table-cell>
          <table:table-cell office:value-type="float" office:value="21214.3" calcext:value-type="float">
            <text:p>21214.3</text:p>
          </table:table-cell>
          <table:table-cell office:value-type="float" office:value="21385.1" calcext:value-type="float">
            <text:p>21385.1</text:p>
          </table:table-cell>
          <table:table-cell office:value-type="float" office:value="20785.9" calcext:value-type="float">
            <text:p>20785.9</text:p>
          </table:table-cell>
          <table:table-cell office:value-type="float" office:value="19233.5" calcext:value-type="float">
            <text:p>19233.5</text:p>
          </table:table-cell>
          <table:table-cell office:value-type="float" office:value="18879.1" calcext:value-type="float">
            <text:p>18879.1</text:p>
          </table:table-cell>
          <table:table-cell office:value-type="float" office:value="20204.4" calcext:value-type="float">
            <text:p>20204.4</text:p>
          </table:table-cell>
          <table:table-cell office:value-type="float" office:value="21299" calcext:value-type="float">
            <text:p>21299</text:p>
          </table:table-cell>
          <table:table-cell office:value-type="float" office:value="22380.1" calcext:value-type="float">
            <text:p>22380.1</text:p>
          </table:table-cell>
          <table:table-cell office:value-type="string" calcext:value-type="string">
            <text:p>23733.0 p</text:p>
          </table:table-cell>
        </table:table-row>
        <table:table-row table:style-name="ro1">
          <table:table-cell office:value-type="string" calcext:value-type="string">
            <text:p>B1GQ,CP_MPPS,CZ</text:p>
          </table:table-cell>
          <table:table-cell office:value-type="float" office:value="221791.3" calcext:value-type="float">
            <text:p>221791.3</text:p>
          </table:table-cell>
          <table:table-cell office:value-type="float" office:value="228506.7" calcext:value-type="float">
            <text:p>228506.7</text:p>
          </table:table-cell>
          <table:table-cell office:value-type="float" office:value="219218.3" calcext:value-type="float">
            <text:p>219218.3</text:p>
          </table:table-cell>
          <table:table-cell office:value-type="float" office:value="221779.3" calcext:value-type="float">
            <text:p>221779.3</text:p>
          </table:table-cell>
          <table:table-cell office:value-type="float" office:value="228036.2" calcext:value-type="float">
            <text:p>228036.2</text:p>
          </table:table-cell>
          <table:table-cell office:value-type="float" office:value="230741.1" calcext:value-type="float">
            <text:p>230741.1</text:p>
          </table:table-cell>
          <table:table-cell office:value-type="float" office:value="235471.8" calcext:value-type="float">
            <text:p>235471.8</text:p>
          </table:table-cell>
          <table:table-cell office:value-type="float" office:value="250315.6" calcext:value-type="float">
            <text:p>250315.6</text:p>
          </table:table-cell>
          <table:table-cell office:value-type="float" office:value="266973.2" calcext:value-type="float">
            <text:p>266973.2</text:p>
          </table:table-cell>
          <table:table-cell office:value-type="float" office:value="270823.9" calcext:value-type="float">
            <text:p>270823.9</text:p>
          </table:table-cell>
          <table:table-cell office:value-type="float" office:value="284418.8" calcext:value-type="float">
            <text:p>284418.8</text:p>
          </table:table-cell>
          <table:table-cell office:value-type="float" office:value="299098.5" calcext:value-type="float">
            <text:p>299098.5</text:p>
          </table:table-cell>
        </table:table-row>
        <table:table-row table:style-name="ro1">
          <table:table-cell office:value-type="string" calcext:value-type="string">
            <text:p>B1GQ,CP_MPPS,DE</text:p>
          </table:table-cell>
          <table:table-cell office:value-type="float" office:value="2458444.8" calcext:value-type="float">
            <text:p>2458444.8</text:p>
          </table:table-cell>
          <table:table-cell office:value-type="float" office:value="2452911.4" calcext:value-type="float">
            <text:p>2452911.4</text:p>
          </table:table-cell>
          <table:table-cell office:value-type="float" office:value="2293681.8" calcext:value-type="float">
            <text:p>2293681.8</text:p>
          </table:table-cell>
          <table:table-cell office:value-type="float" office:value="2437573.1" calcext:value-type="float">
            <text:p>2437573.1</text:p>
          </table:table-cell>
          <table:table-cell office:value-type="float" office:value="2576410.6" calcext:value-type="float">
            <text:p>2576410.6</text:p>
          </table:table-cell>
          <table:table-cell office:value-type="float" office:value="2635514.5" calcext:value-type="float">
            <text:p>2635514.5</text:p>
          </table:table-cell>
          <table:table-cell office:value-type="float" office:value="2665620.5" calcext:value-type="float">
            <text:p>2665620.5</text:p>
          </table:table-cell>
          <table:table-cell office:value-type="float" office:value="2806336.6" calcext:value-type="float">
            <text:p>2806336.6</text:p>
          </table:table-cell>
          <table:table-cell office:value-type="float" office:value="2926699" calcext:value-type="float">
            <text:p>2926699</text:p>
          </table:table-cell>
          <table:table-cell office:value-type="float" office:value="2966521.2" calcext:value-type="float">
            <text:p>2966521.2</text:p>
          </table:table-cell>
          <table:table-cell office:value-type="float" office:value="3038209.5" calcext:value-type="float">
            <text:p>3038209.5</text:p>
          </table:table-cell>
          <table:table-cell office:value-type="float" office:value="3117276.4" calcext:value-type="float">
            <text:p>3117276.4</text:p>
          </table:table-cell>
        </table:table-row>
        <table:table-row table:style-name="ro1">
          <table:table-cell office:value-type="string" calcext:value-type="string">
            <text:p>B1GQ,CP_MPPS,DK</text:p>
          </table:table-cell>
          <table:table-cell office:value-type="float" office:value="175437.3" calcext:value-type="float">
            <text:p>175437.3</text:p>
          </table:table-cell>
          <table:table-cell office:value-type="float" office:value="179202.6" calcext:value-type="float">
            <text:p>179202.6</text:p>
          </table:table-cell>
          <table:table-cell office:value-type="float" office:value="169445.5" calcext:value-type="float">
            <text:p>169445.5</text:p>
          </table:table-cell>
          <table:table-cell office:value-type="float" office:value="182557" calcext:value-type="float">
            <text:p>182557</text:p>
          </table:table-cell>
          <table:table-cell office:value-type="float" office:value="186611.6" calcext:value-type="float">
            <text:p>186611.6</text:p>
          </table:table-cell>
          <table:table-cell office:value-type="float" office:value="189337.4" calcext:value-type="float">
            <text:p>189337.4</text:p>
          </table:table-cell>
          <table:table-cell office:value-type="float" office:value="192740.3" calcext:value-type="float">
            <text:p>192740.3</text:p>
          </table:table-cell>
          <table:table-cell office:value-type="float" office:value="199268.1" calcext:value-type="float">
            <text:p>199268.1</text:p>
          </table:table-cell>
          <table:table-cell office:value-type="float" office:value="209501.5" calcext:value-type="float">
            <text:p>209501.5</text:p>
          </table:table-cell>
          <table:table-cell office:value-type="float" office:value="212018.2" calcext:value-type="float">
            <text:p>212018.2</text:p>
          </table:table-cell>
          <table:table-cell office:value-type="float" office:value="220969" calcext:value-type="float">
            <text:p>220969</text:p>
          </table:table-cell>
          <table:table-cell office:value-type="float" office:value="228589.1" calcext:value-type="float">
            <text:p>228589.1</text:p>
          </table:table-cell>
        </table:table-row>
        <table:table-row table:style-name="ro1">
          <table:table-cell office:value-type="string" calcext:value-type="string">
            <text:p>B1GQ,CP_MPPS,EA</text:p>
          </table:table-cell>
          <table:table-cell office:value-type="float" office:value="9197874.4" calcext:value-type="float">
            <text:p>9197874.4</text:p>
          </table:table-cell>
          <table:table-cell office:value-type="float" office:value="9222505.2" calcext:value-type="float">
            <text:p>9222505.2</text:p>
          </table:table-cell>
          <table:table-cell office:value-type="float" office:value="8782909.8" calcext:value-type="float">
            <text:p>8782909.8</text:p>
          </table:table-cell>
          <table:table-cell office:value-type="float" office:value="9103810.8" calcext:value-type="float">
            <text:p>9103810.8</text:p>
          </table:table-cell>
          <table:table-cell office:value-type="float" office:value="9389996.3" calcext:value-type="float">
            <text:p>9389996.3</text:p>
          </table:table-cell>
          <table:table-cell office:value-type="float" office:value="9515473.7" calcext:value-type="float">
            <text:p>9515473.7</text:p>
          </table:table-cell>
          <table:table-cell office:value-type="float" office:value="9567823.1" calcext:value-type="float">
            <text:p>9567823.1</text:p>
          </table:table-cell>
          <table:table-cell office:value-type="float" office:value="9906869.3" calcext:value-type="float">
            <text:p>9906869.3</text:p>
          </table:table-cell>
          <table:table-cell office:value-type="float" office:value="10473640.9" calcext:value-type="float">
            <text:p>10473640.9</text:p>
          </table:table-cell>
          <table:table-cell office:value-type="float" office:value="10584839" calcext:value-type="float">
            <text:p>10584839</text:p>
          </table:table-cell>
          <table:table-cell office:value-type="float" office:value="10862766" calcext:value-type="float">
            <text:p>10862766</text:p>
          </table:table-cell>
          <table:table-cell office:value-type="float" office:value="11185576.2" calcext:value-type="float">
            <text:p>11185576.2</text:p>
          </table:table-cell>
        </table:table-row>
        <table:table-row table:style-name="ro1">
          <table:table-cell office:value-type="string" calcext:value-type="string">
            <text:p>B1GQ,CP_MPPS,EA19</text:p>
          </table:table-cell>
          <table:table-cell office:value-type="float" office:value="9428901.9" calcext:value-type="float">
            <text:p>9428901.9</text:p>
          </table:table-cell>
          <table:table-cell office:value-type="float" office:value="9433075.3" calcext:value-type="float">
            <text:p>9433075.3</text:p>
          </table:table-cell>
          <table:table-cell office:value-type="float" office:value="8874902.4" calcext:value-type="float">
            <text:p>8874902.4</text:p>
          </table:table-cell>
          <table:table-cell office:value-type="float" office:value="9201601" calcext:value-type="float">
            <text:p>9201601</text:p>
          </table:table-cell>
          <table:table-cell office:value-type="float" office:value="9472958.9" calcext:value-type="float">
            <text:p>9472958.9</text:p>
          </table:table-cell>
          <table:table-cell office:value-type="float" office:value="9603776.5" calcext:value-type="float">
            <text:p>9603776.5</text:p>
          </table:table-cell>
          <table:table-cell office:value-type="float" office:value="9659221.4" calcext:value-type="float">
            <text:p>9659221.4</text:p>
          </table:table-cell>
          <table:table-cell office:value-type="float" office:value="9967751.3" calcext:value-type="float">
            <text:p>9967751.3</text:p>
          </table:table-cell>
          <table:table-cell office:value-type="float" office:value="10473640.9" calcext:value-type="float">
            <text:p>10473640.9</text:p>
          </table:table-cell>
          <table:table-cell office:value-type="float" office:value="10584839" calcext:value-type="float">
            <text:p>10584839</text:p>
          </table:table-cell>
          <table:table-cell office:value-type="float" office:value="10862766" calcext:value-type="float">
            <text:p>10862766</text:p>
          </table:table-cell>
          <table:table-cell office:value-type="float" office:value="11185576.2" calcext:value-type="float">
            <text:p>11185576.2</text:p>
          </table:table-cell>
        </table:table-row>
        <table:table-row table:style-name="ro1">
          <table:table-cell office:value-type="string" calcext:value-type="string">
            <text:p>B1GQ,CP_MPPS,EE</text:p>
          </table:table-cell>
          <table:table-cell office:value-type="float" office:value="24501.7" calcext:value-type="float">
            <text:p>24501.7</text:p>
          </table:table-cell>
          <table:table-cell office:value-type="float" office:value="24123" calcext:value-type="float">
            <text:p>24123</text:p>
          </table:table-cell>
          <table:table-cell office:value-type="float" office:value="20905.6" calcext:value-type="float">
            <text:p>20905.6</text:p>
          </table:table-cell>
          <table:table-cell office:value-type="float" office:value="22209.8" calcext:value-type="float">
            <text:p>22209.8</text:p>
          </table:table-cell>
          <table:table-cell office:value-type="float" office:value="24817.4" calcext:value-type="float">
            <text:p>24817.4</text:p>
          </table:table-cell>
          <table:table-cell office:value-type="float" office:value="26181.2" calcext:value-type="float">
            <text:p>26181.2</text:p>
          </table:table-cell>
          <table:table-cell office:value-type="float" office:value="26764.3" calcext:value-type="float">
            <text:p>26764.3</text:p>
          </table:table-cell>
          <table:table-cell office:value-type="float" office:value="28232.1" calcext:value-type="float">
            <text:p>28232.1</text:p>
          </table:table-cell>
          <table:table-cell office:value-type="float" office:value="29055.2" calcext:value-type="float">
            <text:p>29055.2</text:p>
          </table:table-cell>
          <table:table-cell office:value-type="float" office:value="29592" calcext:value-type="float">
            <text:p>29592</text:p>
          </table:table-cell>
          <table:table-cell office:value-type="float" office:value="31325.6" calcext:value-type="float">
            <text:p>31325.6</text:p>
          </table:table-cell>
          <table:table-cell office:value-type="float" office:value="33654.2" calcext:value-type="float">
            <text:p>33654.2</text:p>
          </table:table-cell>
        </table:table-row>
        <table:table-row table:style-name="ro1">
          <table:table-cell office:value-type="string" calcext:value-type="string">
            <text:p>B1GQ,CP_MPPS,EL</text:p>
          </table:table-cell>
          <table:table-cell office:value-type="float" office:value="266778.8" calcext:value-type="float">
            <text:p>266778.8</text:p>
          </table:table-cell>
          <table:table-cell office:value-type="float" office:value="270121.4" calcext:value-type="float">
            <text:p>270121.4</text:p>
          </table:table-cell>
          <table:table-cell office:value-type="float" office:value="256502" calcext:value-type="float">
            <text:p>256502</text:p>
          </table:table-cell>
          <table:table-cell office:value-type="float" office:value="239570.5" calcext:value-type="float">
            <text:p>239570.5</text:p>
          </table:table-cell>
          <table:table-cell office:value-type="string" calcext:value-type="string">
            <text:p>219010.3 p</text:p>
          </table:table-cell>
          <table:table-cell office:value-type="string" calcext:value-type="string">
            <text:p>211059.3 p</text:p>
          </table:table-cell>
          <table:table-cell office:value-type="string" calcext:value-type="string">
            <text:p>210225.4 p</text:p>
          </table:table-cell>
          <table:table-cell office:value-type="string" calcext:value-type="string">
            <text:p>215488.7 p</text:p>
          </table:table-cell>
          <table:table-cell office:value-type="string" calcext:value-type="string">
            <text:p>218732.7 p</text:p>
          </table:table-cell>
          <table:table-cell office:value-type="string" calcext:value-type="string">
            <text:p>213819.8 p</text:p>
          </table:table-cell>
          <table:table-cell office:value-type="string" calcext:value-type="string">
            <text:p>217034.7 p</text:p>
          </table:table-cell>
          <table:table-cell office:value-type="string" calcext:value-type="string">
            <text:p>224838.2 p</text:p>
          </table:table-cell>
        </table:table-row>
        <table:table-row table:style-name="ro1">
          <table:table-cell office:value-type="string" calcext:value-type="string">
            <text:p>B1GQ,CP_MPPS,ES</text:p>
          </table:table-cell>
          <table:table-cell office:value-type="float" office:value="1209354" calcext:value-type="float">
            <text:p>1209354</text:p>
          </table:table-cell>
          <table:table-cell office:value-type="float" office:value="1207962.1" calcext:value-type="float">
            <text:p>1207962.1</text:p>
          </table:table-cell>
          <table:table-cell office:value-type="float" office:value="1131818.6" calcext:value-type="float">
            <text:p>1131818.6</text:p>
          </table:table-cell>
          <table:table-cell office:value-type="float" office:value="1129225.6" calcext:value-type="float">
            <text:p>1129225.6</text:p>
          </table:table-cell>
          <table:table-cell office:value-type="float" office:value="1123804.5" calcext:value-type="float">
            <text:p>1123804.5</text:p>
          </table:table-cell>
          <table:table-cell office:value-type="float" office:value="1121282.6" calcext:value-type="float">
            <text:p>1121282.6</text:p>
          </table:table-cell>
          <table:table-cell office:value-type="float" office:value="1110800.5" calcext:value-type="float">
            <text:p>1110800.5</text:p>
          </table:table-cell>
          <table:table-cell office:value-type="float" office:value="1148671.2" calcext:value-type="float">
            <text:p>1148671.2</text:p>
          </table:table-cell>
          <table:table-cell office:value-type="float" office:value="1218362" calcext:value-type="float">
            <text:p>1218362</text:p>
          </table:table-cell>
          <table:table-cell office:value-type="float" office:value="1236203.1" calcext:value-type="float">
            <text:p>1236203.1</text:p>
          </table:table-cell>
          <table:table-cell office:value-type="string" calcext:value-type="string">
            <text:p>1279440.7 p</text:p>
          </table:table-cell>
          <table:table-cell office:value-type="string" calcext:value-type="string">
            <text:p>1314274.3 p</text:p>
          </table:table-cell>
        </table:table-row>
        <table:table-row table:style-name="ro1">
          <table:table-cell office:value-type="string" calcext:value-type="string">
            <text:p>B1GQ,CP_MPPS,EU28</text:p>
          </table:table-cell>
          <table:table-cell office:value-type="float" office:value="13003688.5" calcext:value-type="float">
            <text:p>13003688.5</text:p>
          </table:table-cell>
          <table:table-cell office:value-type="float" office:value="13082102.5" calcext:value-type="float">
            <text:p>13082102.5</text:p>
          </table:table-cell>
          <table:table-cell office:value-type="float" office:value="12324698.9" calcext:value-type="float">
            <text:p>12324698.9</text:p>
          </table:table-cell>
          <table:table-cell office:value-type="float" office:value="12845663.4" calcext:value-type="float">
            <text:p>12845663.4</text:p>
          </table:table-cell>
          <table:table-cell office:value-type="float" office:value="13235225" calcext:value-type="float">
            <text:p>13235225</text:p>
          </table:table-cell>
          <table:table-cell office:value-type="float" office:value="13501734" calcext:value-type="float">
            <text:p>13501734</text:p>
          </table:table-cell>
          <table:table-cell office:value-type="float" office:value="13615090.5" calcext:value-type="float">
            <text:p>13615090.5</text:p>
          </table:table-cell>
          <table:table-cell office:value-type="float" office:value="14091451.2" calcext:value-type="float">
            <text:p>14091451.2</text:p>
          </table:table-cell>
          <table:table-cell office:value-type="float" office:value="14854106.4" calcext:value-type="float">
            <text:p>14854106.4</text:p>
          </table:table-cell>
          <table:table-cell office:value-type="float" office:value="14984271.9" calcext:value-type="float">
            <text:p>14984271.9</text:p>
          </table:table-cell>
          <table:table-cell office:value-type="float" office:value="15410259.5" calcext:value-type="float">
            <text:p>15410259.5</text:p>
          </table:table-cell>
          <table:table-cell office:value-type="float" office:value="15898311.6" calcext:value-type="float">
            <text:p>15898311.6</text:p>
          </table:table-cell>
        </table:table-row>
        <table:table-row table:style-name="ro1">
          <table:table-cell office:value-type="string" calcext:value-type="string">
            <text:p>B1GQ,CP_MPPS,FI</text:p>
          </table:table-cell>
          <table:table-cell office:value-type="float" office:value="164802.3" calcext:value-type="float">
            <text:p>164802.3</text:p>
          </table:table-cell>
          <table:table-cell office:value-type="float" office:value="168308.5" calcext:value-type="float">
            <text:p>168308.5</text:p>
          </table:table-cell>
          <table:table-cell office:value-type="float" office:value="154212.4" calcext:value-type="float">
            <text:p>154212.4</text:p>
          </table:table-cell>
          <table:table-cell office:value-type="float" office:value="159883.6" calcext:value-type="float">
            <text:p>159883.6</text:p>
          </table:table-cell>
          <table:table-cell office:value-type="float" office:value="166331.8" calcext:value-type="float">
            <text:p>166331.8</text:p>
          </table:table-cell>
          <table:table-cell office:value-type="float" office:value="167239.6" calcext:value-type="float">
            <text:p>167239.6</text:p>
          </table:table-cell>
          <table:table-cell office:value-type="float" office:value="165788.4" calcext:value-type="float">
            <text:p>165788.4</text:p>
          </table:table-cell>
          <table:table-cell office:value-type="float" office:value="168107.8" calcext:value-type="float">
            <text:p>168107.8</text:p>
          </table:table-cell>
          <table:table-cell office:value-type="float" office:value="175126.5" calcext:value-type="float">
            <text:p>175126.5</text:p>
          </table:table-cell>
          <table:table-cell office:value-type="float" office:value="175970.7" calcext:value-type="float">
            <text:p>175970.7</text:p>
          </table:table-cell>
          <table:table-cell office:value-type="float" office:value="181773.9" calcext:value-type="float">
            <text:p>181773.9</text:p>
          </table:table-cell>
          <table:table-cell office:value-type="float" office:value="189221.5" calcext:value-type="float">
            <text:p>189221.5</text:p>
          </table:table-cell>
        </table:table-row>
        <table:table-row table:style-name="ro1">
          <table:table-cell office:value-type="string" calcext:value-type="string">
            <text:p>B1GQ,CP_MPPS,FR</text:p>
          </table:table-cell>
          <table:table-cell office:value-type="float" office:value="1798854.7" calcext:value-type="float">
            <text:p>1798854.7</text:p>
          </table:table-cell>
          <table:table-cell office:value-type="float" office:value="1785382.7" calcext:value-type="float">
            <text:p>1785382.7</text:p>
          </table:table-cell>
          <table:table-cell office:value-type="float" office:value="1706910.8" calcext:value-type="float">
            <text:p>1706910.8</text:p>
          </table:table-cell>
          <table:table-cell office:value-type="float" office:value="1786548.7" calcext:value-type="float">
            <text:p>1786548.7</text:p>
          </table:table-cell>
          <table:table-cell office:value-type="float" office:value="1845706.7" calcext:value-type="float">
            <text:p>1845706.7</text:p>
          </table:table-cell>
          <table:table-cell office:value-type="float" office:value="1869761.4" calcext:value-type="float">
            <text:p>1869761.4</text:p>
          </table:table-cell>
          <table:table-cell office:value-type="float" office:value="1916268.3" calcext:value-type="float">
            <text:p>1916268.3</text:p>
          </table:table-cell>
          <table:table-cell office:value-type="float" office:value="1962252.2" calcext:value-type="float">
            <text:p>1962252.2</text:p>
          </table:table-cell>
          <table:table-cell office:value-type="float" office:value="2043171.4" calcext:value-type="float">
            <text:p>2043171.4</text:p>
          </table:table-cell>
          <table:table-cell office:value-type="float" office:value="2045250.1" calcext:value-type="float">
            <text:p>2045250.1</text:p>
          </table:table-cell>
          <table:table-cell office:value-type="string" calcext:value-type="string">
            <text:p>2089517.2 p</text:p>
          </table:table-cell>
          <table:table-cell office:value-type="string" calcext:value-type="string">
            <text:p>2151219.6 p</text:p>
          </table:table-cell>
        </table:table-row>
        <table:table-row table:style-name="ro1">
          <table:table-cell office:value-type="string" calcext:value-type="string">
            <text:p>B1GQ,CP_MPPS,HR</text:p>
          </table:table-cell>
          <table:table-cell office:value-type="float" office:value="68769.3" calcext:value-type="float">
            <text:p>68769.3</text:p>
          </table:table-cell>
          <table:table-cell office:value-type="float" office:value="70759" calcext:value-type="float">
            <text:p>70759</text:p>
          </table:table-cell>
          <table:table-cell office:value-type="float" office:value="65480" calcext:value-type="float">
            <text:p>65480</text:p>
          </table:table-cell>
          <table:table-cell office:value-type="float" office:value="64960.1" calcext:value-type="float">
            <text:p>64960.1</text:p>
          </table:table-cell>
          <table:table-cell office:value-type="float" office:value="66990.1" calcext:value-type="float">
            <text:p>66990.1</text:p>
          </table:table-cell>
          <table:table-cell office:value-type="float" office:value="68170.4" calcext:value-type="float">
            <text:p>68170.4</text:p>
          </table:table-cell>
          <table:table-cell office:value-type="float" office:value="68057.4" calcext:value-type="float">
            <text:p>68057.4</text:p>
          </table:table-cell>
          <table:table-cell office:value-type="float" office:value="68927.1" calcext:value-type="float">
            <text:p>68927.1</text:p>
          </table:table-cell>
          <table:table-cell office:value-type="float" office:value="72688.1" calcext:value-type="float">
            <text:p>72688.1</text:p>
          </table:table-cell>
          <table:table-cell office:value-type="float" office:value="74440.5" calcext:value-type="float">
            <text:p>74440.5</text:p>
          </table:table-cell>
          <table:table-cell office:value-type="float" office:value="76746.7" calcext:value-type="float">
            <text:p>76746.7</text:p>
          </table:table-cell>
          <table:table-cell office:value-type="string" calcext:value-type="string">
            <text:p>79834.9 p</text:p>
          </table:table-cell>
        </table:table-row>
        <table:table-row table:style-name="ro1">
          <table:table-cell office:value-type="string" calcext:value-type="string">
            <text:p>B1GQ,CP_MPPS,HU</text:p>
          </table:table-cell>
          <table:table-cell office:value-type="float" office:value="157875.7" calcext:value-type="float">
            <text:p>157875.7</text:p>
          </table:table-cell>
          <table:table-cell office:value-type="float" office:value="164180.6" calcext:value-type="float">
            <text:p>164180.6</text:p>
          </table:table-cell>
          <table:table-cell office:value-type="float" office:value="157618.2" calcext:value-type="float">
            <text:p>157618.2</text:p>
          </table:table-cell>
          <table:table-cell office:value-type="float" office:value="165070.8" calcext:value-type="float">
            <text:p>165070.8</text:p>
          </table:table-cell>
          <table:table-cell office:value-type="float" office:value="172235.4" calcext:value-type="float">
            <text:p>172235.4</text:p>
          </table:table-cell>
          <table:table-cell office:value-type="float" office:value="173551.7" calcext:value-type="float">
            <text:p>173551.7</text:p>
          </table:table-cell>
          <table:table-cell office:value-type="float" office:value="178044.3" calcext:value-type="float">
            <text:p>178044.3</text:p>
          </table:table-cell>
          <table:table-cell office:value-type="float" office:value="186220.7" calcext:value-type="float">
            <text:p>186220.7</text:p>
          </table:table-cell>
          <table:table-cell office:value-type="float" office:value="197231.9" calcext:value-type="float">
            <text:p>197231.9</text:p>
          </table:table-cell>
          <table:table-cell office:value-type="float" office:value="193998.6" calcext:value-type="float">
            <text:p>193998.6</text:p>
          </table:table-cell>
          <table:table-cell office:value-type="float" office:value="201529.9" calcext:value-type="float">
            <text:p>201529.9</text:p>
          </table:table-cell>
          <table:table-cell office:value-type="float" office:value="215190.9" calcext:value-type="float">
            <text:p>215190.9</text:p>
          </table:table-cell>
        </table:table-row>
        <table:table-row table:style-name="ro1">
          <table:table-cell office:value-type="string" calcext:value-type="string">
            <text:p>B1GQ,CP_MPPS,IE</text:p>
          </table:table-cell>
          <table:table-cell office:value-type="float" office:value="169558.9" calcext:value-type="float">
            <text:p>169558.9</text:p>
          </table:table-cell>
          <table:table-cell office:value-type="float" office:value="157111.8" calcext:value-type="float">
            <text:p>157111.8</text:p>
          </table:table-cell>
          <table:table-cell office:value-type="float" office:value="143564.2" calcext:value-type="float">
            <text:p>143564.2</text:p>
          </table:table-cell>
          <table:table-cell office:value-type="float" office:value="151091.1" calcext:value-type="float">
            <text:p>151091.1</text:p>
          </table:table-cell>
          <table:table-cell office:value-type="float" office:value="154992.9" calcext:value-type="float">
            <text:p>154992.9</text:p>
          </table:table-cell>
          <table:table-cell office:value-type="float" office:value="160795.2" calcext:value-type="float">
            <text:p>160795.2</text:p>
          </table:table-cell>
          <table:table-cell office:value-type="float" office:value="162695.4" calcext:value-type="float">
            <text:p>162695.4</text:p>
          </table:table-cell>
          <table:table-cell office:value-type="float" office:value="175333.4" calcext:value-type="float">
            <text:p>175333.4</text:p>
          </table:table-cell>
          <table:table-cell office:value-type="float" office:value="243971.9" calcext:value-type="float">
            <text:p>243971.9</text:p>
          </table:table-cell>
          <table:table-cell office:value-type="float" office:value="243977.5" calcext:value-type="float">
            <text:p>243977.5</text:p>
          </table:table-cell>
          <table:table-cell office:value-type="float" office:value="263404.5" calcext:value-type="float">
            <text:p>263404.5</text:p>
          </table:table-cell>
          <table:table-cell office:value-type="float" office:value="286012.8" calcext:value-type="float">
            <text:p>286012.8</text:p>
          </table:table-cell>
        </table:table-row>
        <table:table-row table:style-name="ro1">
          <table:table-cell office:value-type="string" calcext:value-type="string">
            <text:p>B1GQ,CP_MPPS,IS</text:p>
          </table:table-cell>
          <table:table-cell office:value-type="float" office:value="10571.3" calcext:value-type="float">
            <text:p>10571.3</text:p>
          </table:table-cell>
          <table:table-cell office:value-type="float" office:value="10865.8" calcext:value-type="float">
            <text:p>10865.8</text:p>
          </table:table-cell>
          <table:table-cell office:value-type="float" office:value="10150.6" calcext:value-type="float">
            <text:p>10150.6</text:p>
          </table:table-cell>
          <table:table-cell office:value-type="float" office:value="9632.7" calcext:value-type="float">
            <text:p>9632.7</text:p>
          </table:table-cell>
          <table:table-cell office:value-type="float" office:value="9811.7" calcext:value-type="float">
            <text:p>9811.7</text:p>
          </table:table-cell>
          <table:table-cell office:value-type="float" office:value="10162.3" calcext:value-type="float">
            <text:p>10162.3</text:p>
          </table:table-cell>
          <table:table-cell office:value-type="float" office:value="10502.6" calcext:value-type="float">
            <text:p>10502.6</text:p>
          </table:table-cell>
          <table:table-cell office:value-type="float" office:value="11032.2" calcext:value-type="float">
            <text:p>11032.2</text:p>
          </table:table-cell>
          <table:table-cell office:value-type="float" office:value="12143.6" calcext:value-type="float">
            <text:p>12143.6</text:p>
          </table:table-cell>
          <table:table-cell office:value-type="float" office:value="12771.6" calcext:value-type="float">
            <text:p>12771.6</text:p>
          </table:table-cell>
          <table:table-cell office:value-type="float" office:value="13396.6" calcext:value-type="float">
            <text:p>13396.6</text:p>
          </table:table-cell>
          <table:table-cell office:value-type="float" office:value="14397.8" calcext:value-type="float">
            <text:p>14397.8</text:p>
          </table:table-cell>
        </table:table-row>
        <table:table-row table:style-name="ro1">
          <table:table-cell office:value-type="string" calcext:value-type="string">
            <text:p>B1GQ,CP_MPPS,IT</text:p>
          </table:table-cell>
          <table:table-cell office:value-type="float" office:value="1643076.1" calcext:value-type="float">
            <text:p>1643076.1</text:p>
          </table:table-cell>
          <table:table-cell office:value-type="float" office:value="1651397.7" calcext:value-type="float">
            <text:p>1651397.7</text:p>
          </table:table-cell>
          <table:table-cell office:value-type="float" office:value="1555494.5" calcext:value-type="float">
            <text:p>1555494.5</text:p>
          </table:table-cell>
          <table:table-cell office:value-type="float" office:value="1594805.1" calcext:value-type="float">
            <text:p>1594805.1</text:p>
          </table:table-cell>
          <table:table-cell office:value-type="float" office:value="1639525.3" calcext:value-type="float">
            <text:p>1639525.3</text:p>
          </table:table-cell>
          <table:table-cell office:value-type="float" office:value="1641802.9" calcext:value-type="float">
            <text:p>1641802.9</text:p>
          </table:table-cell>
          <table:table-cell office:value-type="float" office:value="1606886.2" calcext:value-type="float">
            <text:p>1606886.2</text:p>
          </table:table-cell>
          <table:table-cell office:value-type="float" office:value="1621875" calcext:value-type="float">
            <text:p>1621875</text:p>
          </table:table-cell>
          <table:table-cell office:value-type="float" office:value="1684229.4" calcext:value-type="float">
            <text:p>1684229.4</text:p>
          </table:table-cell>
          <table:table-cell office:value-type="float" office:value="1728065.6" calcext:value-type="float">
            <text:p>1728065.6</text:p>
          </table:table-cell>
          <table:table-cell office:value-type="float" office:value="1761123.7" calcext:value-type="float">
            <text:p>1761123.7</text:p>
          </table:table-cell>
          <table:table-cell office:value-type="float" office:value="1790370.2" calcext:value-type="float">
            <text:p>1790370.2</text:p>
          </table:table-cell>
        </table:table-row>
        <table:table-row table:style-name="ro1">
          <table:table-cell office:value-type="string" calcext:value-type="string">
            <text:p>B1GQ,CP_MPPS,LT</text:p>
          </table:table-cell>
          <table:table-cell office:value-type="float" office:value="50863.8" calcext:value-type="float">
            <text:p>50863.8</text:p>
          </table:table-cell>
          <table:table-cell office:value-type="float" office:value="52428.6" calcext:value-type="float">
            <text:p>52428.6</text:p>
          </table:table-cell>
          <table:table-cell office:value-type="float" office:value="43649.6" calcext:value-type="float">
            <text:p>43649.6</text:p>
          </table:table-cell>
          <table:table-cell office:value-type="string" calcext:value-type="string">
            <text:p>47498.3 b</text:p>
          </table:table-cell>
          <table:table-cell office:value-type="float" office:value="52141.6" calcext:value-type="float">
            <text:p>52141.6</text:p>
          </table:table-cell>
          <table:table-cell office:value-type="float" office:value="55650.9" calcext:value-type="float">
            <text:p>55650.9</text:p>
          </table:table-cell>
          <table:table-cell office:value-type="float" office:value="57969.7" calcext:value-type="float">
            <text:p>57969.7</text:p>
          </table:table-cell>
          <table:table-cell office:value-type="float" office:value="60860.5" calcext:value-type="float">
            <text:p>60860.5</text:p>
          </table:table-cell>
          <table:table-cell office:value-type="float" office:value="62913" calcext:value-type="float">
            <text:p>62913</text:p>
          </table:table-cell>
          <table:table-cell office:value-type="float" office:value="63298.1" calcext:value-type="float">
            <text:p>63298.1</text:p>
          </table:table-cell>
          <table:table-cell office:value-type="float" office:value="66535" calcext:value-type="float">
            <text:p>66535</text:p>
          </table:table-cell>
          <table:table-cell office:value-type="float" office:value="70060.9" calcext:value-type="float">
            <text:p>70060.9</text:p>
          </table:table-cell>
        </table:table-row>
        <table:table-row table:style-name="ro1">
          <table:table-cell office:value-type="string" calcext:value-type="string">
            <text:p>B1GQ,CP_MPPS,LU</text:p>
          </table:table-cell>
          <table:table-cell office:value-type="float" office:value="33229.2" calcext:value-type="float">
            <text:p>33229.2</text:p>
          </table:table-cell>
          <table:table-cell office:value-type="float" office:value="33477.3" calcext:value-type="float">
            <text:p>33477.3</text:p>
          </table:table-cell>
          <table:table-cell office:value-type="float" office:value="31148.6" calcext:value-type="float">
            <text:p>31148.6</text:p>
          </table:table-cell>
          <table:table-cell office:value-type="float" office:value="33215" calcext:value-type="float">
            <text:p>33215</text:p>
          </table:table-cell>
          <table:table-cell office:value-type="float" office:value="35979.5" calcext:value-type="float">
            <text:p>35979.5</text:p>
          </table:table-cell>
          <table:table-cell office:value-type="float" office:value="36765" calcext:value-type="float">
            <text:p>36765</text:p>
          </table:table-cell>
          <table:table-cell office:value-type="float" office:value="38156.3" calcext:value-type="float">
            <text:p>38156.3</text:p>
          </table:table-cell>
          <table:table-cell office:value-type="float" office:value="41539.8" calcext:value-type="float">
            <text:p>41539.8</text:p>
          </table:table-cell>
          <table:table-cell office:value-type="float" office:value="44403.9" calcext:value-type="float">
            <text:p>44403.9</text:p>
          </table:table-cell>
          <table:table-cell office:value-type="float" office:value="45800.2" calcext:value-type="float">
            <text:p>45800.2</text:p>
          </table:table-cell>
          <table:table-cell office:value-type="float" office:value="46566.7" calcext:value-type="float">
            <text:p>46566.7</text:p>
          </table:table-cell>
          <table:table-cell office:value-type="float" office:value="48783.2" calcext:value-type="float">
            <text:p>48783.2</text:p>
          </table:table-cell>
        </table:table-row>
        <table:table-row table:style-name="ro1">
          <table:table-cell office:value-type="string" calcext:value-type="string">
            <text:p>B1GQ,CP_MPPS,LV</text:p>
          </table:table-cell>
          <table:table-cell office:value-type="float" office:value="32879" calcext:value-type="float">
            <text:p>32879</text:p>
          </table:table-cell>
          <table:table-cell office:value-type="float" office:value="33493.8" calcext:value-type="float">
            <text:p>33493.8</text:p>
          </table:table-cell>
          <table:table-cell office:value-type="float" office:value="27565.9" calcext:value-type="float">
            <text:p>27565.9</text:p>
          </table:table-cell>
          <table:table-cell office:value-type="float" office:value="28231.5" calcext:value-type="float">
            <text:p>28231.5</text:p>
          </table:table-cell>
          <table:table-cell office:value-type="float" office:value="30751.2" calcext:value-type="float">
            <text:p>30751.2</text:p>
          </table:table-cell>
          <table:table-cell office:value-type="float" office:value="32734.3" calcext:value-type="float">
            <text:p>32734.3</text:p>
          </table:table-cell>
          <table:table-cell office:value-type="float" office:value="33552" calcext:value-type="float">
            <text:p>33552</text:p>
          </table:table-cell>
          <table:table-cell office:value-type="float" office:value="35043.3" calcext:value-type="float">
            <text:p>35043.3</text:p>
          </table:table-cell>
          <table:table-cell office:value-type="float" office:value="36895.4" calcext:value-type="float">
            <text:p>36895.4</text:p>
          </table:table-cell>
          <table:table-cell office:value-type="float" office:value="36888.8" calcext:value-type="float">
            <text:p>36888.8</text:p>
          </table:table-cell>
          <table:table-cell office:value-type="float" office:value="38558.6" calcext:value-type="float">
            <text:p>38558.6</text:p>
          </table:table-cell>
          <table:table-cell office:value-type="float" office:value="41350.4" calcext:value-type="float">
            <text:p>41350.4</text:p>
          </table:table-cell>
        </table:table-row>
        <table:table-row table:style-name="ro1">
          <table:table-cell office:value-type="string" calcext:value-type="string">
            <text:p>B1GQ,CP_MPPS,ME</text:p>
          </table:table-cell>
          <table:table-cell office:value-type="float" office:value="6319.3" calcext:value-type="float">
            <text:p>6319.3</text:p>
          </table:table-cell>
          <table:table-cell office:value-type="float" office:value="6736.4" calcext:value-type="float">
            <text:p>6736.4</text:p>
          </table:table-cell>
          <table:table-cell office:value-type="float" office:value="6124.6" calcext:value-type="float">
            <text:p>6124.6</text:p>
          </table:table-cell>
          <table:table-cell office:value-type="float" office:value="6463.5" calcext:value-type="float">
            <text:p>6463.5</text:p>
          </table:table-cell>
          <table:table-cell office:value-type="float" office:value="6770.4" calcext:value-type="float">
            <text:p>6770.4</text:p>
          </table:table-cell>
          <table:table-cell office:value-type="float" office:value="6502.5" calcext:value-type="float">
            <text:p>6502.5</text:p>
          </table:table-cell>
          <table:table-cell office:value-type="float" office:value="6786" calcext:value-type="float">
            <text:p>6786</text:p>
          </table:table-cell>
          <table:table-cell office:value-type="float" office:value="7045.4" calcext:value-type="float">
            <text:p>7045.4</text:p>
          </table:table-cell>
          <table:table-cell office:value-type="float" office:value="7637.2" calcext:value-type="float">
            <text:p>7637.2</text:p>
          </table:table-cell>
          <table:table-cell office:value-type="float" office:value="8088.8" calcext:value-type="float">
            <text:p>8088.8</text:p>
          </table:table-cell>
          <table:table-cell office:value-type="float" office:value="8505.8" calcext:value-type="float">
            <text:p>8505.8</text:p>
          </table:table-cell>
          <table:table-cell office:value-type="float" office:value="9119.7" calcext:value-type="float">
            <text:p>9119.7</text:p>
          </table:table-cell>
        </table:table-row>
        <table:table-row table:style-name="ro1">
          <table:table-cell office:value-type="string" calcext:value-type="string">
            <text:p>B1GQ,CP_MPPS,MK</text:p>
          </table:table-cell>
          <table:table-cell office:value-type="float" office:value="15737" calcext:value-type="float">
            <text:p>15737</text:p>
          </table:table-cell>
          <table:table-cell office:value-type="float" office:value="17019.8" calcext:value-type="float">
            <text:p>17019.8</text:p>
          </table:table-cell>
          <table:table-cell office:value-type="float" office:value="17174.6" calcext:value-type="float">
            <text:p>17174.6</text:p>
          </table:table-cell>
          <table:table-cell office:value-type="float" office:value="17865.6" calcext:value-type="float">
            <text:p>17865.6</text:p>
          </table:table-cell>
          <table:table-cell office:value-type="float" office:value="18154.8" calcext:value-type="float">
            <text:p>18154.8</text:p>
          </table:table-cell>
          <table:table-cell office:value-type="float" office:value="18560.5" calcext:value-type="float">
            <text:p>18560.5</text:p>
          </table:table-cell>
          <table:table-cell office:value-type="float" office:value="19298.2" calcext:value-type="float">
            <text:p>19298.2</text:p>
          </table:table-cell>
          <table:table-cell office:value-type="float" office:value="20474.5" calcext:value-type="float">
            <text:p>20474.5</text:p>
          </table:table-cell>
          <table:table-cell office:value-type="float" office:value="21609.3" calcext:value-type="float">
            <text:p>21609.3</text:p>
          </table:table-cell>
          <table:table-cell office:value-type="float" office:value="22424.1" calcext:value-type="float">
            <text:p>22424.1</text:p>
          </table:table-cell>
          <table:table-cell office:value-type="float" office:value="22546.2" calcext:value-type="float">
            <text:p>22546.2</text:p>
          </table:table-cell>
          <table:table-cell office:value-type="string" calcext:value-type="string">
            <text:p>24051.0 p</text:p>
          </table:table-cell>
        </table:table-row>
        <table:table-row table:style-name="ro1">
          <table:table-cell office:value-type="string" calcext:value-type="string">
            <text:p>B1GQ,CP_MPPS,MT</text:p>
          </table:table-cell>
          <table:table-cell office:value-type="float" office:value="8346.1" calcext:value-type="float">
            <text:p>8346.1</text:p>
          </table:table-cell>
          <table:table-cell office:value-type="float" office:value="8473.7" calcext:value-type="float">
            <text:p>8473.7</text:p>
          </table:table-cell>
          <table:table-cell office:value-type="float" office:value="8200" calcext:value-type="float">
            <text:p>8200</text:p>
          </table:table-cell>
          <table:table-cell office:value-type="float" office:value="8821.5" calcext:value-type="float">
            <text:p>8821.5</text:p>
          </table:table-cell>
          <table:table-cell office:value-type="float" office:value="8977.3" calcext:value-type="float">
            <text:p>8977.3</text:p>
          </table:table-cell>
          <table:table-cell office:value-type="float" office:value="9344.6" calcext:value-type="float">
            <text:p>9344.6</text:p>
          </table:table-cell>
          <table:table-cell office:value-type="float" office:value="9725.7" calcext:value-type="float">
            <text:p>9725.7</text:p>
          </table:table-cell>
          <table:table-cell office:value-type="float" office:value="10696" calcext:value-type="float">
            <text:p>10696</text:p>
          </table:table-cell>
          <table:table-cell office:value-type="float" office:value="12103.9" calcext:value-type="float">
            <text:p>12103.9</text:p>
          </table:table-cell>
          <table:table-cell office:value-type="float" office:value="12703.9" calcext:value-type="float">
            <text:p>12703.9</text:p>
          </table:table-cell>
          <table:table-cell office:value-type="float" office:value="13717.4" calcext:value-type="float">
            <text:p>13717.4</text:p>
          </table:table-cell>
          <table:table-cell office:value-type="float" office:value="14582.4" calcext:value-type="float">
            <text:p>14582.4</text:p>
          </table:table-cell>
        </table:table-row>
        <table:table-row table:style-name="ro1">
          <table:table-cell office:value-type="string" calcext:value-type="string">
            <text:p>B1GQ,CP_MPPS,NL</text:p>
          </table:table-cell>
          <table:table-cell office:value-type="float" office:value="592779.5" calcext:value-type="float">
            <text:p>592779.5</text:p>
          </table:table-cell>
          <table:table-cell office:value-type="float" office:value="603284.9" calcext:value-type="float">
            <text:p>603284.9</text:p>
          </table:table-cell>
          <table:table-cell office:value-type="float" office:value="560275.8" calcext:value-type="float">
            <text:p>560275.8</text:p>
          </table:table-cell>
          <table:table-cell office:value-type="float" office:value="572707.2" calcext:value-type="float">
            <text:p>572707.2</text:p>
          </table:table-cell>
          <table:table-cell office:value-type="float" office:value="586860.7" calcext:value-type="float">
            <text:p>586860.7</text:p>
          </table:table-cell>
          <table:table-cell office:value-type="float" office:value="598595.6" calcext:value-type="float">
            <text:p>598595.6</text:p>
          </table:table-cell>
          <table:table-cell office:value-type="float" office:value="607881.3" calcext:value-type="float">
            <text:p>607881.3</text:p>
          </table:table-cell>
          <table:table-cell office:value-type="float" office:value="612050.3" calcext:value-type="float">
            <text:p>612050.3</text:p>
          </table:table-cell>
          <table:table-cell office:value-type="float" office:value="640259.8" calcext:value-type="float">
            <text:p>640259.8</text:p>
          </table:table-cell>
          <table:table-cell office:value-type="float" office:value="636078.5" calcext:value-type="float">
            <text:p>636078.5</text:p>
          </table:table-cell>
          <table:table-cell office:value-type="float" office:value="659300.3" calcext:value-type="float">
            <text:p>659300.3</text:p>
          </table:table-cell>
          <table:table-cell office:value-type="string" calcext:value-type="string">
            <text:p>687435.8 p</text:p>
          </table:table-cell>
        </table:table-row>
        <table:table-row table:style-name="ro1">
          <table:table-cell office:value-type="string" calcext:value-type="string">
            <text:p>B1GQ,CP_MPPS,NO</text:p>
          </table:table-cell>
          <table:table-cell office:value-type="float" office:value="216907.7" calcext:value-type="float">
            <text:p>216907.7</text:p>
          </table:table-cell>
          <table:table-cell office:value-type="float" office:value="232553.7" calcext:value-type="float">
            <text:p>232553.7</text:p>
          </table:table-cell>
          <table:table-cell office:value-type="float" office:value="203359.7" calcext:value-type="float">
            <text:p>203359.7</text:p>
          </table:table-cell>
          <table:table-cell office:value-type="float" office:value="216698.8" calcext:value-type="float">
            <text:p>216698.8</text:p>
          </table:table-cell>
          <table:table-cell office:value-type="float" office:value="231967.8" calcext:value-type="float">
            <text:p>231967.8</text:p>
          </table:table-cell>
          <table:table-cell office:value-type="float" office:value="247880.3" calcext:value-type="float">
            <text:p>247880.3</text:p>
          </table:table-cell>
          <table:table-cell office:value-type="float" office:value="249871.8" calcext:value-type="float">
            <text:p>249871.8</text:p>
          </table:table-cell>
          <table:table-cell office:value-type="float" office:value="249522.5" calcext:value-type="float">
            <text:p>249522.5</text:p>
          </table:table-cell>
          <table:table-cell office:value-type="float" office:value="235418.1" calcext:value-type="float">
            <text:p>235418.1</text:p>
          </table:table-cell>
          <table:table-cell office:value-type="float" office:value="219901.5" calcext:value-type="float">
            <text:p>219901.5</text:p>
          </table:table-cell>
          <table:table-cell office:value-type="float" office:value="231066.8" calcext:value-type="float">
            <text:p>231066.8</text:p>
          </table:table-cell>
          <table:table-cell office:value-type="float" office:value="246575.3" calcext:value-type="float">
            <text:p>246575.3</text:p>
          </table:table-cell>
        </table:table-row>
        <table:table-row table:style-name="ro1">
          <table:table-cell office:value-type="string" calcext:value-type="string">
            <text:p>B1GQ,CP_MPPS,PL</text:p>
          </table:table-cell>
          <table:table-cell office:value-type="float" office:value="527540.4" calcext:value-type="float">
            <text:p>527540.4</text:p>
          </table:table-cell>
          <table:table-cell office:value-type="float" office:value="551669.5" calcext:value-type="float">
            <text:p>551669.5</text:p>
          </table:table-cell>
          <table:table-cell office:value-type="float" office:value="558438.6" calcext:value-type="float">
            <text:p>558438.6</text:p>
          </table:table-cell>
          <table:table-cell office:value-type="float" office:value="612790.9" calcext:value-type="float">
            <text:p>612790.9</text:p>
          </table:table-cell>
          <table:table-cell office:value-type="float" office:value="656187.2" calcext:value-type="float">
            <text:p>656187.2</text:p>
          </table:table-cell>
          <table:table-cell office:value-type="float" office:value="685603.1" calcext:value-type="float">
            <text:p>685603.1</text:p>
          </table:table-cell>
          <table:table-cell office:value-type="float" office:value="690781.6" calcext:value-type="float">
            <text:p>690781.6</text:p>
          </table:table-cell>
          <table:table-cell office:value-type="float" office:value="717641.2" calcext:value-type="float">
            <text:p>717641.2</text:p>
          </table:table-cell>
          <table:table-cell office:value-type="float" office:value="766537.1" calcext:value-type="float">
            <text:p>766537.1</text:p>
          </table:table-cell>
          <table:table-cell office:value-type="float" office:value="766175.7" calcext:value-type="float">
            <text:p>766175.7</text:p>
          </table:table-cell>
          <table:table-cell office:value-type="float" office:value="802597.8" calcext:value-type="float">
            <text:p>802597.8</text:p>
          </table:table-cell>
          <table:table-cell office:value-type="float" office:value="842903.9" calcext:value-type="float">
            <text:p>842903.9</text:p>
          </table:table-cell>
        </table:table-row>
        <table:table-row table:style-name="ro1">
          <table:table-cell office:value-type="string" calcext:value-type="string">
            <text:p>B1GQ,CP_MPPS,PT</text:p>
          </table:table-cell>
          <table:table-cell office:value-type="float" office:value="223427.3" calcext:value-type="float">
            <text:p>223427.3</text:p>
          </table:table-cell>
          <table:table-cell office:value-type="float" office:value="222488.8" calcext:value-type="float">
            <text:p>222488.8</text:p>
          </table:table-cell>
          <table:table-cell office:value-type="float" office:value="212705.4" calcext:value-type="float">
            <text:p>212705.4</text:p>
          </table:table-cell>
          <table:table-cell office:value-type="float" office:value="220570.2" calcext:value-type="float">
            <text:p>220570.2</text:p>
          </table:table-cell>
          <table:table-cell office:value-type="float" office:value="213219.4" calcext:value-type="float">
            <text:p>213219.4</text:p>
          </table:table-cell>
          <table:table-cell office:value-type="float" office:value="210095.3" calcext:value-type="float">
            <text:p>210095.3</text:p>
          </table:table-cell>
          <table:table-cell office:value-type="float" office:value="214608.5" calcext:value-type="float">
            <text:p>214608.5</text:p>
          </table:table-cell>
          <table:table-cell office:value-type="float" office:value="220365.5" calcext:value-type="float">
            <text:p>220365.5</text:p>
          </table:table-cell>
          <table:table-cell office:value-type="float" office:value="230907.7" calcext:value-type="float">
            <text:p>230907.7</text:p>
          </table:table-cell>
          <table:table-cell office:value-type="float" office:value="233198" calcext:value-type="float">
            <text:p>233198</text:p>
          </table:table-cell>
          <table:table-cell office:value-type="float" office:value="238395.1" calcext:value-type="float">
            <text:p>238395.1</text:p>
          </table:table-cell>
          <table:table-cell office:value-type="string" calcext:value-type="string">
            <text:p>243334.3 p</text:p>
          </table:table-cell>
        </table:table-row>
        <table:table-row table:style-name="ro1">
          <table:table-cell office:value-type="string" calcext:value-type="string">
            <text:p>B1GQ,CP_MPPS,RO</text:p>
          </table:table-cell>
          <table:table-cell office:value-type="float" office:value="235612.8" calcext:value-type="float">
            <text:p>235612.8</text:p>
          </table:table-cell>
          <table:table-cell office:value-type="float" office:value="272375.5" calcext:value-type="float">
            <text:p>272375.5</text:p>
          </table:table-cell>
          <table:table-cell office:value-type="float" office:value="257680.7" calcext:value-type="float">
            <text:p>257680.7</text:p>
          </table:table-cell>
          <table:table-cell office:value-type="float" office:value="262887.9" calcext:value-type="float">
            <text:p>262887.9</text:p>
          </table:table-cell>
          <table:table-cell office:value-type="float" office:value="272196.9" calcext:value-type="float">
            <text:p>272196.9</text:p>
          </table:table-cell>
          <table:table-cell office:value-type="float" office:value="286984.8" calcext:value-type="float">
            <text:p>286984.8</text:p>
          </table:table-cell>
          <table:table-cell office:value-type="float" office:value="290632.6" calcext:value-type="float">
            <text:p>290632.6</text:p>
          </table:table-cell>
          <table:table-cell office:value-type="float" office:value="302656.8" calcext:value-type="float">
            <text:p>302656.8</text:p>
          </table:table-cell>
          <table:table-cell office:value-type="float" office:value="322072.1" calcext:value-type="float">
            <text:p>322072.1</text:p>
          </table:table-cell>
          <table:table-cell office:value-type="float" office:value="342120.5" calcext:value-type="float">
            <text:p>342120.5</text:p>
          </table:table-cell>
          <table:table-cell office:value-type="float" office:value="368342.6" calcext:value-type="float">
            <text:p>368342.6</text:p>
          </table:table-cell>
          <table:table-cell office:value-type="float" office:value="389035.5" calcext:value-type="float">
            <text:p>389035.5</text:p>
          </table:table-cell>
        </table:table-row>
        <table:table-row table:style-name="ro1">
          <table:table-cell office:value-type="string" calcext:value-type="string">
            <text:p>B1GQ,CP_MPPS,RS</text:p>
          </table:table-cell>
          <table:table-cell office:value-type="float" office:value="68305" calcext:value-type="float">
            <text:p>68305</text:p>
          </table:table-cell>
          <table:table-cell office:value-type="float" office:value="73373.5" calcext:value-type="float">
            <text:p>73373.5</text:p>
          </table:table-cell>
          <table:table-cell office:value-type="float" office:value="69799.3" calcext:value-type="float">
            <text:p>69799.3</text:p>
          </table:table-cell>
          <table:table-cell office:value-type="float" office:value="71409" calcext:value-type="float">
            <text:p>71409</text:p>
          </table:table-cell>
          <table:table-cell office:value-type="float" office:value="75025.9" calcext:value-type="float">
            <text:p>75025.9</text:p>
          </table:table-cell>
          <table:table-cell office:value-type="float" office:value="75811.2" calcext:value-type="float">
            <text:p>75811.2</text:p>
          </table:table-cell>
          <table:table-cell office:value-type="float" office:value="76991.5" calcext:value-type="float">
            <text:p>76991.5</text:p>
          </table:table-cell>
          <table:table-cell office:value-type="float" office:value="77052.8" calcext:value-type="float">
            <text:p>77052.8</text:p>
          </table:table-cell>
          <table:table-cell office:value-type="float" office:value="79554.4" calcext:value-type="float">
            <text:p>79554.4</text:p>
          </table:table-cell>
          <table:table-cell office:value-type="float" office:value="80185.2" calcext:value-type="float">
            <text:p>80185.2</text:p>
          </table:table-cell>
          <table:table-cell office:value-type="float" office:value="81468.9" calcext:value-type="float">
            <text:p>81468.9</text:p>
          </table:table-cell>
          <table:table-cell office:value-type="float" office:value="86217.2" calcext:value-type="float">
            <text:p>86217.2</text:p>
          </table:table-cell>
        </table:table-row>
        <table:table-row table:style-name="ro1">
          <table:table-cell office:value-type="string" calcext:value-type="string">
            <text:p>B1GQ,CP_MPPS,SE</text:p>
          </table:table-cell>
          <table:table-cell office:value-type="float" office:value="306111.9" calcext:value-type="float">
            <text:p>306111.9</text:p>
          </table:table-cell>
          <table:table-cell office:value-type="float" office:value="305798.2" calcext:value-type="float">
            <text:p>305798.2</text:p>
          </table:table-cell>
          <table:table-cell office:value-type="float" office:value="283976.4" calcext:value-type="float">
            <text:p>283976.4</text:p>
          </table:table-cell>
          <table:table-cell office:value-type="float" office:value="302717" calcext:value-type="float">
            <text:p>302717</text:p>
          </table:table-cell>
          <table:table-cell office:value-type="float" office:value="317259.5" calcext:value-type="float">
            <text:p>317259.5</text:p>
          </table:table-cell>
          <table:table-cell office:value-type="float" office:value="325937.5" calcext:value-type="float">
            <text:p>325937.5</text:p>
          </table:table-cell>
          <table:table-cell office:value-type="float" office:value="325396.8" calcext:value-type="float">
            <text:p>325396.8</text:p>
          </table:table-cell>
          <table:table-cell office:value-type="float" office:value="336247.3" calcext:value-type="float">
            <text:p>336247.3</text:p>
          </table:table-cell>
          <table:table-cell office:value-type="float" office:value="360598.7" calcext:value-type="float">
            <text:p>360598.7</text:p>
          </table:table-cell>
          <table:table-cell office:value-type="float" office:value="356797.6" calcext:value-type="float">
            <text:p>356797.6</text:p>
          </table:table-cell>
          <table:table-cell office:value-type="float" office:value="368434" calcext:value-type="float">
            <text:p>368434</text:p>
          </table:table-cell>
          <table:table-cell office:value-type="float" office:value="383746.6" calcext:value-type="float">
            <text:p>383746.6</text:p>
          </table:table-cell>
        </table:table-row>
        <table:table-row table:style-name="ro1">
          <table:table-cell office:value-type="string" calcext:value-type="string">
            <text:p>B1GQ,CP_MPPS,SI</text:p>
          </table:table-cell>
          <table:table-cell office:value-type="float" office:value="45821.3" calcext:value-type="float">
            <text:p>45821.3</text:p>
          </table:table-cell>
          <table:table-cell office:value-type="float" office:value="47288.2" calcext:value-type="float">
            <text:p>47288.2</text:p>
          </table:table-cell>
          <table:table-cell office:value-type="float" office:value="42725.9" calcext:value-type="float">
            <text:p>42725.9</text:p>
          </table:table-cell>
          <table:table-cell office:value-type="float" office:value="43622.1" calcext:value-type="float">
            <text:p>43622.1</text:p>
          </table:table-cell>
          <table:table-cell office:value-type="float" office:value="44807.2" calcext:value-type="float">
            <text:p>44807.2</text:p>
          </table:table-cell>
          <table:table-cell office:value-type="float" office:value="45153.4" calcext:value-type="float">
            <text:p>45153.4</text:p>
          </table:table-cell>
          <table:table-cell office:value-type="float" office:value="45358.7" calcext:value-type="float">
            <text:p>45358.7</text:p>
          </table:table-cell>
          <table:table-cell office:value-type="float" office:value="46920.6" calcext:value-type="float">
            <text:p>46920.6</text:p>
          </table:table-cell>
          <table:table-cell office:value-type="float" office:value="49052.5" calcext:value-type="float">
            <text:p>49052.5</text:p>
          </table:table-cell>
          <table:table-cell office:value-type="float" office:value="49865.7" calcext:value-type="float">
            <text:p>49865.7</text:p>
          </table:table-cell>
          <table:table-cell office:value-type="float" office:value="52735.9" calcext:value-type="float">
            <text:p>52735.9</text:p>
          </table:table-cell>
          <table:table-cell office:value-type="float" office:value="55711.9" calcext:value-type="float">
            <text:p>55711.9</text:p>
          </table:table-cell>
        </table:table-row>
        <table:table-row table:style-name="ro1">
          <table:table-cell office:value-type="string" calcext:value-type="string">
            <text:p>B1GQ,CP_MPPS,SK</text:p>
          </table:table-cell>
          <table:table-cell office:value-type="float" office:value="93934.1" calcext:value-type="float">
            <text:p>93934.1</text:p>
          </table:table-cell>
          <table:table-cell office:value-type="float" office:value="100857" calcext:value-type="float">
            <text:p>100857</text:p>
          </table:table-cell>
          <table:table-cell office:value-type="float" office:value="94569.2" calcext:value-type="float">
            <text:p>94569.2</text:p>
          </table:table-cell>
          <table:table-cell office:value-type="float" office:value="103779.7" calcext:value-type="float">
            <text:p>103779.7</text:p>
          </table:table-cell>
          <table:table-cell office:value-type="float" office:value="106093.9" calcext:value-type="float">
            <text:p>106093.9</text:p>
          </table:table-cell>
          <table:table-cell office:value-type="float" office:value="110072.5" calcext:value-type="float">
            <text:p>110072.5</text:p>
          </table:table-cell>
          <table:table-cell office:value-type="float" office:value="111219.6" calcext:value-type="float">
            <text:p>111219.6</text:p>
          </table:table-cell>
          <table:table-cell office:value-type="float" office:value="115799.2" calcext:value-type="float">
            <text:p>115799.2</text:p>
          </table:table-cell>
          <table:table-cell office:value-type="float" office:value="121950.5" calcext:value-type="float">
            <text:p>121950.5</text:p>
          </table:table-cell>
          <table:table-cell office:value-type="float" office:value="121788.1" calcext:value-type="float">
            <text:p>121788.1</text:p>
          </table:table-cell>
          <table:table-cell office:value-type="float" office:value="123839" calcext:value-type="float">
            <text:p>123839</text:p>
          </table:table-cell>
          <table:table-cell office:value-type="float" office:value="130150.5" calcext:value-type="float">
            <text:p>130150.5</text:p>
          </table:table-cell>
        </table:table-row>
        <table:table-row table:style-name="ro1">
          <table:table-cell office:value-type="string" calcext:value-type="string">
            <text:p>B1GQ,CP_MPPS,TR</text:p>
          </table:table-cell>
          <table:table-cell office:value-type="float" office:value="851732" calcext:value-type="float">
            <text:p>851732</text:p>
          </table:table-cell>
          <table:table-cell office:value-type="float" office:value="893367.8" calcext:value-type="float">
            <text:p>893367.8</text:p>
          </table:table-cell>
          <table:table-cell office:value-type="float" office:value="840200.7" calcext:value-type="float">
            <text:p>840200.7</text:p>
          </table:table-cell>
          <table:table-cell office:value-type="float" office:value="964532.2" calcext:value-type="float">
            <text:p>964532.2</text:p>
          </table:table-cell>
          <table:table-cell office:value-type="float" office:value="1088873.8" calcext:value-type="float">
            <text:p>1088873.8</text:p>
          </table:table-cell>
          <table:table-cell office:value-type="float" office:value="1163202.6" calcext:value-type="float">
            <text:p>1163202.6</text:p>
          </table:table-cell>
          <table:table-cell office:value-type="float" office:value="1242141.4" calcext:value-type="float">
            <text:p>1242141.4</text:p>
          </table:table-cell>
          <table:table-cell office:value-type="float" office:value="1364441.8" calcext:value-type="float">
            <text:p>1364441.8</text:p>
          </table:table-cell>
          <table:table-cell office:value-type="float" office:value="1512043.5" calcext:value-type="float">
            <text:p>1512043.5</text:p>
          </table:table-cell>
          <table:table-cell office:value-type="float" office:value="1518597.8" calcext:value-type="float">
            <text:p>1518597.8</text:p>
          </table:table-cell>
          <table:table-cell office:value-type="float" office:value="1598640.2" calcext:value-type="float">
            <text:p>1598640.2</text:p>
          </table:table-cell>
          <table:table-cell office:value-type="float" office:value="1636503.7" calcext:value-type="float">
            <text:p>1636503.7</text:p>
          </table:table-cell>
        </table:table-row>
        <table:table-row table:style-name="ro1">
          <table:table-cell office:value-type="string" calcext:value-type="string">
            <text:p>B1GQ,CP_MPPS,UK</text:p>
          </table:table-cell>
          <table:table-cell office:value-type="float" office:value="1799577.1" calcext:value-type="float">
            <text:p>1799577.1</text:p>
          </table:table-cell>
          <table:table-cell office:value-type="float" office:value="1790589.9" calcext:value-type="float">
            <text:p>1790589.9</text:p>
          </table:table-cell>
          <table:table-cell office:value-type="float" office:value="1657864" calcext:value-type="float">
            <text:p>1657864</text:p>
          </table:table-cell>
          <table:table-cell office:value-type="float" office:value="1745592.8" calcext:value-type="float">
            <text:p>1745592.8</text:p>
          </table:table-cell>
          <table:table-cell office:value-type="float" office:value="1773525.5" calcext:value-type="float">
            <text:p>1773525.5</text:p>
          </table:table-cell>
          <table:table-cell office:value-type="float" office:value="1844416.2" calcext:value-type="float">
            <text:p>1844416.2</text:p>
          </table:table-cell>
          <table:table-cell office:value-type="float" office:value="1883032" calcext:value-type="float">
            <text:p>1883032</text:p>
          </table:table-cell>
          <table:table-cell office:value-type="float" office:value="1965090" calcext:value-type="float">
            <text:p>1965090</text:p>
          </table:table-cell>
          <table:table-cell office:value-type="float" office:value="2080279" calcext:value-type="float">
            <text:p>2080279</text:p>
          </table:table-cell>
          <table:table-cell office:value-type="float" office:value="2077985.4" calcext:value-type="float">
            <text:p>2077985.4</text:p>
          </table:table-cell>
          <table:table-cell office:value-type="float" office:value="2116699.8" calcext:value-type="float">
            <text:p>2116699.8</text:p>
          </table:table-cell>
          <table:table-cell office:value-type="float" office:value="2164943.2" calcext:value-type="float">
            <text:p>2164943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99" meta:object-count="0"/>
    <meta:generator>Trio_Office/6.2.8.2$Windows_x86 LibreOffice_project/</meta:generator>
  </office:meta>
</office:document-meta>
</file>